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4/content.xml" manifest:media-type="text/xml"/>
  <manifest:file-entry manifest:full-path="Object 94/styles.xml" manifest:media-type="text/xml"/>
  <manifest:file-entry manifest:full-path="Object 94/meta.xml" manifest:media-type="text/xml"/>
  <manifest:file-entry manifest:full-path="Object 94/" manifest:media-type="application/vnd.oasis.opendocument.chart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2.6354in"/>
    </style:style>
    <style:style style:name="Таблица1.B" style:family="table-column">
      <style:table-column-properties style:column-width="1.4583in"/>
    </style:style>
    <style:style style:name="Таблица1.C" style:family="table-column">
      <style:table-column-properties style:column-width="2.6042in"/>
    </style:style>
    <style:style style:name="Таблица1.A1" style:family="table-cell">
      <style:table-cell-properties fo:padding="0.0382in" fo:border="none"/>
    </style:style>
    <style:style style:name="Table1" style:family="table">
      <style:table-properties style:width="6.4826in" table:align="margins"/>
    </style:style>
    <style:style style:name="Table1.A" style:family="table-column">
      <style:table-column-properties style:column-width="1.2965in" style:rel-column-width="13107*"/>
    </style:style>
    <style:style style:name="Table1.D" style:family="table-column">
      <style:table-column-properties style:column-width="1.4201in" style:rel-column-width="14356*"/>
    </style:style>
    <style:style style:name="Table1.E" style:family="table-column">
      <style:table-column-properties style:column-width="1.1729in" style:rel-column-width="118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826in" table:align="margins"/>
    </style:style>
    <style:style style:name="Table5.A" style:family="table-column">
      <style:table-column-properties style:column-width="1.5597in" style:rel-column-width="15767*"/>
    </style:style>
    <style:style style:name="Table5.B" style:family="table-column">
      <style:table-column-properties style:column-width="2.7618in" style:rel-column-width="27919*"/>
    </style:style>
    <style:style style:name="Table5.C" style:family="table-column">
      <style:table-column-properties style:column-width="2.1611in" style:rel-column-width="2184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24in" fo:margin-left="-0.0097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1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/>
    </style:style>
    <style:style style:name="Table4.A" style:family="table-column">
      <style:table-column-properties style:column-width="1.2965in"/>
    </style:style>
    <style:style style:name="Table4.E" style:family="table-column">
      <style:table-column-properties style:column-width="1.3139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17in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4826in" table:align="margins"/>
    </style:style>
    <style:style style:name="Таблица2.A" style:family="table-column">
      <style:table-column-properties style:column-width="1.2597in" style:rel-column-width="12734*"/>
    </style:style>
    <style:style style:name="Таблица2.B" style:family="table-column">
      <style:table-column-properties style:column-width="0.7097in" style:rel-column-width="7174*"/>
    </style:style>
    <style:style style:name="Таблица2.C" style:family="table-column">
      <style:table-column-properties style:column-width="0.5875in" style:rel-column-width="5939*"/>
    </style:style>
    <style:style style:name="Таблица2.D" style:family="table-column">
      <style:table-column-properties style:column-width="0.634in" style:rel-column-width="6409*"/>
    </style:style>
    <style:style style:name="Таблица2.E" style:family="table-column">
      <style:table-column-properties style:column-width="0.625in" style:rel-column-width="6318*"/>
    </style:style>
    <style:style style:name="Таблица2.F" style:family="table-column">
      <style:table-column-properties style:column-width="0.9472in" style:rel-column-width="9575*"/>
    </style:style>
    <style:style style:name="Таблица2.G" style:family="table-column">
      <style:table-column-properties style:column-width="1.7201in" style:rel-column-width="17386*"/>
    </style:style>
    <style:style style:name="Таблица2.1" style:family="table-row">
      <style:table-row-properties style:min-row-height="0.236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4826in" table:align="margins"/>
    </style:style>
    <style:style style:name="Таблица3.A" style:family="table-column">
      <style:table-column-properties style:column-width="3.241in" style:rel-column-width="32767*"/>
    </style:style>
    <style:style style:name="Таблица3.B" style:family="table-column">
      <style:table-column-properties style:column-width="3.2417in" style:rel-column-width="32768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4826in" table:align="margins"/>
    </style:style>
    <style:style style:name="Таблица5.A" style:family="table-column">
      <style:table-column-properties style:column-width="3.241in" style:rel-column-width="32767*"/>
    </style:style>
    <style:style style:name="Таблица5.B" style:family="table-column">
      <style:table-column-properties style:column-width="3.2417in" style:rel-column-width="32768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826in" table:align="margins"/>
    </style:style>
    <style:style style:name="Table6.A" style:family="table-column">
      <style:table-column-properties style:column-width="1.25in" style:rel-column-width="12636*"/>
    </style:style>
    <style:style style:name="Table6.B" style:family="table-column">
      <style:table-column-properties style:column-width="0.9104in" style:rel-column-width="9203*"/>
    </style:style>
    <style:style style:name="Table6.C" style:family="table-column">
      <style:table-column-properties style:column-width="1.0806in" style:rel-column-width="10923*"/>
    </style:style>
    <style:style style:name="Table6.F" style:family="table-column">
      <style:table-column-properties style:column-width="1.0806in" style:rel-column-width="1092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40eed5" style:font-size-asian="14pt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paragraph-rsid="0040eed5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40eed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7deb12" officeooo:paragraph-rsid="007deb1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7deb12" officeooo:paragraph-rsid="007f66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b16" officeooo:paragraph-rsid="007deb1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c2f9" officeooo:paragraph-rsid="007f666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paragraph-rsid="0040eed5" style:font-size-asian="18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40eed5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40eed5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7deb12" officeooo:paragraph-rsid="007deb12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40eed5" style:font-size-asian="16pt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officeooo:paragraph-rsid="0040eed5" style:font-size-asian="16pt" style:font-size-complex="16pt" style:font-weight-complex="bold"/>
    </style:style>
    <style:style style:name="P15" style:family="paragraph" style:parent-style-name="Standard">
      <style:text-properties style:font-name="Times New Roman1"/>
    </style:style>
    <style:style style:name="P16" style:family="paragraph" style:parent-style-name="Standard">
      <style:paragraph-properties fo:line-height="150%"/>
      <style:text-properties style:font-name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1"/>
    </style:style>
    <style:style style:name="P18" style:family="paragraph" style:parent-style-name="Standard">
      <style:paragraph-properties fo:text-align="center" style:justify-single-word="false"/>
      <style:text-properties style:font-name="Times New Roman1" officeooo:rsid="00a1f88e" officeooo:paragraph-rsid="00a1f88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end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10.5pt" fo:font-style="normal" fo:font-weight="normal" officeooo:paragraph-rsid="009a94e3" style:font-size-asian="10.5pt" style:font-style-asian="normal" style:font-weight-asian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40eed5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7deb12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7deb12" officeooo:paragraph-rsid="007deb12" style:font-size-asian="14pt" style:font-size-complex="14pt"/>
    </style:style>
    <style:style style:name="P28" style:family="paragraph" style:parent-style-name="Table_20_Contents">
      <style:text-properties style:font-name="Times New Roman1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officeooo:paragraph-rsid="009c8547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officeooo:paragraph-rsid="009e975e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officeooo:paragraph-rsid="00a0065a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officeooo:paragraph-rsid="00a1f88e"/>
    </style:style>
    <style:style style:name="P34" style:family="paragraph" style:parent-style-name="Table_20_Contents">
      <style:text-properties style:font-name="Times New Roman1" officeooo:rsid="009757a7" officeooo:paragraph-rsid="009757a7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officeooo:rsid="009757a7" officeooo:paragraph-rsid="009757a7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1" officeooo:rsid="009757a7" officeooo:paragraph-rsid="009757a7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officeooo:rsid="009e975e" officeooo:paragraph-rsid="009e975e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officeooo:rsid="009e975e" officeooo:paragraph-rsid="00a1f88e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1" officeooo:rsid="009e975e" officeooo:paragraph-rsid="009e975e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officeooo:rsid="009a54b3" officeooo:paragraph-rsid="009a54b3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officeooo:rsid="009a54b3" officeooo:paragraph-rsid="009a94e3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1" officeooo:rsid="009a94e3" officeooo:paragraph-rsid="009a94e3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officeooo:rsid="009d1ca4" officeooo:paragraph-rsid="009d1ca4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1" officeooo:rsid="009d1ca4" officeooo:paragraph-rsid="009d1ca4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officeooo:rsid="009e6370" officeooo:paragraph-rsid="009e6370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1" officeooo:rsid="009e6370" officeooo:paragraph-rsid="009e6370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officeooo:rsid="00a0065a" officeooo:paragraph-rsid="00a0065a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officeooo:rsid="00a0065a" officeooo:paragraph-rsid="00a3c12a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officeooo:rsid="00a1f88e" officeooo:paragraph-rsid="00a1f88e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1" officeooo:rsid="00a1f88e" officeooo:paragraph-rsid="00a1f88e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9e975e" officeooo:paragraph-rsid="009e975e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a3c12a" officeooo:paragraph-rsid="00a3c12a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officeooo:rsid="00a3c12a" officeooo:paragraph-rsid="00a3c12a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1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Times New Roman1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Times New Roman1"/>
    </style:style>
    <style:style style:name="P5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4pt" officeooo:rsid="001fb02e" officeooo:paragraph-rsid="001fb02e" style:font-size-asian="14pt" style:font-size-complex="14pt"/>
    </style:style>
    <style:style style:name="P58" style:family="paragraph" style:parent-style-name="Standard"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1" fo:font-weight="normal" officeooo:paragraph-rsid="009757a7" style:font-weight-asian="normal" style:font-weight-complex="normal"/>
    </style:style>
    <style:style style:name="P59" style:family="paragraph" style:parent-style-name="Standard">
      <style:paragraph-properties fo:margin-left="3.6252in" fo:margin-right="0in" fo:text-indent="0in" style:auto-text-indent="false"/>
      <style:text-properties fo:font-size="16pt" officeooo:paragraph-rsid="0040eed5" style:font-size-asian="16pt" style:font-size-complex="16pt" style:font-weight-complex="bold"/>
    </style:style>
    <style:style style:name="P60" style:family="paragraph" style:parent-style-name="Text_20_body">
      <style:text-properties style:font-name="Times New Roman1"/>
    </style:style>
    <style:style style:name="P61" style:family="paragraph" style:parent-style-name="Text_20_body">
      <style:paragraph-properties fo:text-align="end" style:justify-single-word="false"/>
      <style:text-properties style:font-name="Times New Roman1" fo:language="ru" fo:country="RU"/>
    </style:style>
    <style:style style:name="P62" style:family="paragraph" style:parent-style-name="Text_20_body">
      <style:paragraph-properties fo:line-height="150%"/>
      <style:text-properties style:font-name="Times New Roman1" fo:language="ru" fo:country="RU"/>
    </style:style>
    <style:style style:name="P63" style:family="paragraph" style:parent-style-name="Text_20_body">
      <style:paragraph-properties fo:text-align="end" style:justify-single-word="false"/>
      <style:text-properties style:font-name="Times New Roman1"/>
    </style:style>
    <style:style style:name="P64" style:family="paragraph" style:parent-style-name="Text_20_body">
      <style:paragraph-properties fo:line-height="150%"/>
      <style:text-properties style:font-name="Times New Roman1"/>
    </style:style>
    <style:style style:name="P65" style:family="paragraph" style:parent-style-name="Text_20_body">
      <style:paragraph-properties fo:line-height="150%" fo:text-align="end" style:justify-single-word="false"/>
      <style:text-properties style:font-name="Times New Roman1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1"/>
    </style:style>
    <style:style style:name="P67" style:family="paragraph" style:parent-style-name="Text_20_body">
      <style:text-properties style:font-name="Times New Roman1" officeooo:paragraph-rsid="00a8da43"/>
    </style:style>
    <style:style style:name="P68" style:family="paragraph" style:parent-style-name="Text_20_body">
      <style:paragraph-properties fo:line-height="150%" fo:text-align="center" style:justify-single-word="false"/>
      <style:text-properties style:font-name="Times New Roman1" fo:font-weight="bold" style:font-weight-asian="bold" style:font-weight-complex="bold"/>
    </style:style>
    <style:style style:name="P69" style:family="paragraph" style:parent-style-name="Text_20_body">
      <style:paragraph-properties fo:line-height="150%"/>
    </style:style>
    <style:style style:name="P70" style:family="paragraph" style:parent-style-name="Text_20_body">
      <style:paragraph-properties fo:line-height="150%" fo:text-align="justify" style:justify-single-word="false"/>
    </style:style>
    <style:style style:name="P71" style:family="paragraph" style:parent-style-name="Frame_20_contents">
      <style:paragraph-properties fo:text-align="center" style:justify-single-word="false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1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74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1"/>
    </style:style>
    <style:style style:name="P75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</style:style>
    <style:style style:name="P76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page"/>
    </style:style>
    <style:style style:name="P77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indent="0.5in" style:auto-text-indent="false" style:page-number="auto"/>
      <style:text-properties style:font-name="Times New Roman1"/>
    </style:style>
    <style:style style:name="P78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Times New Roman1"/>
    </style:style>
    <style:style style:name="P79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>
        <style:tab-stops/>
      </style:paragraph-properties>
      <style:text-properties style:font-name="Times New Roman1"/>
    </style:style>
    <style:style style:name="P80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indent="0.5in" style:auto-text-indent="false" style:page-number="auto">
        <style:tab-stops>
          <style:tab-stop style:position="0in"/>
        </style:tab-stops>
      </style:paragraph-properties>
      <style:text-properties style:font-name="Times New Roman1"/>
    </style:style>
    <style:style style:name="P81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indent="0.5in" style:auto-text-indent="false" style:page-number="auto"/>
      <style:text-properties style:font-name="Times New Roman1" fo:background-color="#ffffff"/>
    </style:style>
    <style:style style:name="P82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Times New Roman1" fo:background-color="#ffffff"/>
    </style:style>
    <style:style style:name="P83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>
        <style:tab-stops>
          <style:tab-stop style:position="0.0598in"/>
        </style:tab-stops>
      </style:paragraph-properties>
      <style:text-properties style:font-name="Times New Roman1" fo:background-color="#ffffff"/>
    </style:style>
    <style:style style:name="P84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</style:style>
    <style:style style:name="P85" style:family="paragraph" style:parent-style-name="Standard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>
        <style:tab-stops>
          <style:tab-stop style:position="0in"/>
        </style:tab-stops>
      </style:paragraph-properties>
      <style:text-properties style:font-name="Times New Roman1" fo:font-weight="normal" officeooo:paragraph-rsid="009757a7" style:font-weight-asian="normal" style:font-weight-complex="normal"/>
    </style:style>
    <style:style style:name="P86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Times New Roman1"/>
    </style:style>
    <style:style style:name="P87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>
        <style:tab-stops>
          <style:tab-stop style:position="0.25in"/>
        </style:tab-stops>
      </style:paragraph-properties>
      <style:text-properties style:font-name="Times New Roman1"/>
    </style:style>
    <style:style style:name="P88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>
        <style:tab-stops>
          <style:tab-stop style:position="0.0598in"/>
        </style:tab-stops>
      </style:paragraph-properties>
      <style:text-properties style:font-name="Times New Roman1" fo:background-color="#ffffff"/>
    </style:style>
    <style:style style:name="P89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Times New Roman1" fo:font-weight="normal" style:font-weight-asian="normal" style:font-weight-complex="normal"/>
    </style:style>
    <style:style style:name="P90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>
        <style:tab-stops>
          <style:tab-stop style:position="0.25in"/>
        </style:tab-stops>
      </style:paragraph-properties>
      <style:text-properties style:font-name="Times New Roman1" fo:language="ru" fo:country="RU"/>
    </style:style>
    <style:style style:name="P91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Times New Roman1" fo:language="ru" fo:country="RU" officeooo:paragraph-rsid="00afbdab"/>
    </style:style>
    <style:style style:name="P92" style:family="paragraph" style:parent-style-name="Standard">
      <style:paragraph-properties fo:margin-left="0in" fo:margin-right="0in" fo:margin-top="0in" fo:margin-bottom="0.0972in" style:contextual-spacing="false" fo:line-height="150%" fo:text-align="end" style:justify-single-word="false" fo:text-indent="0.5in" style:auto-text-indent="false">
        <style:tab-stops>
          <style:tab-stop style:position="0in"/>
        </style:tab-stops>
      </style:paragraph-properties>
      <style:text-properties style:font-name="Times New Roman1" fo:font-weight="normal" officeooo:rsid="00a70bec" officeooo:paragraph-rsid="00a70bec" style:font-weight-asian="normal" style:font-weight-complex="normal"/>
    </style:style>
    <style:style style:name="P93" style:family="paragraph" style:parent-style-name="Contents_20_2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95" style:family="paragraph" style:parent-style-name="Standard" style:list-style-name="L5">
      <style:paragraph-properties fo:line-height="150%" fo:text-align="justify" style:justify-single-word="false"/>
    </style:style>
    <style:style style:name="P96" style:family="paragraph" style:parent-style-name="Standard" style:list-style-name="L7">
      <style:paragraph-properties fo:line-height="150%" fo:text-align="justify" style:justify-single-word="false"/>
    </style:style>
    <style:style style:name="P97" style:family="paragraph" style:parent-style-name="Standard" style:list-style-name="L6">
      <style:paragraph-properties fo:line-height="150%" fo:text-align="end" style:justify-single-word="false"/>
    </style:style>
    <style:style style:name="P98" style:family="paragraph" style:parent-style-name="Standard" style:list-style-name="L8">
      <style:paragraph-properties fo:line-height="150%"/>
    </style:style>
    <style:style style:name="P99" style:family="paragraph" style:parent-style-name="Standard" style:list-style-name="L6">
      <style:paragraph-properties fo:line-height="150%" fo:text-align="justify" style:justify-single-word="false"/>
      <style:text-properties fo:language="ru" fo:country="RU"/>
    </style:style>
    <style:style style:name="P100" style:family="paragraph" style:parent-style-name="Standard">
      <style:text-properties style:font-name="Liberation Serif"/>
    </style:style>
    <style:style style:name="P101" style:family="paragraph" style:parent-style-name="Standard">
      <style:text-properties style:font-name="Liberation Serif" fo:font-size="12pt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4pt" officeooo:paragraph-rsid="00b0c077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fo:font-size="14pt" officeooo:paragraph-rsid="00b0c077" style:font-size-asian="14pt" style:font-size-complex="14pt"/>
    </style:style>
    <style:style style:name="P104" style:family="paragraph" style:parent-style-name="Standard" style:master-page-name="First_20_Page">
      <style:paragraph-properties fo:text-align="center" style:justify-single-word="false" style:page-number="1"/>
      <style:text-properties fo:font-size="14pt" officeooo:paragraph-rsid="00b0c077" style:font-size-asian="14pt" style:font-size-complex="14pt"/>
    </style:style>
    <style:style style:name="P105" style:family="paragraph" style:parent-style-name="Table_20_Contents">
      <style:text-properties style:font-name="Liberation Serif" fo:font-size="11pt" style:font-size-asian="11pt" style:font-size-complex="11pt"/>
    </style:style>
    <style:style style:name="P106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107" style:family="paragraph" style:parent-style-name="Heading_20_1">
      <style:paragraph-properties fo:line-height="150%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style:font-name="Times New Roman1"/>
    </style:style>
    <style:style style:name="P110" style:family="paragraph" style:parent-style-name="Heading_20_1">
      <style:paragraph-properties fo:line-height="150%" fo:break-before="page"/>
    </style:style>
    <style:style style:name="P111" style:family="paragraph" style:parent-style-name="Heading_20_1">
      <style:paragraph-properties fo:break-before="page"/>
      <style:text-properties style:text-position="0% 100%" style:font-name="Times New Roman1" fo:font-weight="bold" officeooo:rsid="009757a7" officeooo:paragraph-rsid="009757a7" style:font-weight-asian="bold" style:font-weight-complex="bold" style:text-overline-style="none" style:text-overline-color="font-color"/>
    </style:style>
    <style:style style:name="P112" style:family="paragraph" style:parent-style-name="Heading_20_1">
      <style:paragraph-properties fo:break-before="page"/>
      <style:text-properties officeooo:rsid="00a8da43" officeooo:paragraph-rsid="00a8da43"/>
    </style:style>
    <style:style style:name="P113" style:family="paragraph" style:parent-style-name="Heading_20_2">
      <style:text-properties style:font-name="Times New Roman1"/>
    </style:style>
    <style:style style:name="P114" style:family="paragraph" style:parent-style-name="Heading_20_2">
      <style:paragraph-properties fo:line-height="150%"/>
      <style:text-properties style:font-name="Times New Roman1"/>
    </style:style>
    <style:style style:name="P115" style:family="paragraph">
      <style:paragraph-properties fo:text-align="center"/>
    </style:style>
    <style:style style:name="P116" style:family="paragraph">
      <style:text-properties style:font-name="Liberation Sans" fo:font-size="10pt" style:font-size-asian="10pt" style:font-size-complex="10pt"/>
    </style:style>
    <style:style style:name="P117" style:family="paragraph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18" style:family="paragraph">
      <style:text-properties style:font-name="Liberation San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04c3" style:font-weight-asian="bold" style:font-weight-complex="bold"/>
    </style:style>
    <style:style style:name="T3" style:family="text">
      <style:text-properties fo:font-weight="bold" officeooo:rsid="0010bf11" style:font-weight-asian="bold"/>
    </style:style>
    <style:style style:name="T4" style:family="text">
      <style:text-properties officeooo:rsid="0007eb16"/>
    </style:style>
    <style:style style:name="T5" style:family="text">
      <style:text-properties officeooo:rsid="0008cc6d"/>
    </style:style>
    <style:style style:name="T6" style:family="text">
      <style:text-properties officeooo:rsid="000f04c3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officeooo:rsid="004fc2f9" style:font-weight-asian="bold"/>
    </style:style>
    <style:style style:name="T9" style:family="text">
      <style:text-properties fo:language="ru" fo:country="RU" officeooo:rsid="007f666d"/>
    </style:style>
    <style:style style:name="T10" style:family="text">
      <style:text-properties fo:language="ru" fo:country="RU" officeooo:rsid="007f666d" style:font-weight-complex="bold"/>
    </style:style>
    <style:style style:name="T11" style:family="text">
      <style:text-properties fo:language="ru" fo:country="RU" officeooo:rsid="0094f585"/>
    </style:style>
    <style:style style:name="T12" style:family="text">
      <style:text-properties fo:language="ru" fo:country="RU" officeooo:rsid="004d87df"/>
    </style:style>
    <style:style style:name="T13" style:family="text">
      <style:text-properties style:font-name="Times New Roman1" fo:font-weight="normal" style:font-weight-asian="normal" style:font-weight-complex="normal"/>
    </style:style>
    <style:style style:name="T14" style:family="text">
      <style:text-properties officeooo:rsid="007deb12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officeooo:rsid="004fc2f9"/>
    </style:style>
    <style:style style:name="T17" style:family="text">
      <style:text-properties style:font-name="Times New Roman" fo:language="ru" fo:country="RU" officeooo:rsid="004fc2f9" style:font-weight-complex="bold"/>
    </style:style>
    <style:style style:name="T18" style:family="text">
      <style:text-properties officeooo:rsid="00803f07"/>
    </style:style>
    <style:style style:name="T19" style:family="text">
      <style:text-properties style:text-position="super 58%" fo:language="ru" fo:country="RU"/>
    </style:style>
    <style:style style:name="T20" style:family="text">
      <style:text-properties officeooo:rsid="0091c2f7"/>
    </style:style>
    <style:style style:name="T21" style:family="text">
      <style:text-properties officeooo:rsid="00923e34"/>
    </style:style>
    <style:style style:name="T22" style:family="text">
      <style:text-properties officeooo:rsid="00934f1e"/>
    </style:style>
    <style:style style:name="T23" style:family="text">
      <style:text-properties officeooo:rsid="0094f585"/>
    </style:style>
    <style:style style:name="T24" style:family="text">
      <style:text-properties officeooo:rsid="009558f4"/>
    </style:style>
    <style:style style:name="T25" style:family="text">
      <style:text-properties officeooo:rsid="009757a7"/>
    </style:style>
    <style:style style:name="T26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7" style:family="text">
      <style:text-properties officeooo:rsid="00a0065a"/>
    </style:style>
    <style:style style:name="T28" style:family="text">
      <style:text-properties officeooo:rsid="00a3c12a"/>
    </style:style>
    <style:style style:name="T29" style:family="text">
      <style:text-properties officeooo:rsid="00a5b335"/>
    </style:style>
    <style:style style:name="T30" style:family="text">
      <style:text-properties officeooo:rsid="00a7062a"/>
    </style:style>
    <style:style style:name="T31" style:family="text">
      <style:text-properties officeooo:rsid="00a8da4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34" style:family="text">
      <style:text-properties fo:font-size="10.5pt" fo:font-style="normal" fo:font-weight="normal" style:font-size-asian="10.5pt" style:font-style-asian="normal" style:font-weight-asian="normal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officeooo:rsid="004d87df"/>
    </style:style>
    <style:style style:name="T37" style:family="text">
      <style:text-properties style:font-name="Liberation Sans" fo:font-size="10pt" style:font-size-asian="10pt" style:font-size-complex="10pt"/>
    </style:style>
    <style:style style:name="T3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Liberation Sans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Министерство образования Нижегородской области</text:p>
      <text:p text:style-name="P103">Государственное бюджетное <text:s/><text:span text:style-name="T36">профессиональное</text:span><text:span text:style-name="T12"> </text:span>образовательное учреждение</text:p>
      <text:p text:style-name="P102">«Нижегородский радиотехнический колледж»</text:p>
      <text:p text:style-name="P11"/>
      <text:p text:style-name="P11"/>
      <text:p text:style-name="P11"/>
      <text:p text:style-name="P11"/>
      <text:p text:style-name="P11"/>
      <text:p text:style-name="P12">Дисциплина <text:span text:style-name="T16">«</text:span><text:span text:style-name="T15">Экономика организации</text:span><text:span text:style-name="T17">»</text:span></text:p>
      <text:p text:style-name="P11"/>
      <text:p text:style-name="P11"/>
      <text:p text:style-name="P9"><text:span text:style-name="T1">КУРСОВ</text:span><text:span text:style-name="T3">АЯ РАБОТА</text:span></text:p>
      <text:p text:style-name="P8"><text:span text:style-name="T7">Тема «</text:span><text:span text:style-name="T9">Расчет основных финансово-экономических показателей бизнес-плана</text:span><text:span text:style-name="T10">»</text:span></text:p>
      <text:p text:style-name="P8"/>
      <text:p text:style-name="P6">Вариант №24</text:p>
      <text:p text:style-name="P5"/>
      <text:p text:style-name="P7">Специальность 09.02.04 Информационные системы (по отраслям)</text:p>
      <text:p text:style-name="P11"/>
      <text:p text:style-name="P10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<text:span text:style-name="T14">Работу в</text:span>ыполнил </text:p>
            <text:p text:style-name="P25">студент группы <text:span text:style-name="T14">3Ис-13-2с</text:span></text:p>
            <text:p text:style-name="P27">Старостьянц А.М.</text:p>
            <text:p text:style-name="P26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7">Работу проверил</text:p>
            <text:p text:style-name="P27">преподаватель</text:p>
            <text:p text:style-name="P27">Ксенофонтова Т.Г.</text:p>
          </table:table-cell>
        </table:table-row>
      </table:table>
      <text:p text:style-name="P14"/>
      <text:p text:style-name="P59"/>
      <text:p text:style-name="P13"/>
      <text:p text:style-name="P13"/>
      <text:p text:style-name="P13"/>
      <text:p text:style-name="P2">201<text:span text:style-name="T4">5 </text:span>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94"><text:a xlink:type="simple" xlink:href="#__RefHeading__1606_851087701" text:style-name="Index_20_Link" text:visited-style-name="Index_20_Link">ЗАДАНИЕ НА КУРСОВУЮ РАБОТУ<text:tab/>3</text:a></text:p>
          <text:p text:style-name="P94"><text:a xlink:type="simple" xlink:href="#__RefHeading__753_1503328234" text:style-name="Index_20_Link" text:visited-style-name="Index_20_Link">ВВЕДЕНИЕ<text:tab/>6</text:a></text:p>
          <text:p text:style-name="P94"><text:a xlink:type="simple" xlink:href="#__RefHeading__869_1503328234" text:style-name="Index_20_Link" text:visited-style-name="Index_20_Link">1. РЕЖИМ РАБОТЫ<text:tab/>7</text:a></text:p>
          <text:p text:style-name="P94"><text:a xlink:type="simple" xlink:href="#__RefHeading__876_1503328234" text:style-name="Index_20_Link" text:visited-style-name="Index_20_Link">2. РАСЧЕТ КОЛИЧЕСТВА ОБОРУДОВАНИЯ И РАБОЧИХ МЕСТ<text:tab/>8</text:a></text:p>
          <text:p text:style-name="P93"><text:a xlink:type="simple" xlink:href="#__RefHeading__1137_1503328234" text:style-name="Index_20_Link" text:visited-style-name="Index_20_Link">2.1 Расчет расчетного количества оборудования<text:tab/>8</text:a></text:p>
          <text:p text:style-name="P93"><text:a xlink:type="simple" xlink:href="#__RefHeading__1139_1503328234" text:style-name="Index_20_Link" text:visited-style-name="Index_20_Link">2.2 Расчет принятого количества оборудования<text:tab/>8</text:a></text:p>
          <text:p text:style-name="P93"><text:a xlink:type="simple" xlink:href="#__RefHeading__1141_1503328234" text:style-name="Index_20_Link" text:visited-style-name="Index_20_Link">2.3 Расчет процента загрузки<text:tab/>8</text:a></text:p>
          <text:p text:style-name="P93"><text:a xlink:type="simple" xlink:href="#__RefHeading__1143_1503328234" text:style-name="Index_20_Link" text:visited-style-name="Index_20_Link">2.4 Расчет производственной мощности<text:tab/>9</text:a></text:p>
          <text:p text:style-name="P94"><text:a xlink:type="simple" xlink:href="#__RefHeading__1145_1503328234" text:style-name="Index_20_Link" text:visited-style-name="Index_20_Link">3. РАСЧЕТ ЗАРАБОТНОЙ ПЛАТЫ<text:tab/>10</text:a></text:p>
          <text:p text:style-name="P93"><text:a xlink:type="simple" xlink:href="#__RefHeading__1147_1503328234" text:style-name="Index_20_Link" text:visited-style-name="Index_20_Link">3.1 Расчет заработной платы рабочих-повременщиков<text:tab/>10</text:a></text:p>
          <text:p text:style-name="P93"><text:a xlink:type="simple" xlink:href="#__RefHeading__1149_1503328234" text:style-name="Index_20_Link" text:visited-style-name="Index_20_Link">3.2 Расчет заработной платы рабочих-сдельщиков<text:tab/>10</text:a></text:p>
          <text:p text:style-name="P94"><text:a xlink:type="simple" xlink:href="#__RefHeading__1040_928131005" text:style-name="Index_20_Link" text:visited-style-name="Index_20_Link">4. РАСЧЕТ НАЛОГОВ ОТ ФОНДА ЗАРАБОТНОЙ ПЛАТЫ<text:tab/>11</text:a></text:p>
          <text:p text:style-name="P94"><text:a xlink:type="simple" xlink:href="#__RefHeading__1042_928131005" text:style-name="Index_20_Link" text:visited-style-name="Index_20_Link">5. РАСЧЕТ СТОИМОСТИ ПОТРЕБЛЕННОЙ ЭЛЕКТРОЭНЕРГИИ<text:tab/>11</text:a></text:p>
          <text:p text:style-name="P94"><text:a xlink:type="simple" xlink:href="#__RefHeading__1044_928131005" text:style-name="Index_20_Link" text:visited-style-name="Index_20_Link">6. РАСЧЕТ СТОИМОСТИ АРЕНДЫ<text:tab/>11</text:a></text:p>
          <text:p text:style-name="P94"><text:a xlink:type="simple" xlink:href="#__RefHeading__1046_928131005" text:style-name="Index_20_Link" text:visited-style-name="Index_20_Link">7. РАСЧЕТ СУММЫ ПРОЦЕНТОВ, ВЫПЛАЧИВАЕМЫХ ЗА КРЕДИТ БАНКУ<text:tab/>12</text:a></text:p>
          <text:p text:style-name="P94"><text:a xlink:type="simple" xlink:href="#__RefHeading___Toc902_1023796751" text:style-name="Index_20_Link" text:visited-style-name="Index_20_Link">8. РАСЧЕТ АМОРТИЗАЦИИ<text:tab/>13</text:a></text:p>
          <text:p text:style-name="P94"><text:a xlink:type="simple" xlink:href="#__RefHeading___Toc904_1023796751" text:style-name="Index_20_Link" text:visited-style-name="Index_20_Link">9. РАСЧЕТ СЕБЕСТОИМОСТИ<text:tab/>15</text:a></text:p>
          <text:p text:style-name="P94"><text:a xlink:type="simple" xlink:href="#__RefHeading__1331_1461350614" text:style-name="Index_20_Link" text:visited-style-name="Index_20_Link">10. РАСЧЕТ ЦЕНЫ<text:tab/>16</text:a></text:p>
          <text:p text:style-name="P94"><text:a xlink:type="simple" xlink:href="#__RefHeading__1333_1461350614" text:style-name="Index_20_Link" text:visited-style-name="Index_20_Link">11. РАСЧЕТ НДС<text:tab/>16</text:a></text:p>
          <text:p text:style-name="P94"><text:a xlink:type="simple" xlink:href="#__RefHeading__1335_1461350614" text:style-name="Index_20_Link" text:visited-style-name="Index_20_Link">12. РАСЧЕТ ПРИБЫЛИ И РЕНТАБЕЛЬНОСТИ<text:tab/>17</text:a></text:p>
          <text:p text:style-name="P94"><text:a xlink:type="simple" xlink:href="#__RefHeading__1337_1461350614" text:style-name="Index_20_Link" text:visited-style-name="Index_20_Link">13. ОПРЕДЕЛЕНИЕ ТОЧКИ БЕЗУБЫТОЧНОСТИ<text:tab/>18</text:a></text:p>
          <text:p text:style-name="P93"><text:a xlink:type="simple" xlink:href="#__RefHeading__1339_1461350614" text:style-name="Index_20_Link" text:visited-style-name="Index_20_Link">Определение показателей метода<text:tab/>18</text:a></text:p>
          <text:p text:style-name="P94"><text:a xlink:type="simple" xlink:href="#__RefHeading__1989_1018206720" text:style-name="Index_20_Link" text:visited-style-name="Index_20_Link">15. РАСЧЕТ ПОКАЗАТЕЛЕЙ ЭФФЕКТИВНОСТИ ОСНОВНЫХ ФОНДОВ<text:tab/>20</text:a></text:p>
          <text:p text:style-name="P94"><text:a xlink:type="simple" xlink:href="#__RefHeading__1991_1018206720" text:style-name="Index_20_Link" text:visited-style-name="Index_20_Link">16. ФИНАНСОВЫЙ ПЛАН<text:tab/>21</text:a></text:p>
          <text:p text:style-name="P94"><text:a xlink:type="simple" xlink:href="#__RefHeading__32465_1461350614" text:style-name="Index_20_Link" text:visited-style-name="Index_20_Link">ЗАКЛЮЧЕНИЕ<text:tab/>22</text:a></text:p>
          <text:p text:style-name="P94"><text:a xlink:type="simple" xlink:href="#__RefHeading__1993_1018206720" text:style-name="Index_20_Link" text:visited-style-name="Index_20_Link">СПИСОК ИСПОЛЬЗОВАННОЙ ЛИТЕРАТУРЫ<text:tab/>23</text:a></text:p>
        </text:index-body>
      </text:table-of-content>
      <text:p text:style-name="P57"/>
      <text:h text:style-name="P106" text:outline-level="1"/>
      <text:h text:style-name="P106" text:outline-level="1"/>
      <text:h text:style-name="P109" text:outline-level="1"><text:bookmark-start text:name="__RefHeading__1606_851087701"/>ЗАДАНИЕ НА КУРСОВУЮ РАБОТУ<text:bookmark-end text:name="__RefHeading__1606_851087701"/></text:h>
      <text:p text:style-name="P68">ВАРИАНТ № 24</text:p>
      <text:p text:style-name="P64">Дата выдачи задания: <text:span text:style-name="T7">«11» ноября 2015 г.</text:span></text:p>
      <text:p text:style-name="P62">Срок сдачи курсовой работы: «17» ноября 2015 г.</text:p>
      <text:p text:style-name="P75">Предприниматель принял решение о создании производственной фирмы по изготовлению предохранителей, защищающих ПК от электрического перенапряжения.</text:p>
      <text:p text:style-name="P73">Часть средств, необходимых для создания фирмы, у него были собственные, за другой частью он был вынужден обратиться в банк. Банк, прежде чем выдать кредит, потребовал у предпринимателя обоснованный бизнес-план фирмы.</text:p>
      <text:p text:style-name="P73">Целью бизнес-плана являлось:</text:p>
      <text:list xml:id="list7836577129601359267" text:style-name="L5">
        <text:list-item>
          <text:p text:style-name="P95">обоснование рентабельности фирмы;</text:p>
        </text:list-item>
        <text:list-item>
          <text:p text:style-name="P95">получение прибыли достаточной для погашения заемных средств и накопления чистой прибыли для дальнейшего увеличения фондов потребления и развития производства.</text:p>
        </text:list-item>
      </text:list>
      <text:list xml:id="list6791927888053625921" text:style-name="L6">
        <text:list-header>
          <text:p text:style-name="P99">1. Кредит нужен для закупки оборудования, материалов и первоначального запаса материалов.</text:p>
          <text:p text:style-name="P97">Таблица 1. Оборудование</text:p>
        </text:list-header>
      </text:list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56">Наименование оборудования</text:p>
          </table:table-cell>
          <table:table-cell table:style-name="Table1.A1" office:value-type="string">
            <text:p text:style-name="P56">Стоимость оборудования, руб.</text:p>
          </table:table-cell>
          <table:table-cell table:style-name="Table1.A1" office:value-type="string">
            <text:p text:style-name="P56">Нормативный срок службы оборудования (Тн), лет</text:p>
          </table:table-cell>
          <table:table-cell table:style-name="Table1.A1" office:value-type="string">
            <text:p text:style-name="P56">Транспортировка оборудования, руб.</text:p>
          </table:table-cell>
          <table:table-cell table:style-name="Table1.E1" office:value-type="string">
            <text:p text:style-name="P56">Монтаж и наладка оборудования, руб</text:p>
          </table:table-cell>
        </table:table-row>
        <table:table-row>
          <table:table-cell table:style-name="Table1.A2" office:value-type="string">
            <text:p text:style-name="P54">Оборудование 1</text:p>
          </table:table-cell>
          <table:table-cell table:style-name="Table1.A2" office:value-type="string">
            <text:p text:style-name="P54">12000</text:p>
          </table:table-cell>
          <table:table-cell table:style-name="Table1.A2" office:value-type="string">
            <text:p text:style-name="P54">5</text:p>
          </table:table-cell>
          <table:table-cell table:style-name="Table1.A2" office:value-type="string">
            <text:p text:style-name="P54">4300</text:p>
          </table:table-cell>
          <table:table-cell table:style-name="Table1.E2" office:value-type="string">
            <text:p text:style-name="P54">5400</text:p>
          </table:table-cell>
        </table:table-row>
        <table:table-row>
          <table:table-cell table:style-name="Table1.A2" office:value-type="string">
            <text:p text:style-name="P54">Оборудование 2</text:p>
          </table:table-cell>
          <table:table-cell table:style-name="Table1.A2" office:value-type="string">
            <text:p text:style-name="P54">107000</text:p>
          </table:table-cell>
          <table:table-cell table:style-name="Table1.A2" office:value-type="string">
            <text:p text:style-name="P54">4</text:p>
          </table:table-cell>
          <table:table-cell table:style-name="Table1.A2" office:value-type="string">
            <text:p text:style-name="P54">4300</text:p>
          </table:table-cell>
          <table:table-cell table:style-name="Table1.E2" office:value-type="string">
            <text:p text:style-name="P54">5400</text:p>
          </table:table-cell>
        </table:table-row>
        <table:table-row>
          <table:table-cell table:style-name="Table1.A2" office:value-type="string">
            <text:p text:style-name="P54">Оборудование 3</text:p>
          </table:table-cell>
          <table:table-cell table:style-name="Table1.A2" office:value-type="string">
            <text:p text:style-name="P54">138000</text:p>
          </table:table-cell>
          <table:table-cell table:style-name="Table1.A2" office:value-type="string">
            <text:p text:style-name="P54">5</text:p>
          </table:table-cell>
          <table:table-cell table:style-name="Table1.A2" office:value-type="string">
            <text:p text:style-name="P54">4300</text:p>
          </table:table-cell>
          <table:table-cell table:style-name="Table1.E2" office:value-type="string">
            <text:p text:style-name="P54">5400</text:p>
          </table:table-cell>
        </table:table-row>
        <table:table-row>
          <table:table-cell table:style-name="Table1.A2" office:value-type="string">
            <text:p text:style-name="P54">Оборудование 4</text:p>
          </table:table-cell>
          <table:table-cell table:style-name="Table1.A2" office:value-type="string">
            <text:p text:style-name="P54">87000</text:p>
          </table:table-cell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4">4300</text:p>
          </table:table-cell>
          <table:table-cell table:style-name="Table1.E2" office:value-type="string">
            <text:p text:style-name="P54">5400</text:p>
          </table:table-cell>
        </table:table-row>
      </table:table>
      <text:p text:style-name="P20"/>
      <text:p text:style-name="P75">Первоначальный запас материалов — 150000 руб.</text:p>
      <text:p text:style-name="P73">Банк предложил следующие условия кредитования:</text:p>
      <text:p text:style-name="P73">Ставка по кредиту 38%. Срок кредитования — 12 месяцев. Проценты по кредиту погашаются каждый месяц, часть кредита — 21200 руб. должна быть погашена в 3 квартале 2015 г., оставшаяся часть погашается в 4 квартале 2015 г.</text:p>
      <text:p text:style-name="P73">2. Прогноз продаж в месяц:</text:p>
      <text:p text:style-name="P91">Планируется изготавливать 6000 предохранителей в месяц, цена единицы изделия <text:soft-page-break/>устанавливается с учетом рентабельности на уровне 23%.</text:p>
      <text:p text:style-name="P91">3. Стоимость исходных материалов (с учетом НДС):</text:p>
      <text:p text:style-name="P21">Таблица 2. Материалы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6">Наименование материала</text:p>
          </table:table-cell>
          <table:table-cell table:style-name="Table5.A1" office:value-type="string">
            <text:p text:style-name="P56">Расход материала на единицу изделия, усл.ед./1 изд.</text:p>
          </table:table-cell>
          <table:table-cell table:style-name="Table5.C1" office:value-type="string">
            <text:p text:style-name="P56">Цена материала, руб./ 1 усл.ед.</text:p>
          </table:table-cell>
        </table:table-row>
        <table:table-row>
          <table:table-cell table:style-name="Table5.A2" office:value-type="string">
            <text:p text:style-name="P55">М 1</text:p>
          </table:table-cell>
          <table:table-cell table:style-name="Table5.A2" office:value-type="string">
            <text:p text:style-name="P55">0,2</text:p>
          </table:table-cell>
          <table:table-cell table:style-name="Table5.C2" office:value-type="string">
            <text:p text:style-name="P55">200</text:p>
          </table:table-cell>
        </table:table-row>
        <table:table-row>
          <table:table-cell table:style-name="Table5.A2" office:value-type="string">
            <text:p text:style-name="P55">М 2</text:p>
          </table:table-cell>
          <table:table-cell table:style-name="Table5.A2" office:value-type="string">
            <text:p text:style-name="P55">1</text:p>
          </table:table-cell>
          <table:table-cell table:style-name="Table5.C2" office:value-type="string">
            <text:p text:style-name="P55">125</text:p>
          </table:table-cell>
        </table:table-row>
        <table:table-row>
          <table:table-cell table:style-name="Table5.A2" office:value-type="string">
            <text:p text:style-name="P55">М 3</text:p>
          </table:table-cell>
          <table:table-cell table:style-name="Table5.A2" office:value-type="string">
            <text:p text:style-name="P55">0,9</text:p>
          </table:table-cell>
          <table:table-cell table:style-name="Table5.C2" office:value-type="string">
            <text:p text:style-name="P55">320</text:p>
          </table:table-cell>
        </table:table-row>
        <table:table-row>
          <table:table-cell table:style-name="Table5.A2" office:value-type="string">
            <text:p text:style-name="P55">М 4</text:p>
          </table:table-cell>
          <table:table-cell table:style-name="Table5.A2" office:value-type="string">
            <text:p text:style-name="P55">0,8</text:p>
          </table:table-cell>
          <table:table-cell table:style-name="Table5.C2" office:value-type="string">
            <text:p text:style-name="P55">400</text:p>
          </table:table-cell>
        </table:table-row>
      </table:table>
      <text:p text:style-name="P66"/>
      <text:p text:style-name="P75">4. Режим работы планируется следующий:</text:p>
      <text:p text:style-name="P90">22 рабочих дня в месяц, фирма работает в 1 смену продолжительностью 8 часов, в течение смены перерыв составляет 25 минут. Процент невыхода на работу равен 12%.</text:p>
      <text:p text:style-name="P90">5. Производственный процесс изготовления 1 предохранителя включает следующие операции:</text:p>
      <text:p text:style-name="P90">tшт1 = 2,2 мин,</text:p>
      <text:p text:style-name="P90">tшт2 = 4,2 мин,</text:p>
      <text:p text:style-name="P90">tшт3 = 4 мин,</text:p>
      <text:p text:style-name="P90">tшт4 = 8,1 мин.</text:p>
      <text:p text:style-name="P90">6. Известно, что каждая единица оборудования обслуживается 1 рабочим. Численность вспомогательных рабочих равна 12% от количества основных рабочих.</text:p>
      <text:p text:style-name="P90">Основные рабочие, занятые на 1 и 3 операциях — повременщики.</text:p>
      <text:p text:style-name="P90">Основные рабочие, занятые на 2 и 4 операциях — сдельшики.</text:p>
      <text:p text:style-name="P75">7. Рабочие-повременщики, занятые на 1-й операции имеют 4 разряд, на 3-й операции — 3 разряд.</text:p>
      <text:p text:style-name="P90">Дифференциация ставок между повременной и сдельной оплатой труда равна 11%.</text:p>
      <text:p text:style-name="P90">На 2-й операции требуются рабочие сдельщики 6 разряда, на 4-й операции — 5 разряда.</text:p>
      <text:p text:style-name="P90">Часовая тарифная ставка 1 разряда рассчитывается исходя минимальной ставки оплаты труда рабочего-повременщика (значение МРОТ на данный период).</text:p>
      <text:p text:style-name="P90"><text:soft-page-break/>Заработная плата вспомогательных рабочих установлена в размере МРОТ руб.</text:p>
      <text:p text:style-name="P90">Заработная плата директора составляет 20000 руб.</text:p>
      <text:p text:style-name="P87"><text:span text:style-name="T7">8. Предприниматель решил арендовать помещение под производственных цех и склад на следующих условиях: 440 руб./м</text:span><text:span text:style-name="T19">2</text:span><text:span text:style-name="T7"> в месяц, общая площадь аренды равна 260 м</text:span><text:span text:style-name="T19">2</text:span><text:span text:style-name="T7">.</text:span></text:p>
      <text:p text:style-name="P90">9. Расходы на рекламу составляют 10880 руб. в месяц.</text:p>
      <text:p text:style-name="P90">Рассчитать себестоимость изделия, чистую прибыль (ставка налога на прибыль на данный период), составить финансовый план (движение денежных потоков за период освоения производства и возврат кредита).</text:p>
      <text:h text:style-name="P108" text:outline-level="1"><text:bookmark-start text:name="__RefHeading__753_1503328234"/>ВВЕДЕНИЕ<text:bookmark-end text:name="__RefHeading__753_1503328234"/></text:h>
      <text:p text:style-name="P78">В современных условиях важнейшим инструментом планирования является бизнес-план. Традиционно он выступал инструментом малого к среднего бизнеса, нуждавшеюся во внешней помощи для реализации проектов, которые в одиночку было трудно осилить.</text:p>
      <text:p text:style-name="P86">Бизнес-план (БП) — это план развития бизнеса на предстоящий период, в котором сформулированы цели, стратегии, направления хозяйственной деятельности, в котором определены ценовая политика, емкость я структура рынка и т.д. Структура и содержание БП строго регламентированы. При подготовке БП должны быть соблюдены следующие условия: 1. БП должен быть профессиональным. По содержанию, внешнему виду судят о компетенции предпринимателя, разработавшего этот БП. Этот документ должен быть простым, понятным и доступным для пользования. 2. БП должен быть разделен на разделы. Первый раздел - цели и задачи предпринимательского дела. БП должен быть составлен таким образом, чтобы любой инвестор мог легко отыскать в плане интересующие его разделы. 3.Следует заручиться объективной оценкой БП. Ни один потенциальный инвестор не должен обнаружить какой-либо ошибки в БП. Оптимальным по структуре и содержанию считается БП, включающий 7 разделов. </text:p>
      <text:p text:style-name="P86">Бизнес-план позволяет решить основную проблему: целесообразно или нет вкладывать денежные средства в какое-либо предприятие. Любое коммерческое предприятие необходимо начинать с бизнес-плана. Он необходим различным структурам: организациям, частным лицам, кредиторам, дающим деньги на реализацию проекта, партнерам, банкам, инвесторам, органам управления, сотрудникам, желающим знать задачи и перспективы развития предприятия и самим составителям предприятия для анализа возможности реализации своих идей. </text:p>
      <text:h text:style-name="P106" text:outline-level="1"/>
      <text:h text:style-name="P108" text:outline-level="1"><text:bookmark-start text:name="__RefHeading__869_1503328234"/>1. РЕЖИМ РАБОТЫ<text:bookmark-end text:name="__RefHeading__869_1503328234"/></text:h>
      <text:p text:style-name="P83">Эффективный фонд рабочего времени (плановый эффективный фонд рабочего времени) - расчетная величина рабочего времени, которая может быть использована на эффективное осуществление трудовых операций предприятия. </text:p>
      <text:p text:style-name="P88">Для определения величины планового эффективного фонда рабочего времени за основу берется календарный фонд времени. Значение календарного времени уменьшается на количество выходных дней в году (если режим работы предприятия их предполагает), в результате чего получается значение табельного (номинального, нормативного) фонда рабочего времени. Но и данный фонд рабочего времени не может быть использован полностью для выполнения трудовых операций. Полученное значение фонда рабочего времени должно быть уменьшено на продолжительность отпусков, невыходов по болезни, время исполнения гособязанностей и т.д. И лишь полученное уменьшенное на указанные цели значение времени может быть запланировано как возможное для выполнения трудовых операций.</text:p>
      <text:p text:style-name="P63">Таблица 3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1. Календарный фонд времени, КФВ (дни)</text:p>
          </table:table-cell>
          <table:table-cell table:style-name="Table2.B1" office:value-type="string">
            <text:p text:style-name="P28">31</text:p>
          </table:table-cell>
        </table:table-row>
        <table:table-row>
          <table:table-cell table:style-name="Table2.A2" office:value-type="string">
            <text:p text:style-name="P28">2. Нерабочих дней (дни)</text:p>
          </table:table-cell>
          <table:table-cell table:style-name="Table2.B2" office:value-type="string">
            <text:p text:style-name="P28">9</text:p>
          </table:table-cell>
        </table:table-row>
        <table:table-row>
          <table:table-cell table:style-name="Table2.A2" office:value-type="string">
            <text:p text:style-name="P28">3. Номинальный фонд времени, НФВ (дни)</text:p>
          </table:table-cell>
          <table:table-cell table:style-name="Table2.B2" office:value-type="string">
            <text:p text:style-name="P28">22</text:p>
          </table:table-cell>
        </table:table-row>
        <table:table-row>
          <table:table-cell table:style-name="Table2.A2" office:value-type="string">
            <text:p text:style-name="P28">4. Неявки на работу (дни)</text:p>
          </table:table-cell>
          <table:table-cell table:style-name="Table2.B2" office:value-type="string">
            <text:p text:style-name="P28">2,64</text:p>
          </table:table-cell>
        </table:table-row>
        <table:table-row>
          <table:table-cell table:style-name="Table2.A2" office:value-type="string">
            <text:p text:style-name="P28">5. Рабочих дней (дни)</text:p>
          </table:table-cell>
          <table:table-cell table:style-name="Table2.B2" office:value-type="string">
            <text:p text:style-name="P28">19,36</text:p>
          </table:table-cell>
        </table:table-row>
        <table:table-row>
          <table:table-cell table:style-name="Table2.A2" office:value-type="string">
            <text:p text:style-name="P28">6. Потери рабочего времени (часы)</text:p>
          </table:table-cell>
          <table:table-cell table:style-name="Table2.B2" office:value-type="string">
            <text:p text:style-name="P28">0,41</text:p>
          </table:table-cell>
        </table:table-row>
        <table:table-row>
          <table:table-cell table:style-name="Table2.A2" office:value-type="string">
            <text:p text:style-name="P28">7. Нормированная продолжительность (часы)</text:p>
          </table:table-cell>
          <table:table-cell table:style-name="Table2.B2" office:value-type="string">
            <text:p text:style-name="P28">8</text:p>
          </table:table-cell>
        </table:table-row>
        <table:table-row>
          <table:table-cell table:style-name="Table2.A2" office:value-type="string">
            <text:p text:style-name="P28">8. Средняя продолжительность (часы)</text:p>
          </table:table-cell>
          <table:table-cell table:style-name="Table2.B2" office:value-type="string">
            <text:p text:style-name="P28">7,59</text:p>
          </table:table-cell>
        </table:table-row>
        <table:table-row>
          <table:table-cell table:style-name="Table2.A2" office:value-type="string">
            <text:p text:style-name="P28">9. Эффективный фонд времени, Фэфф (часы)</text:p>
          </table:table-cell>
          <table:table-cell table:style-name="Table2.B2" office:value-type="string">
            <text:p text:style-name="P28">146,94</text:p>
          </table:table-cell>
        </table:table-row>
      </table:table>
      <text:p text:style-name="P60"/>
      <text:p text:style-name="P60"><draw:frame draw:style-name="fr3" draw:name="Object3" text:anchor-type="as-char" svg:y="-0.152in" svg:width="2.9807in" svg:height="0.1992in" draw:z-index="70"><draw:object xlink:href="./Object 3" xlink:type="simple" xlink:show="embed" xlink:actuate="onLoad"/><draw:image xlink:href="./ObjectReplacements/Object 3" xlink:type="simple" xlink:show="embed" xlink:actuate="onLoad"/></draw:frame></text:p>
      <text:p text:style-name="P60"><draw:frame draw:style-name="fr3" draw:name="Object2" text:anchor-type="as-char" svg:y="-0.152in" svg:width="4.3728in" svg:height="0.199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8"><draw:frame draw:style-name="fr3" draw:name="Object1" text:anchor-type="as-char" svg:y="-0.152in" svg:width="6.048in" svg:height="0.1992in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06" text:outline-level="1"/>
      <text:h text:style-name="P108" text:outline-level="1"><text:bookmark-start text:name="__RefHeading__876_1503328234"/>2. РАСЧЕТ КОЛИЧЕСТВА ОБОРУДОВАНИЯ И РАБОЧИХ МЕСТ<text:bookmark-end text:name="__RefHeading__876_1503328234"/></text:h>
      <text:p text:style-name="P74">Производственная мощность (ПМ) - максимально возможный выпуск продукции за единицу времени при полном использовании производственного оборудования и производственных площадей. ПМ - измеряется в тех же единицах , в которых планируется производство продукции в натуральном измерении. </text:p>
      <text:p text:style-name="P72">ПМ устанавливается по оборудованию, являющемуся основным в технологическом и экономическом отношении. Для того чтобы предприятие смогло выполнить план производства нужно установить требуемое количество оборудования на каждой операции.</text:p>
      <text:h text:style-name="P113" text:outline-level="2"><text:bookmark-start text:name="__RefHeading__1137_1503328234"/>2.1 Расчет расчетного количества оборудования<text:bookmark-end text:name="__RefHeading__1137_1503328234"/></text:h>
      <text:p text:style-name="P60"><draw:frame draw:style-name="fr3" draw:name="Object4" text:anchor-type="as-char" svg:y="-0.2693in" svg:width="3.1252in" svg:height="0.4429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60"><draw:frame draw:style-name="fr3" draw:name="Object5" text:anchor-type="as-char" svg:y="-0.2693in" svg:width="3.1256in" svg:height="0.4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0"><draw:frame draw:style-name="fr3" draw:name="Object7" text:anchor-type="as-char" svg:y="-0.2693in" svg:width="3.1252in" svg:height="0.4429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0"><draw:frame draw:style-name="fr3" draw:name="Object8" text:anchor-type="as-char" svg:y="-0.2693in" svg:width="3.1272in" svg:height="0.44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113" text:outline-level="2"><text:bookmark-start text:name="__RefHeading__1139_1503328234"/>2.2 Расчет принятого количества оборудования<text:bookmark-end text:name="__RefHeading__1139_1503328234"/></text:h>
      <text:p text:style-name="P60"><draw:frame draw:style-name="fr3" draw:name="Object9" text:anchor-type="as-char" svg:y="-0.1484in" svg:width="1.8165in" svg:height="0.209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0"><draw:frame draw:style-name="fr3" draw:name="Object10" text:anchor-type="as-char" svg:y="-0.1484in" svg:width="1.8189in" svg:height="0.2098in" draw:z-index="7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0"><draw:frame draw:style-name="fr3" draw:name="Object11" text:anchor-type="as-char" svg:y="-0.1484in" svg:width="1.8209in" svg:height="0.2098in" draw:z-index="7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0"><draw:frame draw:style-name="fr3" draw:name="Object12" text:anchor-type="as-char" svg:y="-0.1484in" svg:width="1.828in" svg:height="0.2098in" draw:z-index="7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Heading_20_2" text:outline-level="2"><text:bookmark-start text:name="__RefHeading__1141_1503328234"/>2.3 Расчет процента загрузки<text:bookmark-end text:name="__RefHeading__1141_1503328234"/></text:h>
      <text:p text:style-name="P60"><draw:frame draw:style-name="fr3" draw:name="Object13" text:anchor-type="as-char" svg:y="-0.2693in" svg:width="2.4256in" svg:height="0.4429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60"><draw:frame draw:style-name="fr3" draw:name="Object14" text:anchor-type="as-char" svg:y="-0.2693in" svg:width="2.4307in" svg:height="0.4429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0"><draw:frame draw:style-name="fr3" draw:name="Object15" text:anchor-type="as-char" svg:y="-0.2693in" svg:width="2.5563in" svg:height="0.442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0"><text:soft-page-break/><draw:frame draw:style-name="fr3" draw:name="Object16" text:anchor-type="as-char" svg:y="-0.2693in" svg:width="2.561in" svg:height="0.442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h text:style-name="P113" text:outline-level="2"><text:bookmark-start text:name="__RefHeading__1143_1503328234"/>2.4 Расчет производственной мощности<text:bookmark-end text:name="__RefHeading__1143_1503328234"/></text:h>
      <text:p text:style-name="P60"><draw:frame draw:style-name="fr3" draw:name="Object17" text:anchor-type="as-char" svg:y="-0.2693in" svg:width="4.7563in" svg:height="0.4429in" draw:z-index="11"><draw:object xlink:href="./Object 17" xlink:type="simple" xlink:show="embed" xlink:actuate="onLoad"/><draw:image xlink:href="./ObjectReplacements/Object 17" xlink:type="simple" xlink:show="embed" xlink:actuate="onLoad"/></draw:frame></text:p>
      <text:h text:style-name="P106" text:outline-level="1"/>
      <text:h text:style-name="P110" text:outline-level="1"><text:bookmark-start text:name="__RefHeading__1145_1503328234"/>3. РАСЧЕТ ЗАРАБОТНОЙ ПЛАТЫ<text:bookmark-end text:name="__RefHeading__1145_1503328234"/></text:h>
      <text:p text:style-name="P74">Заработная плата (ЗП) - вознаграждение за труд которое получает каждый работник.</text:p>
      <text:p text:style-name="P72">Наибольшее распространение на предприятиях различных форм собственности получили две формы оплаты труда:</text:p>
      <text:list xml:id="list4029906543811234421" text:style-name="L7">
        <text:list-item>
          <text:p text:style-name="P96">сдельная - оплата за каждую единицу продукции или выполненный объем работ;</text:p>
        </text:list-item>
        <text:list-item>
          <text:p text:style-name="P96">повременная - оплата за отработанное время, но не календарное, а нормативное которое предусматривается тарифной системой</text:p>
        </text:list-item>
      </text:list>
      <text:p text:style-name="P64">Тарифная ставка I-го разряда: <draw:frame draw:style-name="fr3" draw:name="Object20" text:anchor-type="as-char" svg:y="-0.2437in" svg:width="1.7925in" svg:height="0.3929in" draw:z-index="74"><draw:object xlink:href="./Object 20" xlink:type="simple" xlink:show="embed" xlink:actuate="onLoad"/><draw:image xlink:href="./ObjectReplacements/Object 20" xlink:type="simple" xlink:show="embed" xlink:actuate="onLoad"/></draw:frame></text:p>
      <text:p text:style-name="P60">Количество вспомогательных рабочих: <draw:frame draw:style-name="fr3" draw:name="Object24" text:anchor-type="as-char" svg:y="-0.1598in" svg:width="2.3654in" svg:height="0.2307in" draw:z-index="75"><draw:object xlink:href="./Object 24" xlink:type="simple" xlink:show="embed" xlink:actuate="onLoad"/><draw:image xlink:href="./ObjectReplacements/Object 24" xlink:type="simple" xlink:show="embed" xlink:actuate="onLoad"/></draw:frame></text:p>
      <text:h text:style-name="P113" text:outline-level="2"><text:bookmark-start text:name="__RefHeading__1147_1503328234"/>3.1 Расчет заработной платы рабочих-повременщиков<text:bookmark-end text:name="__RefHeading__1147_1503328234"/></text:h>
      <text:p text:style-name="P60"><draw:frame draw:style-name="fr3" draw:name="Object18" text:anchor-type="as-char" svg:y="-0.1484in" svg:width="4.3398in" svg:height="0.2098in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0"><draw:frame draw:style-name="fr3" draw:name="Object19" text:anchor-type="as-char" svg:y="-0.1484in" svg:width="4.4689in" svg:height="0.2098in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P113" text:outline-level="2"><text:bookmark-start text:name="__RefHeading__1149_1503328234"/>3.2 Расчет заработной платы рабочих-сдельщиков<text:bookmark-end text:name="__RefHeading__1149_1503328234"/></text:h>
      <text:p text:style-name="P60"><draw:frame draw:style-name="fr3" draw:name="Object25" text:anchor-type="as-char" svg:y="-0.2693in" svg:width="6.8543in" svg:height="0.4354in" draw:z-index="1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0"><draw:frame draw:style-name="fr3" draw:name="Object26" text:anchor-type="as-char" svg:y="-0.2693in" svg:width="6.8543in" svg:height="0.4339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3">Таблица 4. <text:span text:style-name="T20">Работник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29"><text:span text:style-name="T7">Р</text:span>аботник</text:p>
          </table:table-cell>
          <table:table-cell table:style-name="Table3.A1" office:value-type="string">
            <text:p text:style-name="P29">Разряд</text:p>
          </table:table-cell>
          <table:table-cell table:style-name="Table3.A1" office:value-type="string">
            <text:p text:style-name="P29">Кол-во </text:p>
            <text:p text:style-name="P29">человек</text:p>
          </table:table-cell>
          <table:table-cell table:style-name="Table3.A1" office:value-type="string">
            <text:p text:style-name="P29">Т, </text:p>
            <text:p text:style-name="P29">(руб)</text:p>
          </table:table-cell>
          <table:table-cell table:style-name="Table3.A1" office:value-type="string">
            <text:p text:style-name="P29">ЗП, (руб)</text:p>
          </table:table-cell>
          <table:table-cell table:style-name="Table3.F1" office:value-type="string">
            <text:p text:style-name="P29"><text:span text:style-name="T7">ФЗ</text:span>П, (руб)</text:p>
          </table:table-cell>
        </table:table-row>
        <table:table-row>
          <table:table-cell table:style-name="Table3.A3" table:number-rows-spanned="2" office:value-type="string">
            <text:p text:style-name="P28">Повременщики</text:p>
          </table:table-cell>
          <table:table-cell table:style-name="Table3.B2" office:value-type="string">
            <text:p text:style-name="P28">4</text:p>
          </table:table-cell>
          <table:table-cell table:style-name="Table3.C2" office:value-type="string">
            <text:p text:style-name="P28">2</text:p>
          </table:table-cell>
          <table:table-cell table:style-name="Table3.D6" office:value-type="string">
            <text:p text:style-name="P28">74,6</text:p>
          </table:table-cell>
          <table:table-cell table:style-name="Table3.E2" office:value-type="string">
            <text:p text:style-name="P28">10 961,72</text:p>
          </table:table-cell>
          <table:table-cell table:style-name="Table3.F2" office:value-type="string">
            <text:p text:style-name="P28">21 923,44</text:p>
          </table:table-cell>
        </table:table-row>
        <table:table-row>
          <table:covered-table-cell/>
          <table:table-cell table:style-name="Table3.B3" office:value-type="string">
            <text:p text:style-name="P28">3</text:p>
          </table:table-cell>
          <table:table-cell table:style-name="Table3.C3" office:value-type="string">
            <text:p text:style-name="P28">3</text:p>
          </table:table-cell>
          <table:table-cell table:style-name="Table3.D6" office:value-type="string">
            <text:p text:style-name="P28">65,6</text:p>
          </table:table-cell>
          <table:table-cell table:style-name="Table3.E3" office:value-type="string">
            <text:p text:style-name="P28">9 646, 31</text:p>
          </table:table-cell>
          <table:table-cell table:style-name="Table3.F3" office:value-type="string">
            <text:p text:style-name="P28">28 938,93</text:p>
          </table:table-cell>
        </table:table-row>
        <table:table-row>
          <table:table-cell table:style-name="Table3.A5" table:number-rows-spanned="2" office:value-type="string">
            <text:p text:style-name="P28">Сдельщики</text:p>
          </table:table-cell>
          <table:table-cell table:style-name="Table3.B4" office:value-type="string">
            <text:p text:style-name="P28">6</text:p>
          </table:table-cell>
          <table:table-cell table:style-name="Table3.C4" office:value-type="string">
            <text:p text:style-name="P28">3</text:p>
          </table:table-cell>
          <table:table-cell table:style-name="Table3.D6" office:value-type="string">
            <text:p text:style-name="P28">101,8</text:p>
          </table:table-cell>
          <table:table-cell table:style-name="Table3.E4" office:value-type="string">
            <text:p text:style-name="P28">14 260</text:p>
          </table:table-cell>
          <table:table-cell table:style-name="Table3.F4" office:value-type="string">
            <text:p text:style-name="P28">42 780</text:p>
          </table:table-cell>
        </table:table-row>
        <table:table-row>
          <table:covered-table-cell/>
          <table:table-cell table:style-name="Table3.B5" office:value-type="string">
            <text:p text:style-name="P28">5</text:p>
          </table:table-cell>
          <table:table-cell table:style-name="Table3.C5" office:value-type="string">
            <text:p text:style-name="P28">6</text:p>
          </table:table-cell>
          <table:table-cell table:style-name="Table3.D6" office:value-type="string">
            <text:p text:style-name="P28">92,3</text:p>
          </table:table-cell>
          <table:table-cell table:style-name="Table3.E5" office:value-type="string">
            <text:p text:style-name="P28">12 460</text:p>
          </table:table-cell>
          <table:table-cell table:style-name="Table3.F5" office:value-type="string">
            <text:p text:style-name="P28">74 760</text:p>
          </table:table-cell>
        </table:table-row>
        <table:table-row>
          <table:table-cell table:style-name="Table3.A6" office:value-type="string">
            <text:p text:style-name="P28">Вспомогательные</text:p>
          </table:table-cell>
          <table:table-cell table:style-name="Table3.B6" office:value-type="string">
            <text:p text:style-name="P28">-</text:p>
          </table:table-cell>
          <table:table-cell table:style-name="Table3.C6" office:value-type="string">
            <text:p text:style-name="P28">2</text:p>
          </table:table-cell>
          <table:table-cell table:style-name="Table3.D6" office:value-type="string">
            <text:p text:style-name="P28">-</text:p>
          </table:table-cell>
          <table:table-cell table:style-name="Table3.E6" office:value-type="string">
            <text:p text:style-name="P28">5 965</text:p>
          </table:table-cell>
          <table:table-cell table:style-name="Table3.F6" office:value-type="string">
            <text:p text:style-name="P28">11 930</text:p>
          </table:table-cell>
        </table:table-row>
        <table:table-row>
          <table:table-cell table:style-name="Table3.A7" office:value-type="string">
            <text:p text:style-name="Standard">Мастер</text:p>
          </table:table-cell>
          <table:table-cell table:style-name="Table3.B7" office:value-type="string">
            <text:p text:style-name="P28">-</text:p>
          </table:table-cell>
          <table:table-cell table:style-name="Table3.C7" office:value-type="string">
            <text:p text:style-name="P28">1</text:p>
          </table:table-cell>
          <table:table-cell table:style-name="Table3.D7" office:value-type="string">
            <text:p text:style-name="P28">-</text:p>
          </table:table-cell>
          <table:table-cell table:style-name="Table3.E7" office:value-type="string">
            <text:p text:style-name="P28">20 000</text:p>
          </table:table-cell>
          <table:table-cell table:style-name="Table3.F7" office:value-type="string">
            <text:p text:style-name="P28">20 000</text:p>
          </table:table-cell>
        </table:table-row>
        <table:table-row>
          <table:table-cell table:style-name="Table3.A8" office:value-type="string">
            <text:p text:style-name="P28">Итого</text:p>
          </table:table-cell>
          <table:table-cell table:style-name="Table3.B8" office:value-type="string">
            <text:p text:style-name="P28">-</text:p>
          </table:table-cell>
          <table:table-cell table:style-name="Table3.C8" office:value-type="string">
            <text:p text:style-name="P28">-</text:p>
          </table:table-cell>
          <table:table-cell table:style-name="Table3.D8" office:value-type="string">
            <text:p text:style-name="P28">-</text:p>
          </table:table-cell>
          <table:table-cell table:style-name="Table3.E8" office:value-type="string">
            <text:p text:style-name="P28">73 294,61</text:p>
          </table:table-cell>
          <table:table-cell table:style-name="Table3.F8" office:value-type="string">
            <text:p text:style-name="P28">200 332,37</text:p>
          </table:table-cell>
        </table:table-row>
      </table:table>
      <text:p text:style-name="P60"/>
      <text:h text:style-name="P106" text:outline-level="1"/>
      <text:h text:style-name="P110" text:outline-level="1"><text:bookmark-start text:name="__RefHeading__1040_928131005"/>4. РАСЧЕТ НАЛОГОВ ОТ ФОНДА ЗАРАБОТНОЙ ПЛАТЫ<text:bookmark-end text:name="__RefHeading__1040_928131005"/></text:h>
      <text:p text:style-name="P82">Налог на доходы физических лиц (НДФЛ) — прямой федеральный налог. Исчисляется в процентах от совокупного дохода физических лиц за вычетом документально подтверждённых расходов, в соответствии с действующим законодательством.</text:p>
      <text:p text:style-name="P60"><draw:frame draw:style-name="fr3" draw:name="Object21" text:anchor-type="as-char" svg:y="-0.152in" svg:width="1.4992in" svg:height="0.2134in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60"><draw:frame draw:style-name="fr3" draw:name="Object22" text:anchor-type="as-char" svg:y="-0.152in" svg:width="4.278in" svg:height="0.2134in" draw:z-index="100"><draw:object xlink:href="./Object 22" xlink:type="simple" xlink:show="embed" xlink:actuate="onLoad"/><draw:image xlink:href="./ObjectReplacements/Object 22" xlink:type="simple" xlink:show="embed" xlink:actuate="onLoad"/></draw:frame></text:p>
      <text:p text:style-name="P60"><draw:frame draw:style-name="fr3" draw:name="Object23" text:anchor-type="as-char" svg:y="-0.152in" svg:width="3.3311in" svg:height="0.2008in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0"><draw:frame draw:style-name="fr3" draw:name="Object27" text:anchor-type="as-char" svg:y="-0.152in" svg:width="2.5339in" svg:height="0.2008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0"><draw:frame draw:style-name="fr3" draw:name="Object28" text:anchor-type="as-char" svg:y="-0.152in" svg:width="2.5909in" svg:height="0.2134in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1" text:outline-level="1"><text:bookmark-start text:name="__RefHeading__1042_928131005"/>5. РАСЧЕТ СТОИМОСТИ ПОТРЕБЛЕННОЙ ЭЛЕКТРОЭНЕРГИИ<text:bookmark-end text:name="__RefHeading__1042_928131005"/></text:h>
      <text:p text:style-name="P63">Таблица <text:span text:style-name="T21">5. Потребление электроэнергии</text:span></text:p>
      <table:table table:name="Table4" table:style-name="Table4"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29">Наименование</text:p>
            <text:p text:style-name="P29">оборудования</text:p>
          </table:table-cell>
          <table:table-cell table:style-name="Table4.A1" office:value-type="string">
            <text:p text:style-name="P29">Количество</text:p>
            <text:p text:style-name="P29">оборудования, (шт)</text:p>
          </table:table-cell>
          <table:table-cell table:style-name="Table4.A1" office:value-type="string">
            <text:p text:style-name="P29">Потребляемая мощность единицы (кВт/ч)</text:p>
          </table:table-cell>
          <table:table-cell table:style-name="Table4.A1" office:value-type="string">
            <text:p text:style-name="P29">Время работы (час)</text:p>
          </table:table-cell>
          <table:table-cell table:style-name="Table4.E1" office:value-type="string">
            <text:p text:style-name="P29">Потребление электроэнергии (кВт/ч)</text:p>
          </table:table-cell>
        </table:table-row>
        <table:table-row>
          <table:table-cell table:style-name="Table4.D5" office:value-type="string">
            <text:p text:style-name="P28">Оборудование 1</text:p>
          </table:table-cell>
          <table:table-cell table:style-name="Table4.D5" office:value-type="string">
            <text:p text:style-name="P28">2</text:p>
          </table:table-cell>
          <table:table-cell table:style-name="Table4.D5" office:value-type="string">
            <text:p text:style-name="P28">2</text:p>
          </table:table-cell>
          <table:table-cell table:style-name="Table4.D5" office:value-type="string">
            <text:p text:style-name="P28">146,94</text:p>
          </table:table-cell>
          <table:table-cell table:style-name="Table4.E5" office:value-type="string">
            <text:p text:style-name="P28">587,76</text:p>
          </table:table-cell>
        </table:table-row>
        <table:table-row>
          <table:table-cell table:style-name="Table4.D5" office:value-type="string">
            <text:p text:style-name="P28">Оборудование 2</text:p>
          </table:table-cell>
          <table:table-cell table:style-name="Table4.D5" office:value-type="string">
            <text:p text:style-name="P28">3</text:p>
          </table:table-cell>
          <table:table-cell table:style-name="Table4.D5" office:value-type="string">
            <text:p text:style-name="P28">3</text:p>
          </table:table-cell>
          <table:table-cell table:style-name="Table4.D5" office:value-type="string">
            <text:p text:style-name="P28">146,94</text:p>
          </table:table-cell>
          <table:table-cell table:style-name="Table4.E5" office:value-type="string">
            <text:p text:style-name="P28">1322,46</text:p>
          </table:table-cell>
        </table:table-row>
        <table:table-row>
          <table:table-cell table:style-name="Table4.D5" office:value-type="string">
            <text:p text:style-name="P28">Оборудование 3</text:p>
          </table:table-cell>
          <table:table-cell table:style-name="Table4.D5" office:value-type="string">
            <text:p text:style-name="P28">3</text:p>
          </table:table-cell>
          <table:table-cell table:style-name="Table4.D5" office:value-type="string">
            <text:p text:style-name="P28">3</text:p>
          </table:table-cell>
          <table:table-cell table:style-name="Table4.D5" office:value-type="string">
            <text:p text:style-name="P28">146,94</text:p>
          </table:table-cell>
          <table:table-cell table:style-name="Table4.E5" office:value-type="string">
            <text:p text:style-name="P28">1322,46</text:p>
          </table:table-cell>
        </table:table-row>
        <table:table-row table:style-name="Table4.5">
          <table:table-cell table:style-name="Table4.D5" office:value-type="string">
            <text:p text:style-name="P28">Оборудование 4</text:p>
          </table:table-cell>
          <table:table-cell table:style-name="Table4.D5" office:value-type="string">
            <text:p text:style-name="P28">6</text:p>
          </table:table-cell>
          <table:table-cell table:style-name="Table4.D5" office:value-type="string">
            <text:p text:style-name="P28">2</text:p>
          </table:table-cell>
          <table:table-cell table:style-name="Table4.D5" office:value-type="string">
            <text:p text:style-name="P28">146,94</text:p>
          </table:table-cell>
          <table:table-cell table:style-name="Table4.E5" office:value-type="string">
            <text:p text:style-name="P28">1763,28</text:p>
          </table:table-cell>
        </table:table-row>
      </table:table>
      <text:p text:style-name="P60"/>
      <text:p text:style-name="P60"><draw:frame draw:style-name="fr3" draw:name="Object29" text:anchor-type="as-char" svg:y="-0.152in" svg:width="2.4256in" svg:height="0.1992in" draw:z-index="20"><draw:object xlink:href="./Object 29" xlink:type="simple" xlink:show="embed" xlink:actuate="onLoad"/><draw:image xlink:href="./ObjectReplacements/Object 29" xlink:type="simple" xlink:show="embed" xlink:actuate="onLoad"/></draw:frame></text:p>
      <text:p text:style-name="P60"><draw:frame draw:style-name="fr3" draw:name="Object30" text:anchor-type="as-char" svg:y="-0.152in" svg:width="4.3752in" svg:height="0.2008in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0"><draw:frame draw:style-name="fr3" draw:name="Object31" text:anchor-type="as-char" svg:y="-0.152in" svg:width="4.1398in" svg:height="0.2008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h text:style-name="P107" text:outline-level="1"><text:bookmark-start text:name="__RefHeading__1044_928131005"/>6. РАСЧЕТ СТОИМОСТИ АРЕНДЫ<text:bookmark-end text:name="__RefHeading__1044_928131005"/></text:h>
      <text:p text:style-name="P78">Аренда – имущественный наем, основанный на договоре предоставления имущества во временное пользование за определенную плату.</text:p>
      <text:p text:style-name="P64"><draw:frame draw:style-name="fr3" draw:name="Object32" text:anchor-type="as-char" svg:y="-0.152in" svg:width="3.3866in" svg:height="0.2134in" draw:z-index="23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1" text:outline-level="1"><text:soft-page-break/></text:h>
      <text:h text:style-name="P107" text:outline-level="1"><text:bookmark-start text:name="__RefHeading__1046_928131005"/>7. РАСЧЕТ СУММЫ ПРОЦЕНТОВ, ВЫПЛАЧИВАЕМЫХ ЗА КРЕДИТ БАНКУ<text:bookmark-end text:name="__RefHeading__1046_928131005"/></text:h>
      <text:p text:style-name="P79">Кредит – это предоставление банком или кредитной организацией (кредитором) денег (кредит) заемщику в размере на условиях, предусмотренных кредитным договором, а заемщик обязуется возвратить полученную сумму и уплатить процент по нему. </text:p>
      <text:p text:style-name="P64"><draw:frame draw:style-name="fr3" draw:name="Объект1" text:anchor-type="as-char" svg:y="-0.1484in" svg:width="3.3256in" svg:height="0.1909in" draw:z-index="101"><draw:object xlink:href="./Object 47" xlink:type="simple" xlink:show="embed" xlink:actuate="onLoad"/><draw:image xlink:href="./ObjectReplacements/Object 47" xlink:type="simple" xlink:show="embed" xlink:actuate="onLoad"/></draw:frame></text:p>
      <text:p text:style-name="P60"><draw:frame draw:style-name="fr3" draw:name="Object33" text:anchor-type="as-char" svg:y="-0.1602in" svg:width="5.198in" svg:height="0.2492in" draw:z-index="24"><draw:object xlink:href="./Object 33" xlink:type="simple" xlink:show="embed" xlink:actuate="onLoad"/><draw:image xlink:href="./ObjectReplacements/Object 33" xlink:type="simple" xlink:show="embed" xlink:actuate="onLoad"/></draw:frame></text:p>
      <text:p text:style-name="P60"><draw:frame draw:style-name="fr3" draw:name="Object34" text:anchor-type="as-char" svg:y="-0.152in" svg:width="5.2575in" svg:height="0.2134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0"><draw:frame draw:style-name="fr3" draw:name="Object35" text:anchor-type="as-char" svg:y="-0.152in" svg:width="5.4035in" svg:height="0.2134in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0"><draw:frame draw:style-name="fr3" draw:name="Object36" text:anchor-type="as-char" svg:y="-0.152in" svg:width="5.411in" svg:height="0.2134in" draw:z-index="2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0"><draw:frame draw:style-name="fr3" draw:name="Object37" text:anchor-type="as-char" svg:y="-0.152in" svg:width="5.2717in" svg:height="0.2134in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0"><draw:frame draw:style-name="fr3" draw:name="Object38" text:anchor-type="as-char" svg:y="-0.152in" svg:width="5.802in" svg:height="0.2134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3" draw:name="Object39" text:anchor-type="as-char" svg:y="-0.1484in" svg:width="3.3398in" svg:height="0.2098in" draw:z-index="103"><draw:object xlink:href="./Object 39" xlink:type="simple" xlink:show="embed" xlink:actuate="onLoad"/><draw:image xlink:href="./ObjectReplacements/Object 39" xlink:type="simple" xlink:show="embed" xlink:actuate="onLoad"/></draw:frame></text:p>
      <text:p text:style-name="P60"><draw:frame draw:style-name="fr3" draw:name="Object40" text:anchor-type="as-char" svg:y="-0.152in" svg:width="2.6752in" svg:height="0.2134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60"><draw:frame draw:style-name="fr3" draw:name="Object41" text:anchor-type="as-char" svg:y="-0.152in" svg:width="2.5472in" svg:height="0.2134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0"><draw:frame draw:style-name="fr3" draw:name="Object42" text:anchor-type="as-char" svg:y="-0.152in" svg:width="2.7772in" svg:height="0.2134in" draw:z-index="3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0"><draw:frame draw:style-name="fr3" draw:name="Object43" text:anchor-type="as-char" svg:y="-0.152in" svg:width="2.7902in" svg:height="0.2134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60"><draw:frame draw:style-name="fr3" draw:name="Object44" text:anchor-type="as-char" svg:y="-0.2811in" svg:width="2.048in" svg:height="0.4701in" draw:z-index="3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60"/>
      <text:p text:style-name="P60"><draw:frame draw:style-name="fr3" draw:name="Object45" text:anchor-type="as-char" svg:y="-0.1701in" svg:width="4.2201in" svg:height="0.2283in" draw:z-index="3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0"><draw:frame draw:style-name="fr3" draw:name="Object46" text:anchor-type="as-char" svg:y="-0.2882in" svg:width="4.9882in" svg:height="0.4583in" draw:z-index="3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h text:style-name="P106" text:outline-level="1"/>
      <text:h text:style-name="P108" text:outline-level="1"><text:bookmark-start text:name="__RefHeading___Toc902_1023796751"/>8. <text:span text:style-name="T7">РАСЧЕТ АМОРТИЗАЦИИ</text:span><text:bookmark-end text:name="__RefHeading___Toc902_1023796751"/></text:h>
      <text:p text:style-name="P78">Основные производственные фонды (ОПФ) – средства труда функционирующие в сфере материального производства в неизменной натуральной форме в течении длительного периода времени и переносящие свою стоимость на готовый продукт частями по мере запрашивания. </text:p>
      <text:p text:style-name="P86">Физический износ – потеря средствами труда своих первоначальных качеств. Он бывает эксплуатационным и естественным. Моральный износ – обусловлен научно – техническим прогрессом. </text:p>
      <text:p text:style-name="P86">Амортизация – перенесение по частям балансовой стоимости основных фондов на издержки производства и обращения. </text:p>
      <text:p text:style-name="P86">Амортизационные отчисления – размер амортизации в денежном отношении. Норма амортизации – величина ежегодных амортизационных отчислений, выраженная в процентах к балансовой стоимости.</text:p>
      <text:p text:style-name="P61">Таблица <text:span text:style-name="T22">6. Амортизац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Standard">№ оборудования</text:p>
          </table:table-cell>
          <table:table-cell table:style-name="Таблица2.A1" office:value-type="string">
            <text:p text:style-name="Standard">ОПФперв (т.р.)</text:p>
          </table:table-cell>
          <table:table-cell table:style-name="Таблица2.A1" office:value-type="string">
            <text:p text:style-name="Standard">Тн (года)</text:p>
          </table:table-cell>
          <table:table-cell table:style-name="Таблица2.A1" office:value-type="string">
            <text:p text:style-name="Standard">Наморт/год (%)</text:p>
          </table:table-cell>
          <table:table-cell table:style-name="Таблица2.A1" office:value-type="string">
            <text:p text:style-name="Standard">Наморт/мес (%)</text:p>
          </table:table-cell>
          <table:table-cell table:style-name="Таблица2.A1" office:value-type="string">
            <text:p text:style-name="Standard">АОмес (руб.)</text:p>
          </table:table-cell>
          <table:table-cell table:style-name="Таблица2.G1" office:value-type="string">
            <text:p text:style-name="P28"><draw:frame draw:style-name="fr3" draw:name="Объект2" text:anchor-type="as-char" svg:y="-0.1602in" svg:width="0.2728in" svg:height="0.2492in" draw:z-index="37"><draw:object xlink:href="./Object 6" xlink:type="simple" xlink:show="embed" xlink:actuate="onLoad"/><draw:image xlink:href="./ObjectReplacements/Object 6" xlink:type="simple" xlink:show="embed" xlink:actuate="onLoad"/></draw:frame>АО за месяц на операцию (руб)</text:p>
            <text:p text:style-name="P15"/>
          </table:table-cell>
        </table:table-row>
        <table:table-row>
          <table:table-cell table:style-name="Таблица2.A2" office:value-type="string">
            <text:p text:style-name="Standard">Оборудование 1</text:p>
          </table:table-cell>
          <table:table-cell table:style-name="Таблица2.A2" office:value-type="string">
            <text:p text:style-name="Standard">21,7</text:p>
          </table:table-cell>
          <table:table-cell table:style-name="Таблица2.A2" office:value-type="string">
            <text:p text:style-name="Standard">5</text:p>
          </table:table-cell>
          <table:table-cell table:style-name="Таблица2.A2" office:value-type="string">
            <text:p text:style-name="Standard">20</text:p>
          </table:table-cell>
          <table:table-cell table:style-name="Таблица2.A2" office:value-type="string">
            <text:p text:style-name="Standard">1,66</text:p>
          </table:table-cell>
          <table:table-cell table:style-name="Таблица2.A2" office:value-type="string">
            <text:p text:style-name="Standard">251,72</text:p>
          </table:table-cell>
          <table:table-cell table:style-name="Таблица2.G2" office:value-type="string">
            <text:p text:style-name="Standard">503,44</text:p>
          </table:table-cell>
        </table:table-row>
        <table:table-row>
          <table:table-cell table:style-name="Таблица2.A2" office:value-type="string">
            <text:p text:style-name="Standard">Оборудование 2</text:p>
          </table:table-cell>
          <table:table-cell table:style-name="Таблица2.A2" office:value-type="string">
            <text:p text:style-name="Standard">116,7</text:p>
          </table:table-cell>
          <table:table-cell table:style-name="Таблица2.A2" office:value-type="string">
            <text:p text:style-name="Standard">4</text:p>
          </table:table-cell>
          <table:table-cell table:style-name="Таблица2.A2" office:value-type="string">
            <text:p text:style-name="Standard">25</text:p>
          </table:table-cell>
          <table:table-cell table:style-name="Таблица2.A2" office:value-type="string">
            <text:p text:style-name="Standard">2,08</text:p>
          </table:table-cell>
          <table:table-cell table:style-name="Таблица2.A2" office:value-type="string">
            <text:p text:style-name="Standard">2 427,36</text:p>
          </table:table-cell>
          <table:table-cell table:style-name="Таблица2.G2" office:value-type="string">
            <text:p text:style-name="Standard">7 282,08</text:p>
          </table:table-cell>
        </table:table-row>
        <table:table-row>
          <table:table-cell table:style-name="Таблица2.A2" office:value-type="string">
            <text:p text:style-name="Standard">Оборудование 3</text:p>
          </table:table-cell>
          <table:table-cell table:style-name="Таблица2.A2" office:value-type="string">
            <text:p text:style-name="Standard">147,7</text:p>
          </table:table-cell>
          <table:table-cell table:style-name="Таблица2.A2" office:value-type="string">
            <text:p text:style-name="Standard">5</text:p>
          </table:table-cell>
          <table:table-cell table:style-name="Таблица2.A2" office:value-type="string">
            <text:p text:style-name="Standard">20</text:p>
          </table:table-cell>
          <table:table-cell table:style-name="Таблица2.A2" office:value-type="string">
            <text:p text:style-name="Standard">1,66</text:p>
          </table:table-cell>
          <table:table-cell table:style-name="Таблица2.A2" office:value-type="string">
            <text:p text:style-name="Standard">2 451,82</text:p>
          </table:table-cell>
          <table:table-cell table:style-name="Таблица2.G2" office:value-type="string">
            <text:p text:style-name="Standard">7 355,46</text:p>
          </table:table-cell>
        </table:table-row>
        <table:table-row>
          <table:table-cell table:style-name="Таблица2.A2" office:value-type="string">
            <text:p text:style-name="Standard">Оборудование 4</text:p>
          </table:table-cell>
          <table:table-cell table:style-name="Таблица2.A2" office:value-type="string">
            <text:p text:style-name="Standard">96,7</text:p>
          </table:table-cell>
          <table:table-cell table:style-name="Таблица2.A2" office:value-type="string">
            <text:p text:style-name="Standard">3</text:p>
          </table:table-cell>
          <table:table-cell table:style-name="Таблица2.A2" office:value-type="string">
            <text:p text:style-name="Standard">33,3</text:p>
          </table:table-cell>
          <table:table-cell table:style-name="Таблица2.A2" office:value-type="string">
            <text:p text:style-name="Standard">2,78</text:p>
          </table:table-cell>
          <table:table-cell table:style-name="Таблица2.A2" office:value-type="string">
            <text:p text:style-name="P100">2 688,26</text:p>
          </table:table-cell>
          <table:table-cell table:style-name="Таблица2.G2" office:value-type="string">
            <text:p text:style-name="P100">16 129,56</text:p>
          </table:table-cell>
        </table:table-row>
        <table:table-row>
          <table:table-cell table:style-name="Таблица2.A2" office:value-type="string">
            <text:p text:style-name="P19">Итого</text:p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105"/>
          </table:table-cell>
          <table:table-cell table:style-name="Таблица2.G2" office:value-type="string">
            <text:p text:style-name="P101"><text:span text:style-name="T35">29 766,2</text:span></text:p>
          </table:table-cell>
        </table:table-row>
      </table:table>
      <text:p text:style-name="P16"/>
      <text:p text:style-name="P16"><draw:frame draw:style-name="fr3" draw:name="Объект12" text:anchor-type="as-char" svg:y="-0.2445in" svg:width="2.9835in" svg:height="0.4189in" draw:z-index="121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16"><draw:frame draw:style-name="fr3" draw:name="Объект13" text:anchor-type="as-char" svg:y="-0.2445in" svg:width="2.9929in" svg:height="0.4189in" draw:z-index="122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16"><draw:frame draw:style-name="fr3" draw:name="Объект14" text:anchor-type="as-char" svg:y="-0.2445in" svg:width="2.9846in" svg:height="0.4189in" draw:z-index="12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16"><draw:frame draw:style-name="fr3" draw:name="Объект11" text:anchor-type="as-char" svg:y="-0.2445in" svg:width="3.1193in" svg:height="0.4189in" draw:z-index="124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16"><draw:frame draw:style-name="fr3" draw:name="Объект3" text:anchor-type="as-char" svg:y="-0.2693in" svg:width="2.7236in" svg:height="0.4189in" draw:z-index="67"><draw:object xlink:href="./Object 48" xlink:type="simple" xlink:show="embed" xlink:actuate="onLoad"/><draw:image xlink:href="./ObjectReplacements/Object 48" xlink:type="simple" xlink:show="embed" xlink:actuate="onLoad"/></draw:frame></text:p>
      <text:p text:style-name="P16"><text:soft-page-break/><draw:frame draw:style-name="fr3" draw:name="Объект4" text:anchor-type="as-char" svg:y="-0.2693in" svg:width="2.7236in" svg:height="0.4189in" draw:z-index="12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16"><draw:frame draw:style-name="fr3" draw:name="Объект5" text:anchor-type="as-char" svg:y="-0.2693in" svg:width="2.7252in" svg:height="0.4189in" draw:z-index="12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6"><draw:frame draw:style-name="fr3" draw:name="Объект6" text:anchor-type="as-char" svg:y="-0.2693in" svg:width="2.8591in" svg:height="0.4189in" draw:z-index="127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16"><draw:frame draw:style-name="fr3" draw:name="Объект7" text:anchor-type="as-char" svg:y="-0.1484in" svg:width="4.5516in" svg:height="0.2098in" draw:z-index="39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16"><draw:frame draw:style-name="fr3" draw:name="Объект8" text:anchor-type="as-char" svg:y="-0.1484in" svg:width="4.7425in" svg:height="0.2098in" draw:z-index="4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16"><draw:frame draw:style-name="fr3" draw:name="Объект9" text:anchor-type="as-char" svg:y="-0.1484in" svg:width="4.739in" svg:height="0.2098in" draw:z-index="41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16"><draw:frame draw:style-name="fr3" draw:name="Объект10" text:anchor-type="as-char" svg:y="-0.1484in" svg:width="4.6783in" svg:height="0.2098in" draw:z-index="128"><draw:object xlink:href="./Object 55" xlink:type="simple" xlink:show="embed" xlink:actuate="onLoad"/><draw:image xlink:href="./ObjectReplacements/Object 55" xlink:type="simple" xlink:show="embed" xlink:actuate="onLoad"/><svg:desc>формула</svg:desc></draw:frame><draw:frame draw:style-name="fr3" draw:name="Объект15" text:anchor-type="as-char" svg:y="-0.1701in" svg:width="3.3992in" svg:height="0.2492in" draw:z-index="129"><draw:object xlink:href="./Object 60" xlink:type="simple" xlink:show="embed" xlink:actuate="onLoad"/><draw:image xlink:href="./ObjectReplacements/Object 60" xlink:type="simple" xlink:show="embed" xlink:actuate="onLoad"/></draw:frame></text:p>
      <text:p text:style-name="P16"><draw:frame draw:style-name="fr3" draw:name="Объект16" text:anchor-type="as-char" svg:y="-0.1701in" svg:width="3.5244in" svg:height="0.2492in" draw:z-index="4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16"><draw:frame draw:style-name="fr3" draw:name="Объект17" text:anchor-type="as-char" svg:y="-0.1701in" svg:width="3.5299in" svg:height="0.2492in" draw:z-index="4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16"><draw:frame draw:style-name="fr3" draw:name="Объект18" text:anchor-type="as-char" svg:y="-0.1701in" svg:width="3.7134in" svg:height="0.2492in" draw:z-index="4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6"><draw:frame draw:style-name="fr3" draw:name="Объект19" text:anchor-type="as-char" svg:y="-0.1701in" svg:width="6.648in" svg:height="0.2492in" draw:z-index="5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Standard"/>
      <text:h text:style-name="P106" text:outline-level="1"/>
      <text:h text:style-name="P108" text:outline-level="1"><text:bookmark-start text:name="__RefHeading___Toc904_1023796751"/>9. РАСЧЕТ СЕБЕСТОИМОСТИ<text:bookmark-end text:name="__RefHeading___Toc904_1023796751"/></text:h>
      <text:p text:style-name="P84"><text:span text:style-name="Strong_20_Emphasis"><text:span text:style-name="T13">Себестоимость продукции</text:span></text:span><text:span text:style-name="T13"> — это выраженные в денежной форме затраты на ее производство и реализацию.</text:span></text:p>
      <text:p text:style-name="P89">При расчете себестоимости учитывают фактические затраты организации (как правило, по данным бухгалтерского учета), а необходимый размер прибыли для предприятия (фирмы) определяется потребностями его развития и должен быть не меньше минимально допустимого уровня, обеспечивающего нормальный процесс воспроизводства.</text:p>
      <text:p text:style-name="P63">Таблица <text:span text:style-name="T23">7</text:span>. <text:span text:style-name="T23">С</text:span><text:span text:style-name="T7">ебестоимост</text:span><text:span text:style-name="T11">ь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Standard">Затраты</text:p>
          </table:table-cell>
          <table:table-cell table:style-name="Таблица3.B1" office:value-type="string">
            <text:p text:style-name="P28"><text:s/><text:span text:style-name="T7">( руб. )</text:span></text:p>
          </table:table-cell>
        </table:table-row>
        <table:table-row>
          <table:table-cell table:style-name="Таблица3.A2" office:value-type="string">
            <text:p text:style-name="Standard">Материальные затраты</text:p>
          </table:table-cell>
          <table:table-cell table:style-name="Таблица3.B2" office:value-type="string">
            <text:p text:style-name="Standard">4 638 000</text:p>
          </table:table-cell>
        </table:table-row>
        <table:table-row>
          <table:table-cell table:style-name="Таблица3.A2" office:value-type="string">
            <text:p text:style-name="Standard">Стоимость электроэнергии</text:p>
          </table:table-cell>
          <table:table-cell table:style-name="Таблица3.B2" office:value-type="string">
            <text:p text:style-name="Standard">24 280,37</text:p>
          </table:table-cell>
        </table:table-row>
        <table:table-row>
          <table:table-cell table:style-name="Таблица3.A2" office:value-type="string">
            <text:p text:style-name="Standard">ФОТ</text:p>
          </table:table-cell>
          <table:table-cell table:style-name="Таблица3.B2" office:value-type="string">
            <text:p text:style-name="Standard">200 332,37</text:p>
          </table:table-cell>
        </table:table-row>
        <table:table-row>
          <table:table-cell table:style-name="Таблица3.A2" office:value-type="string">
            <text:p text:style-name="Standard">Страховые взносы</text:p>
          </table:table-cell>
          <table:table-cell table:style-name="Таблица3.B2" office:value-type="string">
            <text:p text:style-name="Standard">60 500,37</text:p>
          </table:table-cell>
        </table:table-row>
        <table:table-row>
          <table:table-cell table:style-name="Таблица3.A2" office:value-type="string">
            <text:p text:style-name="Standard">Переменные затраты</text:p>
          </table:table-cell>
          <table:table-cell table:style-name="Таблица3.B2" office:value-type="string">
            <text:p text:style-name="Standard">4 923 113,11</text:p>
          </table:table-cell>
        </table:table-row>
        <table:table-row>
          <table:table-cell table:style-name="Таблица3.A2" office:value-type="string">
            <text:p text:style-name="Standard">Аренда</text:p>
          </table:table-cell>
          <table:table-cell table:style-name="Таблица3.B2" office:value-type="string">
            <text:p text:style-name="Standard">106 600</text:p>
          </table:table-cell>
        </table:table-row>
        <table:table-row>
          <table:table-cell table:style-name="Таблица3.A2" office:value-type="string">
            <text:p text:style-name="Standard">Реклама</text:p>
          </table:table-cell>
          <table:table-cell table:style-name="Таблица3.B2" office:value-type="string">
            <text:p text:style-name="Standard">10 880</text:p>
          </table:table-cell>
        </table:table-row>
        <table:table-row>
          <table:table-cell table:style-name="Таблица3.A2" office:value-type="string">
            <text:p text:style-name="Standard">Амортизация</text:p>
          </table:table-cell>
          <table:table-cell table:style-name="Таблица3.B2" office:value-type="string">
            <text:p text:style-name="Standard">29 766,2</text:p>
          </table:table-cell>
        </table:table-row>
        <table:table-row>
          <table:table-cell table:style-name="Таблица3.A2" office:value-type="string">
            <text:p text:style-name="P28">%<text:span text:style-name="T7"> по кредиту</text:span></text:p>
          </table:table-cell>
          <table:table-cell table:style-name="Таблица3.B2" office:value-type="string">
            <text:p text:style-name="Standard">196 485</text:p>
          </table:table-cell>
        </table:table-row>
        <table:table-row>
          <table:table-cell table:style-name="Таблица3.A2" office:value-type="string">
            <text:p text:style-name="Standard">Постоянные затраты</text:p>
          </table:table-cell>
          <table:table-cell table:style-name="Таблица3.B2" office:value-type="string">
            <text:p text:style-name="Standard">343 731,2</text:p>
          </table:table-cell>
        </table:table-row>
        <table:table-row>
          <table:table-cell table:style-name="Таблица3.A2" office:value-type="string">
            <text:p text:style-name="Standard">Полные затраты</text:p>
          </table:table-cell>
          <table:table-cell table:style-name="Таблица3.B2" office:value-type="string">
            <text:p text:style-name="Standard">5 266 844,31</text:p>
          </table:table-cell>
        </table:table-row>
      </table:table>
      <text:p text:style-name="P60"/>
      <text:p text:style-name="P60"><draw:frame draw:style-name="fr3" draw:name="Object48" text:anchor-type="as-char" svg:y="-0.152in" svg:width="3.4752in" svg:height="0.2008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60"><draw:frame draw:style-name="fr3" draw:name="Object49" text:anchor-type="as-char" svg:y="-0.152in" svg:width="3.7374in" svg:height="0.2008in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60"><draw:frame draw:style-name="fr3" draw:name="Object50" text:anchor-type="as-char" svg:y="-0.152in" svg:width="3.5126in" svg:height="0.2008in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60"><draw:frame draw:style-name="fr3" draw:name="Object51" text:anchor-type="as-char" svg:y="-0.152in" svg:width="3.4819in" svg:height="0.2008in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0"><draw:frame draw:style-name="fr3" draw:name="Object52" text:anchor-type="as-char" svg:y="-0.152in" svg:width="5.4799in" svg:height="0.2008in" draw:z-index="80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60"><draw:frame draw:style-name="fr3" draw:name="Объект20" text:anchor-type="as-char" svg:y="-0.2453in" svg:width="3.9047in" svg:height="0.3929in" draw:z-index="81"><draw:object xlink:href="./Object 65" xlink:type="simple" xlink:show="embed" xlink:actuate="onLoad"/><draw:image xlink:href="./ObjectReplacements/Object 65" xlink:type="simple" xlink:show="embed" xlink:actuate="onLoad"/></draw:frame></text:p>
      <text:h text:style-name="P106" text:outline-level="1"/>
      <text:h text:style-name="P108" text:outline-level="1"><text:bookmark-start text:name="__RefHeading__1331_1461350614"/>10. РАСЧЕТ ЦЕНЫ<text:bookmark-end text:name="__RefHeading__1331_1461350614"/></text:h>
      <text:p text:style-name="P80">Отпускная цена — цена изготовителя продукции, по которой предприятие реализует произведенную продукцию оптово-сбытовым организациям или другим предприятиям.</text:p>
      <text:p text:style-name="P60"><draw:frame draw:style-name="fr3" draw:name="Объект30" text:anchor-type="as-char" svg:y="-0.152in" svg:width="1.7846in" svg:height="0.2134in" draw:z-index="82"><draw:object xlink:href="./Object 75" xlink:type="simple" xlink:show="embed" xlink:actuate="onLoad"/><draw:image xlink:href="./ObjectReplacements/Object 75" xlink:type="simple" xlink:show="embed" xlink:actuate="onLoad"/></draw:frame></text:p>
      <text:p text:style-name="P60"><draw:frame draw:style-name="fr3" draw:name="Объект31" text:anchor-type="as-char" svg:y="-0.2693in" svg:width="0.9835in" svg:height="0.4437in" draw:z-index="83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60"><draw:frame draw:style-name="fr3" draw:name="Объект32" text:anchor-type="as-char" svg:y="-0.152in" svg:width="4.089in" svg:height="0.2134in" draw:z-index="84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60"><draw:frame draw:style-name="fr3" draw:name="Object6" text:anchor-type="as-char" svg:y="-0.152in" svg:width="2.4689in" svg:height="0.2134in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h text:style-name="Heading_20_1" text:outline-level="1"><text:bookmark-start text:name="__RefHeading__1333_1461350614"/>11. РАСЧЕТ НДС<text:bookmark-end text:name="__RefHeading__1333_1461350614"/></text:h>
      <text:p text:style-name="P81">Налог на добавленную стоимость (НДС) — косвенный налог, форма изъятия в бюджет государства части стоимости товара, работы или услуги, которая создаётся на всех стадиях процесса производства товаров, работ и услуг и вносится в бюджет по мере реализации.</text:p>
      <text:p text:style-name="P60"><draw:frame draw:style-name="fr3" draw:name="Объект26" text:anchor-type="as-char" svg:y="-0.152in" svg:width="4.7402in" svg:height="0.2134in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60"><draw:frame draw:style-name="fr3" draw:name="Объект21" text:anchor-type="as-char" svg:y="-0.428in" svg:width="4.4134in" svg:height="0.7965in" draw:z-index="87"><draw:object xlink:href="./Object 66" xlink:type="simple" xlink:show="embed" xlink:actuate="onLoad"/><draw:image xlink:href="./ObjectReplacements/Object 66" xlink:type="simple" xlink:show="embed" xlink:actuate="onLoad"/></draw:frame></text:p>
      <text:p text:style-name="P60"><draw:frame draw:style-name="fr3" draw:name="Объект22" text:anchor-type="as-char" svg:y="-0.2728in" svg:width="5.298in" svg:height="0.4228in" draw:z-index="88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0"><draw:frame draw:style-name="fr3" draw:name="Объект23" text:anchor-type="as-char" svg:y="-0.152in" svg:width="5.2854in" svg:height="0.2134in" draw:z-index="89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h text:style-name="P106" text:outline-level="1"/>
      <text:h text:style-name="P110" text:outline-level="1"><text:bookmark-start text:name="__RefHeading__1335_1461350614"/>12. РАСЧЕТ ПРИБЫЛИ И РЕНТАБЕЛЬНОСТИ<text:bookmark-end text:name="__RefHeading__1335_1461350614"/></text:h>
      <text:p text:style-name="P74">В условиях рынка получение прибыли является непосредственной целью производства. Прибыль создаёт определённые гарантии для дальнейшего существования предприятия, поскольку только её накопление в виде различных резервных фондов помогает преодолевать последствия риска связанного с реализацией товаров на рынке.</text:p>
      <text:p text:style-name="P72">Рентабельность - относительный показатель эффективности производства, так как он отражает уровень прибыльности относительно определённой базы.</text:p>
      <text:p text:style-name="P65">Таблица <text:span text:style-name="T24">8. Прибыль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">Показатели</text:p>
          </table:table-cell>
          <table:table-cell table:style-name="Таблица5.B1" office:value-type="string">
            <text:p text:style-name="P28"><draw:frame draw:style-name="fr3" draw:name="Объект24" text:anchor-type="as-char" svg:y="-0.1701in" svg:width="0.75in" svg:height="0.2283in" draw:z-index="90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28">Выручка (с НДС)</text:p>
          </table:table-cell>
          <table:table-cell table:style-name="Таблица5.B2" office:value-type="string">
            <text:p text:style-name="P28">7 644 346,8</text:p>
          </table:table-cell>
        </table:table-row>
        <table:table-row>
          <table:table-cell table:style-name="Таблица5.A2" office:value-type="string">
            <text:p text:style-name="P28">НДСбюджет</text:p>
          </table:table-cell>
          <table:table-cell table:style-name="Таблица5.B2" office:value-type="string">
            <text:p text:style-name="P34">127 852,35</text:p>
          </table:table-cell>
        </table:table-row>
        <table:table-row>
          <table:table-cell table:style-name="Таблица5.A2" office:value-type="string">
            <text:p text:style-name="P28">Доход с оборота</text:p>
          </table:table-cell>
          <table:table-cell table:style-name="Таблица5.B2" office:value-type="string">
            <text:p text:style-name="P34">7 516 494,45</text:p>
          </table:table-cell>
        </table:table-row>
        <table:table-row>
          <table:table-cell table:style-name="Таблица5.A2" office:value-type="string">
            <text:p text:style-name="P28">Общие издержки</text:p>
          </table:table-cell>
          <table:table-cell table:style-name="Таблица5.B2" office:value-type="string">
            <text:p text:style-name="Standard">5 266 844,31</text:p>
          </table:table-cell>
        </table:table-row>
        <table:table-row>
          <table:table-cell table:style-name="Таблица5.A2" office:value-type="string">
            <text:p text:style-name="P28">Валовая прибыль</text:p>
          </table:table-cell>
          <table:table-cell table:style-name="Таблица5.B2" office:value-type="string">
            <text:p text:style-name="P34">2 249 650,14</text:p>
          </table:table-cell>
        </table:table-row>
        <table:table-row>
          <table:table-cell table:style-name="Таблица5.A2" office:value-type="string">
            <text:p text:style-name="P28">Налог на прибыль (20%)</text:p>
          </table:table-cell>
          <table:table-cell table:style-name="Таблица5.B2" office:value-type="string">
            <text:p text:style-name="P34">449 930,03</text:p>
          </table:table-cell>
        </table:table-row>
        <table:table-row>
          <table:table-cell table:style-name="Таблица5.A2" office:value-type="string">
            <text:p text:style-name="P28">Чистая прибыль</text:p>
          </table:table-cell>
          <table:table-cell table:style-name="Таблица5.B2" office:value-type="string">
            <text:p text:style-name="P28">1 <text:span text:style-name="T25">799</text:span> <text:span text:style-name="T25">720</text:span>,<text:span text:style-name="T25">14</text:span></text:p>
          </table:table-cell>
        </table:table-row>
      </table:table>
      <text:p text:style-name="P60"/>
      <text:p text:style-name="P60"><draw:frame draw:style-name="fr3" draw:name="Объект25" text:anchor-type="as-char" svg:y="-0.152in" svg:width="4.9791in" svg:height="0.2134in" draw:z-index="91"><draw:object xlink:href="./Object 73" xlink:type="simple" xlink:show="embed" xlink:actuate="onLoad"/><draw:image xlink:href="./ObjectReplacements/Object 73" xlink:type="simple" xlink:show="embed" xlink:actuate="onLoad"/></draw:frame></text:p>
      <text:p text:style-name="P60"><draw:frame draw:style-name="fr3" draw:name="Объект27" text:anchor-type="as-char" svg:y="-0.152in" svg:width="5.7638in" svg:height="0.2134in" draw:z-index="92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60"><draw:frame draw:style-name="fr3" draw:name="Объект28" text:anchor-type="as-char" svg:y="-0.152in" svg:width="4.5047in" svg:height="0.2008in" draw:z-index="9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60"><draw:frame draw:style-name="fr3" draw:name="Объект29" text:anchor-type="as-char" svg:y="-0.152in" svg:width="5.2972in" svg:height="0.2008in" draw:z-index="94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60"><draw:frame draw:style-name="fr3" draw:name="Объект34" text:anchor-type="as-char" svg:y="-0.152in" svg:width="5.8547in" svg:height="0.2008in" draw:z-index="9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60">Показатели рентабельности</text:p>
      <text:p text:style-name="P60"><draw:frame draw:style-name="fr3" draw:name="Объект33" text:anchor-type="as-char" svg:y="-0.2453in" svg:width="4.5689in" svg:height="0.3945in" draw:z-index="96"><draw:object xlink:href="./Object 84" xlink:type="simple" xlink:show="embed" xlink:actuate="onLoad"/><draw:image xlink:href="./ObjectReplacements/Object 84" xlink:type="simple" xlink:show="embed" xlink:actuate="onLoad"/></draw:frame></text:p>
      <text:p text:style-name="P60"><draw:frame draw:style-name="fr3" draw:name="Объект35" text:anchor-type="as-char" svg:y="-0.2728in" svg:width="4.6756in" svg:height="0.4516in" draw:z-index="97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60"><draw:frame draw:style-name="fr3" draw:name="Объект36" text:anchor-type="as-char" svg:y="-0.2453in" svg:width="6.2445in" svg:height="0.3945in" draw:z-index="9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h text:style-name="P106" text:outline-level="1"/>
      <text:h text:style-name="P110" text:outline-level="1"><text:bookmark-start text:name="__RefHeading__1337_1461350614"/>13. ОПРЕДЕЛЕНИЕ ТОЧКИ БЕЗУБЫТОЧНОСТИ<text:bookmark-end text:name="__RefHeading__1337_1461350614"/></text:h>
      <text:p text:style-name="P78">В практической деятельности руководителю любой организации нужно принимать множество управленческих решений. Многие экономические показатели взаимосвязаны между собой и, в конечном итоге, сказываются на финансовом результате деятельности предприятия.</text:p>
      <text:p text:style-name="P86">Самым точным методом определения взаимосвязи между показателями является метод “затраты-объем-прибыль”.</text:p>
      <text:h text:style-name="P114" text:outline-level="2"><text:bookmark-start text:name="__RefHeading__1339_1461350614"/>Определение показателей метода<text:bookmark-end text:name="__RefHeading__1339_1461350614"/></text:h>
      <text:list xml:id="list8530671515339454380" text:style-name="L8">
        <text:list-item>
          <text:p text:style-name="P98">Маржинальный доход МД</text:p>
          <text:p text:style-name="P98"><draw:frame draw:style-name="fr3" draw:name="Объект38" text:anchor-type="as-char" svg:y="-0.152in" svg:width="4.2374in" svg:height="0.2008in" draw:z-index="9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</text:list-item>
        <text:list-item>
          <text:p text:style-name="P98">Коэффициент маржинального дохода kМД</text:p>
          <text:p text:style-name="P98"><draw:frame draw:style-name="fr3" draw:name="Объект37" text:anchor-type="as-char" svg:y="-0.2453in" svg:width="2.2929in" svg:height="0.3945in" draw:z-index="102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  <text:list-item>
          <text:p text:style-name="P98">Точка безубыточности ТБ</text:p>
          <text:p text:style-name="P98">а) Критический объем выручки</text:p>
          <text:p text:style-name="P98"><draw:frame draw:style-name="fr3" draw:name="Объект39" text:anchor-type="as-char" svg:y="-0.2453in" svg:width="3.0126in" svg:height="0.4193in" draw:z-index="104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text:p text:style-name="P98">б) Критический объем производства</text:p>
          <text:p text:style-name="P98"><draw:frame draw:style-name="fr3" draw:name="Объект40" text:anchor-type="as-char" svg:y="-0.2693in" svg:width="3.2193in" svg:height="0.448in" draw:z-index="105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</text:list-item>
        <text:list-item>
          <text:p text:style-name="P98">Цена безубыточности</text:p>
          <text:p text:style-name="P98"><draw:frame draw:style-name="fr3" draw:name="Object47" text:anchor-type="as-char" svg:y="-0.2693in" svg:width="3.122in" svg:height="0.4193in" draw:z-index="106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</text:list-item>
        <text:list-item>
          <text:p text:style-name="P98">Маржинальный запас прочности (запас финансовой прочности) ЗФП</text:p>
          <text:p text:style-name="P98"><draw:frame draw:style-name="fr3" draw:name="Object53" text:anchor-type="as-char" svg:y="-0.2693in" svg:width="4.8756in" svg:height="0.4437in" draw:z-index="107"><draw:object xlink:href="./Object 93" xlink:type="simple" xlink:show="embed" xlink:actuate="onLoad"/><draw:image xlink:href="./ObjectReplacements/Object 93" xlink:type="simple" xlink:show="embed" xlink:actuate="onLoad"/></draw:frame></text:p>
        </text:list-item>
      </text:list>
      <text:p text:style-name="P64"/>
      <text:p text:style-name="P75"/>
      <text:p text:style-name="P76"><text:span text:style-name="Strong_20_Emphasis"><text:span text:style-name="T13">Точка безубыточности</text:span></text:span><text:span text:style-name="T13"> – финансовый показатель, величина которого определяет необходимый объем продаж для стабильной и работы предприятия без получения убытков и прибыли.</text:span></text:p>
      <text:p text:style-name="P77"><draw:frame draw:style-name="fr1" draw:name="Frame1" text:anchor-type="paragraph" svg:x="0.0016in" svg:y="0.6008in" svg:width="6.2984in" draw:z-index="38"><draw:text-box fo:min-height="3.5429in"><text:p text:style-name="Frame_20_contents"><draw:frame draw:style-name="fr2" draw:name="Frame2" text:anchor-type="paragraph" svg:x="-0.05in" svg:y="0.0598in" svg:width="6.2984in" style:rel-width="100%" svg:height="3.5429in" style:rel-height="scale-min" draw:z-index="42"><draw:text-box><text:p text:style-name="P71"><draw:frame draw:style-name="fr4" draw:name="Object54" text:anchor-type="paragraph" svg:x="0.0925in" svg:y="0.1555in" svg:width="6.2984in" style:rel-width="100%" svg:height="3.5429in" style:rel-height="scale" draw:z-index="43"><draw:object xlink:href="./Object 94" xlink:type="simple" xlink:show="embed" xlink:actuate="onLoad"/><draw:image xlink:href="./ObjectReplacements/Object 94" xlink:type="simple" xlink:show="embed" xlink:actuate="onLoad"/></draw:frame><draw:circle text:anchor-type="paragraph" draw:z-index="44" draw:style-name="gr1" draw:text-style-name="P115" svg:width="0.037in" svg:height="0.037in" svg:x="1.3835in" svg:y="3.0071in"><text:p/></draw:circle><draw:frame text:anchor-type="paragraph" draw:z-index="45" draw:style-name="gr2" svg:width="0.3524in" svg:height="0.237in" svg:x="1.2181in" svg:y="2.7882in"><draw:text-box><text:p>ТБ</text:p></draw:text-box></draw:frame><draw:line text:anchor-type="paragraph" draw:z-index="46" draw:style-name="gr3" draw:text-style-name="P115" svg:x1="1.3988in" svg:y1="3.0252in" svg:x2="1.3953in" svg:y2="3.365in"><text:p/></draw:line><draw:line text:anchor-type="paragraph" draw:z-index="51" draw:style-name="gr3" draw:text-style-name="P115" svg:x1="1.3984in" svg:y1="3.0437in" svg:x2="0.8728in" svg:y2="3.0437in"><text:p/></draw:line><draw:frame text:anchor-type="paragraph" draw:z-index="52" draw:style-name="gr4" draw:text-style-name="P116" svg:width="0.5717in" svg:height="0.4551in" svg:x="1.2866in" svg:y="3.3827in"><draw:text-box><text:p><text:span text:style-name="T37">895</text:span></text:p></draw:text-box></draw:frame><draw:frame text:anchor-type="paragraph" draw:z-index="53" draw:style-name="gr5" draw:text-style-name="P117" svg:width="0.8295in" svg:height="0.3449in" svg:x="0.2244in" svg:y="3.102in"><draw:text-box><text:p><text:span text:style-name="T38">965 537,08</text:span></text:p></draw:text-box></draw:frame><draw:line text:anchor-type="paragraph" draw:z-index="54" draw:style-name="gr6" draw:text-style-name="P115" svg:x1="1.3984in" svg:y1="3.1102in" svg:x2="1.5449in" svg:y2="3.2567in"><text:p/></draw:line><draw:line text:anchor-type="paragraph" draw:z-index="55" draw:style-name="gr6" draw:text-style-name="P115" svg:x1="1.6492in" svg:y1="2.9291in" svg:x2="1.9594in" svg:y2="3.2394in"><text:p/></draw:line><draw:line text:anchor-type="paragraph" draw:z-index="56" draw:style-name="gr6" draw:text-style-name="P115" svg:x1="2.3291in" svg:y1="3.25in" svg:x2="1.8937in" svg:y2="2.8146in"><text:p/></draw:line><draw:line text:anchor-type="paragraph" draw:z-index="57" draw:style-name="gr6" draw:text-style-name="P115" svg:x1="2.8236in" svg:y1="3.25in" svg:x2="2.2453in" svg:y2="2.6717in"><text:p/></draw:line><draw:line text:anchor-type="paragraph" draw:z-index="58" draw:style-name="gr6" draw:text-style-name="P115" svg:x1="3.3638in" svg:y1="3.2465in" svg:x2="2.6283in" svg:y2="2.511in"><text:p/></draw:line><draw:line text:anchor-type="paragraph" draw:z-index="59" draw:style-name="gr6" draw:text-style-name="P115" svg:x1="3.8866in" svg:y1="3.2571in" svg:x2="2.9839in" svg:y2="2.3543in"><text:p/></draw:line><draw:line text:anchor-type="paragraph" draw:z-index="60" draw:style-name="gr6" draw:text-style-name="P115" svg:x1="4.5067in" svg:y1="3.2535in" svg:x2="3.4339in" svg:y2="2.1807in"><text:p/></draw:line><draw:line text:anchor-type="paragraph" draw:z-index="61" draw:style-name="gr6" draw:text-style-name="P115" svg:x1="3.8201in" svg:y1="2.0134in" svg:x2="4.8409in" svg:y2="3.0343in"><text:p/></draw:line><draw:line text:anchor-type="paragraph" draw:z-index="62" draw:style-name="gr6" draw:text-style-name="P115" svg:x1="4.2591in" svg:y1="1.8181in" svg:x2="4.8409in" svg:y2="2.4in"><text:p/></draw:line><draw:line text:anchor-type="paragraph" draw:z-index="63" draw:style-name="gr6" draw:text-style-name="P115" svg:x1="4.5555in" svg:y1="1.6992in" svg:x2="4.8417in" svg:y2="1.9854in"><text:p/></draw:line><draw:rect text:anchor-type="paragraph" draw:z-index="64" draw:style-name="gr7" draw:text-style-name="P115" svg:width="0.1713in" svg:height="0.1713in" svg:x="5.1862in" svg:y="2.3972in"><text:p/></draw:rect><draw:line text:anchor-type="paragraph" draw:z-index="65" draw:style-name="gr6" draw:text-style-name="P115" svg:x1="5.1862in" svg:y1="2.5161in" svg:x2="5.2453in" svg:y2="2.5752in"><text:p/></draw:line><draw:line text:anchor-type="paragraph" draw:z-index="66" draw:style-name="gr6" draw:text-style-name="P115" svg:x1="5.2035in" svg:y1="2.4362in" svg:x2="5.3354in" svg:y2="2.5681in"><text:p/></draw:line><draw:line text:anchor-type="paragraph" draw:z-index="68" draw:style-name="gr6" draw:text-style-name="P115" svg:x1="5.2701in" svg:y1="2.3972in" svg:x2="5.3567in" svg:y2="2.4839in"><text:p/></draw:line><draw:frame text:anchor-type="paragraph" draw:z-index="69" draw:style-name="gr8" draw:text-style-name="P118" svg:width="0.4748in" svg:height="0.3421in" svg:x="5.4508in" svg:y="2.3953in"><draw:text-box><text:p><text:span text:style-name="T39">ЗФП</text:span></text:p></draw:text-box></draw:frame>Рисунок <text:sequence text:ref-name="refDrawing0" text:name="Drawing" text:formula="ooow:Drawing+1" style:num-format="1">1</text:sequence>: График безубыточности</text:p></draw:text-box></draw:frame>.</text:p></draw:text-box></draw:frame>График безубыточности наглядно показывает взаимосвязь экономических показателей.</text:p>
      <text:h text:style-name="P106" text:outline-level="1"/>
      <text:h text:style-name="P110" text:outline-level="1"><text:bookmark-start text:name="__RefHeading__1989_1018206720"/>15. РАСЧЕТ ПОКАЗАТЕЛЕЙ ЭФФЕКТИВНОСТИ ОСНОВНЫХ ФОНДОВ<text:bookmark-end text:name="__RefHeading__1989_1018206720"/></text:h>
      <text:p text:style-name="P70"><text:span text:style-name="Strong_20_Emphasis"><text:span text:style-name="T32">Основные фонды</text:span></text:span><text:span text:style-name="T32"> — это часть производственных фондов, которая участвует в процессе производства длительное время, сохраняя при этом свою натуральную форму, а их стоимость переносится на продукцию постепенно, по частям, по мере использования.</text:span></text:p>
      <text:p text:style-name="P69">1. Фонд отдачи Фо</text:p>
      <text:p text:style-name="Text_20_body"><draw:frame draw:style-name="fr3" draw:name="Object55" text:anchor-type="as-char" svg:y="-0.2693in" svg:width="1.0193in" svg:height="0.4429in" draw:z-index="108"><draw:object xlink:href="./Object 95" xlink:type="simple" xlink:show="embed" xlink:actuate="onLoad"/><draw:image xlink:href="./ObjectReplacements/Object 95" xlink:type="simple" xlink:show="embed" xlink:actuate="onLoad"/></draw:frame></text:p>
      <text:p text:style-name="Text_20_body"><draw:frame draw:style-name="fr3" draw:name="Object56" text:anchor-type="as-char" svg:y="-0.2693in" svg:width="2.1799in" svg:height="0.4134in" draw:z-index="109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Text_20_body"><draw:frame draw:style-name="fr3" draw:name="Object57" text:anchor-type="as-char" svg:y="-0.1484in" svg:width="1.8575in" svg:height="0.2098in" draw:z-index="11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Text_20_body"><draw:frame draw:style-name="fr3" draw:name="Object59" text:anchor-type="as-char" svg:y="-0.152in" svg:width="3.7118in" svg:height="0.2134in" draw:z-index="111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Text_20_body"><draw:frame draw:style-name="fr3" draw:name="Object60" text:anchor-type="as-char" svg:y="-0.152in" svg:width="3.9409in" svg:height="0.2134in" draw:z-index="11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Text_20_body"><draw:frame draw:style-name="fr3" draw:name="Object61" text:anchor-type="as-char" svg:y="-0.152in" svg:width="3.8508in" svg:height="0.2134in" draw:z-index="11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Text_20_body"><draw:frame draw:style-name="fr3" draw:name="Object62" text:anchor-type="as-char" svg:y="-0.152in" svg:width="3.8638in" svg:height="0.2134in" draw:z-index="114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Text_20_body"><draw:frame draw:style-name="fr3" draw:name="Object63" text:anchor-type="as-char" svg:y="-0.152in" svg:width="5.3492in" svg:height="0.2134in" draw:z-index="115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Text_20_body"><draw:frame draw:style-name="fr3" draw:name="Object58" text:anchor-type="as-char" svg:y="-0.152in" svg:width="4.4327in" svg:height="0.2134in" draw:z-index="116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Text_20_body"><draw:frame draw:style-name="fr3" draw:name="Object64" text:anchor-type="as-char" svg:y="-0.2693in" svg:width="4.9327in" svg:height="0.411in" draw:z-index="117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Text_20_body"><draw:frame draw:style-name="fr3" draw:name="Object65" text:anchor-type="as-char" svg:y="-0.2693in" svg:width="3.2535in" svg:height="0.4402in" draw:z-index="11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Text_20_body">2. Фондоемкость Фе</text:p>
      <text:p text:style-name="Text_20_body"><draw:frame draw:style-name="fr3" draw:name="Object66" text:anchor-type="as-char" svg:y="-0.2453in" svg:width="2.1799in" svg:height="0.4165in" draw:z-index="11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Text_20_body">3. Фондовооруженность Фв</text:p>
      <text:p text:style-name="Text_20_body"><draw:frame draw:style-name="fr3" draw:name="Object67" text:anchor-type="as-char" svg:y="-0.2693in" svg:width="2.9728in" svg:height="0.4417in" draw:z-index="120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h text:style-name="P111" text:outline-level="1"><text:bookmark-start text:name="__RefHeading__1991_1018206720"/>16. ФИНАНСОВЫЙ ПЛАН<text:bookmark-end text:name="__RefHeading__1991_1018206720"/></text:h>
      <text:p text:style-name="P85">Финансовый план - составляется в виде баланса доходов и расходов, который выражает в денежной форме результаты хозяйственно-финансовой деятельности предприятия, взаимоотношения с бюджетом, банками за рассматриваемый период. </text:p>
      <text:p text:style-name="P92">Таблица 9. Финансовый план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row>
          <table:table-cell table:style-name="Table6.A1" office:value-type="string">
            <text:p text:style-name="P35">Наименование показателя</text:p>
          </table:table-cell>
          <table:table-cell table:style-name="Table6.A1" office:value-type="string">
            <text:p text:style-name="P35">Декабрь</text:p>
            <text:p text:style-name="P35">2015 г.</text:p>
          </table:table-cell>
          <table:table-cell table:style-name="Table6.A1" office:value-type="string">
            <text:p text:style-name="P35">I квартал</text:p>
            <text:p text:style-name="P35">2016 г.</text:p>
          </table:table-cell>
          <table:table-cell table:style-name="Table6.A1" office:value-type="string">
            <text:p text:style-name="P35">II квартал</text:p>
            <text:p text:style-name="P35">2016 г.</text:p>
          </table:table-cell>
          <table:table-cell table:style-name="Table6.A1" office:value-type="string">
            <text:p text:style-name="P35">III квартал</text:p>
            <text:p text:style-name="P35">2016 г.</text:p>
          </table:table-cell>
          <table:table-cell table:style-name="Table6.F1" office:value-type="string">
            <text:p text:style-name="P35">IV квартал</text:p>
            <text:p text:style-name="P35">2016 г.</text:p>
          </table:table-cell>
        </table:table-row>
        <table:table-row>
          <table:table-cell table:style-name="Table6.A2" office:value-type="string">
            <text:p text:style-name="P36">1. Поступление выручки и других денежных средств</text:p>
          </table:table-cell>
          <table:table-cell table:style-name="Table6.A2" office:value-type="string">
            <text:p text:style-name="P29">-</text:p>
          </table:table-cell>
          <table:table-cell table:style-name="Table6.A2" office:value-type="string">
            <text:p text:style-name="P40">22 933 040,4</text:p>
          </table:table-cell>
          <table:table-cell table:style-name="Table6.A2" office:value-type="string">
            <text:p text:style-name="P40">22 933 040,4</text:p>
          </table:table-cell>
          <table:table-cell table:style-name="Table6.A2" office:value-type="string">
            <text:p text:style-name="P40">22 933 040,4</text:p>
          </table:table-cell>
          <table:table-cell table:style-name="Table6.F2" office:value-type="string">
            <text:p text:style-name="P40">22 933 040,4</text:p>
          </table:table-cell>
        </table:table-row>
        <table:table-row>
          <table:table-cell table:style-name="Table6.A2" office:value-type="string">
            <text:p text:style-name="P36">2. Поступление кредитных средств</text:p>
          </table:table-cell>
          <table:table-cell table:style-name="Table6.A2" office:value-type="string">
            <text:p text:style-name="P22">6 204 800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30">-</text:p>
          </table:table-cell>
          <table:table-cell table:style-name="Table6.F2" office:value-type="string">
            <text:p text:style-name="P30">-</text:p>
          </table:table-cell>
        </table:table-row>
        <table:table-row>
          <table:table-cell table:style-name="Table6.A2" office:value-type="string">
            <text:p text:style-name="P42">Итого поступлений</text:p>
          </table:table-cell>
          <table:table-cell table:style-name="Table6.A2" office:value-type="string">
            <text:p text:style-name="P23">6 204 800</text:p>
          </table:table-cell>
          <table:table-cell table:style-name="Table6.A2" office:value-type="string">
            <text:p text:style-name="P41">22 933 040,4</text:p>
          </table:table-cell>
          <table:table-cell table:style-name="Table6.A2" office:value-type="string">
            <text:p text:style-name="P41">22 933 040,4</text:p>
          </table:table-cell>
          <table:table-cell table:style-name="Table6.A2" office:value-type="string">
            <text:p text:style-name="P41">22 933 040,4</text:p>
          </table:table-cell>
          <table:table-cell table:style-name="Table6.F2" office:value-type="string">
            <text:p text:style-name="P41">22 933 040,4</text:p>
          </table:table-cell>
        </table:table-row>
        <table:table-row>
          <table:table-cell table:style-name="Table6.A2" office:value-type="string">
            <text:p text:style-name="P42">3. Платежи на сторону</text:p>
          </table:table-cell>
          <table:table-cell table:style-name="Table6.A2" office:value-type="string">
            <text:p text:style-name="P53">6 161 400</text:p>
          </table:table-cell>
          <table:table-cell table:style-name="Table6.A2" office:value-type="string">
            <text:p text:style-name="P53">17 444 581,47</text:p>
          </table:table-cell>
          <table:table-cell table:style-name="Table6.A2" office:value-type="string">
            <text:p text:style-name="P53">17 444 581,47</text:p>
          </table:table-cell>
          <table:table-cell table:style-name="Table6.A2" office:value-type="string">
            <text:p text:style-name="P53">17 465 781</text:p>
          </table:table-cell>
          <table:table-cell table:style-name="Table6.F2" office:value-type="string">
            <text:p text:style-name="P53">23 628 181,47</text:p>
          </table:table-cell>
        </table:table-row>
        <table:table-row>
          <table:table-cell table:style-name="Table6.A2" office:value-type="string">
            <text:p text:style-name="P42">3.1 Оплата оборудования</text:p>
          </table:table-cell>
          <table:table-cell table:style-name="Table6.A2" office:value-type="string">
            <text:p text:style-name="P17"><text:span text:style-name="T26">1 </text:span>416 800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30">-</text:p>
          </table:table-cell>
          <table:table-cell table:style-name="Table6.F2" office:value-type="string">
            <text:p text:style-name="P30">-</text:p>
          </table:table-cell>
        </table:table-row>
        <table:table-row>
          <table:table-cell table:style-name="Table6.A2" office:value-type="string">
            <text:p text:style-name="P42">3.2 Оплата материалов</text:p>
          </table:table-cell>
          <table:table-cell table:style-name="Table6.A2" office:value-type="string">
            <text:p text:style-name="P22">4 638 000</text:p>
          </table:table-cell>
          <table:table-cell table:style-name="Table6.A2" office:value-type="string">
            <text:p text:style-name="P43">13 914 000</text:p>
          </table:table-cell>
          <table:table-cell table:style-name="Table6.A2" office:value-type="string">
            <text:p text:style-name="P43">13 914 000</text:p>
          </table:table-cell>
          <table:table-cell table:style-name="Table6.A2" office:value-type="string">
            <text:p text:style-name="P43">13 914 000</text:p>
          </table:table-cell>
          <table:table-cell table:style-name="Table6.F2" office:value-type="string">
            <text:p text:style-name="P43">13 914 000</text:p>
          </table:table-cell>
        </table:table-row>
        <table:table-row>
          <table:table-cell table:style-name="Table6.A2" office:value-type="string">
            <text:p text:style-name="P44">3.3 Оплата электроэнергии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45">72 841,11</text:p>
          </table:table-cell>
          <table:table-cell table:style-name="Table6.A2" office:value-type="string">
            <text:p text:style-name="P45">72 841,11</text:p>
          </table:table-cell>
          <table:table-cell table:style-name="Table6.A2" office:value-type="string">
            <text:p text:style-name="P45">72 841,11</text:p>
          </table:table-cell>
          <table:table-cell table:style-name="Table6.F2" office:value-type="string">
            <text:p text:style-name="P45">72 841,11</text:p>
          </table:table-cell>
        </table:table-row>
        <table:table-row>
          <table:table-cell table:style-name="Table6.A2" office:value-type="string">
            <text:p text:style-name="P46">3.4 Реклама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45">32 640</text:p>
          </table:table-cell>
          <table:table-cell table:style-name="Table6.A2" office:value-type="string">
            <text:p text:style-name="P45">32 640</text:p>
          </table:table-cell>
          <table:table-cell table:style-name="Table6.A2" office:value-type="string">
            <text:p text:style-name="P45">32 640</text:p>
          </table:table-cell>
          <table:table-cell table:style-name="Table6.F2" office:value-type="string">
            <text:p text:style-name="P45">32 640</text:p>
          </table:table-cell>
        </table:table-row>
        <table:table-row>
          <table:table-cell table:style-name="Table6.A2" office:value-type="string">
            <text:p text:style-name="P46">3.5 Аренда</text:p>
          </table:table-cell>
          <table:table-cell table:style-name="Table6.A2" office:value-type="string">
            <text:p text:style-name="P22">106 600</text:p>
          </table:table-cell>
          <table:table-cell table:style-name="Table6.A2" office:value-type="string">
            <text:p text:style-name="P37">319 800</text:p>
          </table:table-cell>
          <table:table-cell table:style-name="Table6.A2" office:value-type="string">
            <text:p text:style-name="P37">319 800</text:p>
          </table:table-cell>
          <table:table-cell table:style-name="Table6.A2" office:value-type="string">
            <text:p text:style-name="P37">319 800</text:p>
          </table:table-cell>
          <table:table-cell table:style-name="Table6.F2" office:value-type="string">
            <text:p text:style-name="P37">319 800</text:p>
          </table:table-cell>
        </table:table-row>
        <table:table-row>
          <table:table-cell table:style-name="Table6.A2" office:value-type="string">
            <text:p text:style-name="P39">3.6 Заработная плата</text:p>
          </table:table-cell>
          <table:table-cell table:style-name="Table6.A2" office:value-type="string">
            <text:p text:style-name="P31">-</text:p>
          </table:table-cell>
          <table:table-cell table:style-name="Table6.A2" office:value-type="string">
            <text:p text:style-name="P37">600 997,11</text:p>
          </table:table-cell>
          <table:table-cell table:style-name="Table6.A2" office:value-type="string">
            <text:p text:style-name="P37">600 997,11</text:p>
          </table:table-cell>
          <table:table-cell table:style-name="Table6.A2" office:value-type="string">
            <text:p text:style-name="P37">600 997,11</text:p>
          </table:table-cell>
          <table:table-cell table:style-name="Table6.F2" office:value-type="string">
            <text:p text:style-name="P37">600 997,11</text:p>
          </table:table-cell>
        </table:table-row>
        <table:table-row>
          <table:table-cell table:style-name="Table6.A2" office:value-type="string">
            <text:p text:style-name="P39">3.7 Налоги</text:p>
            <text:p text:style-name="P39">- <text:span text:style-name="T27">страховые</text:span></text:p>
            <text:p text:style-name="P39">- <text:span text:style-name="T27">НДС</text:span></text:p>
            <text:p text:style-name="P39">- <text:span text:style-name="T27">на прибыль</text:span></text:p>
          </table:table-cell>
          <table:table-cell table:style-name="Table6.A2" office:value-type="string">
            <text:p text:style-name="P32">-</text:p>
          </table:table-cell>
          <table:table-cell table:style-name="Table6.A2" office:value-type="string">
            <text:p text:style-name="P47">1 <text:span text:style-name="T28">9</text:span>14 848,25</text:p>
          </table:table-cell>
          <table:table-cell table:style-name="Table6.A2" office:value-type="string">
            <text:p text:style-name="P48">1 <text:span text:style-name="T28">9</text:span>14 848,25</text:p>
          </table:table-cell>
          <table:table-cell table:style-name="Table6.A2" office:value-type="string">
            <text:p text:style-name="P48">1 <text:span text:style-name="T28">9</text:span>14 848,25</text:p>
          </table:table-cell>
          <table:table-cell table:style-name="Table6.F2" office:value-type="string">
            <text:p text:style-name="P48">1 <text:span text:style-name="T28">9</text:span>14 848,25</text:p>
          </table:table-cell>
        </table:table-row>
        <table:table-row>
          <table:table-cell table:style-name="Table6.A2" office:value-type="string">
            <text:p text:style-name="P50">3.8 Процент по кредиту</text:p>
          </table:table-cell>
          <table:table-cell table:style-name="Table6.A2" office:value-type="string">
            <text:p text:style-name="P33">-</text:p>
          </table:table-cell>
          <table:table-cell table:style-name="Table6.A2" office:value-type="string">
            <text:p text:style-name="P49">589 455</text:p>
          </table:table-cell>
          <table:table-cell table:style-name="Table6.A2" office:value-type="string">
            <text:p text:style-name="P49">589 455</text:p>
          </table:table-cell>
          <table:table-cell table:style-name="Table6.A2" office:value-type="string">
            <text:p text:style-name="P49">589 455</text:p>
          </table:table-cell>
          <table:table-cell table:style-name="Table6.F2" office:value-type="string">
            <text:p text:style-name="P49">589 455</text:p>
          </table:table-cell>
        </table:table-row>
        <table:table-row>
          <table:table-cell table:style-name="Table6.A2" office:value-type="string">
            <text:p text:style-name="P50">3.9 Возврат кредита</text:p>
          </table:table-cell>
          <table:table-cell table:style-name="Table6.A2" office:value-type="string">
            <text:p text:style-name="P33">-</text:p>
          </table:table-cell>
          <table:table-cell table:style-name="Table6.A2" office:value-type="string">
            <text:p text:style-name="P38">-</text:p>
          </table:table-cell>
          <table:table-cell table:style-name="Table6.A2" office:value-type="string">
            <text:p text:style-name="P38">-</text:p>
          </table:table-cell>
          <table:table-cell table:style-name="Table6.A2" office:value-type="string">
            <text:p text:style-name="P49">21 200</text:p>
          </table:table-cell>
          <table:table-cell table:style-name="Table6.F2" office:value-type="string">
            <text:p text:style-name="P49">6 183 600</text:p>
          </table:table-cell>
        </table:table-row>
        <table:table-row>
          <table:table-cell table:style-name="Table6.A2" office:value-type="string">
            <text:p text:style-name="P50">4. Баланс платежей</text:p>
          </table:table-cell>
          <table:table-cell table:style-name="Table6.A2" office:value-type="string">
            <text:p text:style-name="P18">43 400</text:p>
          </table:table-cell>
          <table:table-cell table:style-name="Table6.A2" office:value-type="string">
            <text:p text:style-name="P52">5 488 458,93</text:p>
          </table:table-cell>
          <table:table-cell table:style-name="Table6.A2" office:value-type="string">
            <text:p text:style-name="P52">5 488 458,93</text:p>
          </table:table-cell>
          <table:table-cell table:style-name="Table6.A2" office:value-type="string">
            <text:p text:style-name="P52">5 467 259,4</text:p>
          </table:table-cell>
          <table:table-cell table:style-name="Table6.F2" office:value-type="string">
            <text:p text:style-name="P51">-<text:span text:style-name="T28">695 141,07</text:span></text:p>
          </table:table-cell>
        </table:table-row>
      </table:table>
      <text:p text:style-name="P58"/>
      <text:h text:style-name="P108" text:outline-level="1"><text:bookmark-start text:name="__RefHeading__32465_1461350614"/>ЗАКЛЮЧЕНИЕ<text:bookmark-end text:name="__RefHeading__32465_1461350614"/></text:h>
      <text:p text:style-name="P74">По расч<text:span text:style-name="T18">е</text:span>там, проведенным в данной курсовой работе, финансовый результат деятельности предприятия за год составит 1<text:span text:style-name="T28">7</text:span> <text:span text:style-name="T28">182 728</text:span>,<text:span text:style-name="T28">23</text:span> рублей. Этой суммы хватит на то, чтобы продолжить успешное дальнейшее функционирование предприятия. Тем более, что с каждого рубля реализации предприятие получает довольно неплохую прибыль (<text:span text:style-name="T28">29</text:span>%), отдача на рубль вложенного капитала составляет <text:span text:style-name="T29">34,1</text:span>%, а прибыльность данной продукции равна <text:span text:style-name="T28">31</text:span>%. Притом, объём выпуска продукции существенно выше точки безубыточности, то есть направлен на получение прибыли, о чём также свидетельствует запас финансовой прочности, составляющий свыше <text:span text:style-name="T30">пяти</text:span> миллионов рублей. </text:p>
      <text:p text:style-name="P72">Из всего этого можно сделать вывод, что предприниматель находится на верном пути. Такое предприятие создавать имеет смысл, все расходы окупятся в процессе производства.</text:p>
      <text:h text:style-name="P112" text:outline-level="1"><text:bookmark-start text:name="__RefHeading__1993_1018206720"/>СПИСОК ИСПОЛЬЗОВАННОЙ ЛИТЕРАТУРЫ<text:bookmark-end text:name="__RefHeading__1993_1018206720"/></text:h>
      <text:p text:style-name="P67"><text:span text:style-name="T31">1. Конспект лекций по дисциплине </text:span>«Экономика о<text:span text:style-name="T31">рганизации</text:span>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201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50%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.5902in" style:auto-text-indent="false"/>
      <style:text-properties style:font-name="Liberation Serif1" fo:font-family="'Liberation Serif'" style:font-style-name="Полужирный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74in" fo:margin-left="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7T12:28:12.663805113</meta:creation-date>
    <dc:date>2015-11-16T02:26:52.514207213</dc:date>
    <meta:editing-duration>P2DT2H35M33S</meta:editing-duration>
    <meta:editing-cycles>116</meta:editing-cycles>
    <meta:generator>LibreOffice/4.2.8.2$Linux_X86_64 LibreOffice_project/420m0$Build-2</meta:generator>
    <meta:printed-by>Artem Starostyants</meta:printed-by>
    <meta:print-date>2015-10-27T15:47:49.622558416</meta:print-date>
    <meta:document-statistic meta:table-count="10" meta:image-count="0" meta:object-count="107" meta:page-count="23" meta:paragraph-count="568" meta:word-count="2341" meta:character-count="16575" meta:non-whitespace-character-count="14670"/>
  </office:meta>
</office:document-meta>
</file>

<file path=Object 1/content.xml><?xml version="1.0" encoding="utf-8"?>
<math xmlns="http://www.w3.org/1998/Math/MathML" display="block">
  <semantics>
    <mrow>
      <mrow>
        <mi mathvariant="italic">Фэфф</mi>
        <mo stretchy="false">=</mo>
        <mi mathvariant="italic">Ср</mi>
      </mrow>
      <mi>.</mi>
      <mrow>
        <mi mathvariant="italic">продолжительность</mi>
        <mo stretchy="false">×</mo>
        <mi mathvariant="italic">Число</mi>
      </mrow>
      <mi mathvariant="italic">рабочих</mi>
      <mrow>
        <mi mathvariant="italic">дней</mi>
        <mo stretchy="false">=</mo>
        <mrow>
          <mn>7,59</mn>
          <mo stretchy="false">×</mo>
          <mn>19,36</mn>
        </mrow>
        <mo stretchy="false">=</mo>
        <mn>146,94</mn>
      </mrow>
      <mrow>
        <mo fence="true" stretchy="false">(</mo>
        <mrow>
          <mi mathvariant="italic">часов</mi>
        </mrow>
        <mo fence="true" stretchy="false">)</mo>
      </mrow>
    </mrow>
    <annotation encoding="StarMath 5.0">Фэфф = Ср. продолжительность times Число рабочих дней = 7,59 times 19,36 = 146,94 (часов) </annotation>
  </semantics>
</math>
</file>

<file path=Object 10/content.xml><?xml version="1.0" encoding="utf-8"?>
<math xmlns="http://www.w3.org/1998/Math/MathML" display="block">
  <semantics>
    <mrow>
      <mrow>
        <msub>
          <mi mathvariant="normal">%</mi>
          <mn>1</mn>
        </msub>
        <mo stretchy="false">=</mo>
        <mrow>
          <mfrac>
            <msub>
              <mi>Q</mi>
              <mrow>
                <mi mathvariant="italic">расч</mi>
                <mn>.1</mn>
              </mrow>
            </msub>
            <msub>
              <mi>Q</mi>
              <mrow>
                <mi mathvariant="italic">прин</mi>
                <mn>.1</mn>
              </mrow>
            </msub>
          </mfrac>
          <mo stretchy="false">×</mo>
          <mn>100</mn>
        </mrow>
      </mrow>
      <mrow>
        <mtext>%</mtext>
        <mo stretchy="false">=</mo>
        <mfrac>
          <mn>1,49</mn>
          <mn>2</mn>
        </mfrac>
        <mo stretchy="false">=</mo>
        <mn>70</mn>
      </mrow>
      <mtext>%</mtext>
    </mrow>
    <annotation encoding="StarMath 5.0">%З_1 = {Q_расч.1} over {Q_прин.1} times 100"%" ={1,49} over {2}= 70"%" </annotation>
  </semantics>
</math>
</file>

<file path=Object 100/content.xml><?xml version="1.0" encoding="utf-8"?>
<math xmlns="http://www.w3.org/1998/Math/MathML" display="block">
  <semantics>
    <mrow>
      <mrow>
        <msub>
          <mi mathvariant="italic">АО</mi>
          <mn>2</mn>
        </msub>
        <mo stretchy="false">=</mo>
        <mrow>
          <msub>
            <mi mathvariant="italic">ОПФ</mi>
            <mrow>
              <mi mathvariant="italic">перв</mi>
              <mn>2</mn>
            </mrow>
          </msub>
          <mo stretchy="false">×</mo>
          <msub>
            <mi>Н</mi>
            <mrow>
              <mi mathvariant="italic">аморт</mi>
              <mrow>
                <mn>2</mn>
                <mo stretchy="false">/</mo>
                <mi mathvariant="italic">год</mi>
              </mrow>
            </mrow>
          </msub>
        </mrow>
        <mo stretchy="false">=</mo>
        <mn>116</mn>
      </mrow>
      <mrow>
        <mrow>
          <mn>000</mn>
          <mo stretchy="false">×</mo>
          <mn>0,25</mn>
        </mrow>
        <mo stretchy="false">=</mo>
        <mn>29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АО_2 = ОПФ_перв2 times Н_{аморт2/год} = 116 000 times 0,25 = 29 000 ( руб. )</annotation>
  </semantics>
</math>
</file>

<file path=Object 101/content.xml><?xml version="1.0" encoding="utf-8"?>
<math xmlns="http://www.w3.org/1998/Math/MathML" display="block">
  <semantics>
    <mrow>
      <mrow>
        <msub>
          <mi mathvariant="italic">АО</mi>
          <mn>3</mn>
        </msub>
        <mo stretchy="false">=</mo>
        <mrow>
          <msub>
            <mi mathvariant="italic">ОПФ</mi>
            <mrow>
              <mi mathvariant="italic">перв</mi>
              <mn>3</mn>
            </mrow>
          </msub>
          <mo stretchy="false">×</mo>
          <msub>
            <mi>Н</mi>
            <mrow>
              <mi mathvariant="italic">аморт</mi>
              <mrow>
                <mn>3</mn>
                <mo stretchy="false">/</mo>
                <mi mathvariant="italic">год</mi>
              </mrow>
            </mrow>
          </msub>
        </mrow>
        <mo stretchy="false">=</mo>
        <mn>117</mn>
      </mrow>
      <mrow>
        <mrow>
          <mn>700</mn>
          <mo stretchy="false">×</mo>
          <mn>0,2</mn>
        </mrow>
        <mo stretchy="false">=</mo>
        <mn>23</mn>
      </mrow>
      <mn>54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АО_3 = ОПФ_перв3 times Н_{аморт3/год} = 117 700 times 0,2 = 23 540 ( руб. )</annotation>
  </semantics>
</math>
</file>

<file path=Object 102/content.xml><?xml version="1.0" encoding="utf-8"?>
<math xmlns="http://www.w3.org/1998/Math/MathML" display="block">
  <semantics>
    <mrow>
      <mrow>
        <msub>
          <mi mathvariant="italic">АО</mi>
          <mn>4</mn>
        </msub>
        <mo stretchy="false">=</mo>
        <mrow>
          <msub>
            <mi mathvariant="italic">ОПФ</mi>
            <mrow>
              <mi mathvariant="italic">перв</mi>
              <mn>4</mn>
            </mrow>
          </msub>
          <mo stretchy="false">×</mo>
          <msub>
            <mi>Н</mi>
            <mrow>
              <mi mathvariant="italic">аморт</mi>
              <mrow>
                <mn>4</mn>
                <mo stretchy="false">/</mo>
                <mi mathvariant="italic">год</mi>
              </mrow>
            </mrow>
          </msub>
        </mrow>
        <mo stretchy="false">=</mo>
        <mn>96</mn>
      </mrow>
      <mrow>
        <mrow>
          <mn>700</mn>
          <mo stretchy="false">×</mo>
          <mn>0,33</mn>
        </mrow>
        <mo stretchy="false">=</mo>
        <mn>31</mn>
      </mrow>
      <mn>911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АО_4 = ОПФ_перв4 times Н_{аморт4/год} = 96 700 times 0,33 = 31 911 ( руб. )</annotation>
  </semantics>
</math>
</file>

<file path=Object 103/content.xml><?xml version="1.0" encoding="utf-8"?>
<math xmlns="http://www.w3.org/1998/Math/MathML" display="block">
  <semantics>
    <mrow>
      <mrow>
        <msub>
          <mi mathvariant="italic">АО</mi>
          <mi mathvariant="italic">год</mi>
        </msub>
        <mo stretchy="false">=</mo>
        <mrow>
          <mrow>
            <msub>
              <mi mathvariant="italic">АО</mi>
              <mn>1</mn>
            </msub>
            <mo stretchy="false">×</mo>
            <msub>
              <mi>Q</mi>
              <mrow>
                <mi mathvariant="italic">прин</mi>
                <mn>1</mn>
              </mrow>
            </msub>
          </mrow>
          <mo stretchy="false">+</mo>
          <mrow>
            <msub>
              <mi mathvariant="italic">АО</mi>
              <mn>2</mn>
            </msub>
            <mo stretchy="false">×</mo>
            <msub>
              <mi>Q</mi>
              <mrow>
                <mi mathvariant="italic">прин</mi>
                <mn>2</mn>
              </mrow>
            </msub>
          </mrow>
          <mo stretchy="false">+</mo>
          <mrow>
            <msub>
              <mi mathvariant="italic">АО</mi>
              <mn>3</mn>
            </msub>
            <mo stretchy="false">×</mo>
            <msub>
              <mi>Q</mi>
              <mrow>
                <mi mathvariant="italic">прин</mi>
                <mn>3</mn>
              </mrow>
            </msub>
          </mrow>
          <mo stretchy="false">+</mo>
          <mrow>
            <msub>
              <mi mathvariant="italic">АО</mi>
              <mn>4</mn>
            </msub>
            <mo stretchy="false">×</mo>
            <msub>
              <mi>Q</mi>
              <mrow>
                <mi mathvariant="italic">прин</mi>
                <mn>4</mn>
              </mrow>
            </msub>
          </mrow>
        </mrow>
        <mo stretchy="false">=</mo>
        <mn>428</mn>
      </mrow>
      <mn>386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АО_год = АО_1 times Q_прин1 + АО_2 times Q_прин2 + АО_3 times Q_прин3 + АО_4 times Q_прин4 = 428 386 ( руб. )</annotation>
  </semantics>
</math>
</file>

<file path=Object 104/content.xml><?xml version="1.0" encoding="utf-8"?>
<math xmlns="http://www.w3.org/1998/Math/MathML" display="block">
  <semantics>
    <mrow>
      <mover accent="true">
        <mi mathvariant="italic">ОПФ</mi>
        <mo>¯</mo>
      </mover>
      <mrow>
        <msub>
          <mrow/>
          <mi mathvariant="italic">год</mi>
        </msub>
        <mo stretchy="false">=</mo>
        <mfrac>
          <mrow>
            <msub>
              <mi mathvariant="italic">ОПФ</mi>
              <mi mathvariant="italic">нач</mi>
            </msub>
            <mo stretchy="false">−</mo>
            <mi mathvariant="italic">ОПФост</mi>
          </mrow>
          <mn>2</mn>
        </mfrac>
        <mo stretchy="false">=</mo>
        <mfrac>
          <mrow>
            <mn>1</mn>
            <mn>416</mn>
            <mrow>
              <mn>800</mn>
              <mo stretchy="false">+</mo>
              <mn>988</mn>
            </mrow>
            <mn>414</mn>
          </mrow>
          <mn>2</mn>
        </mfrac>
        <mo stretchy="false">=</mo>
        <mn>1</mn>
      </mrow>
      <mn>202</mn>
      <mn>60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overline{ОПФ}{}_год = { ОПФ_нач - ОПФост } over { 2 } = { 1 416 800 + 988 414 } over{2 } = 1 202 607 ( руб. )</annotation>
  </semantics>
</math>
</file>

<file path=Object 105/content.xml><?xml version="1.0" encoding="utf-8"?>
<math xmlns="http://www.w3.org/1998/Math/MathML" display="block">
  <semantics>
    <mrow>
      <mrow>
        <msub>
          <mi>Ф</mi>
          <mi>о</mi>
        </msub>
        <mo stretchy="false">=</mo>
        <mfrac>
          <msub>
            <mi>В</mi>
            <mi mathvariant="italic">рп</mi>
          </msub>
          <mrow>
            <mover accent="true">
              <mi mathvariant="italic">ОПФ</mi>
              <mo>¯</mo>
            </mover>
            <msub>
              <mrow/>
              <mi mathvariant="italic">год</mi>
            </msub>
          </mrow>
        </mfrac>
        <mo stretchy="false">=</mo>
        <mfrac>
          <mrow>
            <mrow>
              <mn>12</mn>
              <mo stretchy="false">×</mo>
              <mn>7</mn>
            </mrow>
            <mn>644</mn>
            <mn>364,8</mn>
          </mrow>
          <mrow>
            <mn>1</mn>
            <mn>202</mn>
            <mn>607</mn>
          </mrow>
        </mfrac>
        <mo stretchy="false">=</mo>
        <mn>76,28</mn>
      </mrow>
      <mrow>
        <mo fence="true" stretchy="false">(</mo>
        <mrow>
          <mrow>
            <mi>р</mi>
            <mo stretchy="false">/</mo>
            <mi>р</mi>
          </mrow>
        </mrow>
        <mo fence="true" stretchy="false">)</mo>
      </mrow>
    </mrow>
    <annotation encoding="StarMath 5.0">Ф_о = { В_рп } over { overline{ОПФ}{}_год } = { 12 times 7 644 364,8 } over { 1 202 607 } = 76,28  ( р/р )</annotation>
  </semantics>
</math>
</file>

<file path=Object 106/content.xml><?xml version="1.0" encoding="utf-8"?>
<math xmlns="http://www.w3.org/1998/Math/MathML" display="block">
  <semantics>
    <mrow>
      <mrow>
        <msub>
          <mi>Ф</mi>
          <mi>е</mi>
        </msub>
        <mo stretchy="false">=</mo>
        <mfrac>
          <mn>1</mn>
          <msub>
            <mi>Ф</mi>
            <mi>о</mi>
          </msub>
        </mfrac>
        <mo stretchy="false">=</mo>
        <mfrac>
          <mn>1</mn>
          <mn>76,28</mn>
        </mfrac>
        <mo stretchy="false">=</mo>
        <mn>0,013</mn>
      </mrow>
      <mrow>
        <mo fence="true" stretchy="false">(</mo>
        <mrow>
          <mrow>
            <mi>р</mi>
            <mo stretchy="false">/</mo>
            <mi>р</mi>
          </mrow>
        </mrow>
        <mo fence="true" stretchy="false">)</mo>
      </mrow>
    </mrow>
    <annotation encoding="StarMath 5.0">Ф_е = { 1 } over { Ф_о } = { 1 } over { 76,28 } = 0,013 ( р/р )</annotation>
  </semantics>
</math>
</file>

<file path=Object 107/content.xml><?xml version="1.0" encoding="utf-8"?>
<math xmlns="http://www.w3.org/1998/Math/MathML" display="block">
  <semantics>
    <mrow>
      <mrow>
        <msub>
          <mi>Ф</mi>
          <mi>в</mi>
        </msub>
        <mo stretchy="false">=</mo>
        <mfrac>
          <mrow>
            <mover accent="true">
              <mi mathvariant="italic">ОПФ</mi>
              <mo>¯</mo>
            </mover>
            <msub>
              <mrow/>
              <mi mathvariant="italic">год</mi>
            </msub>
          </mrow>
          <msub>
            <mi>ч</mi>
            <mi mathvariant="italic">осн</mi>
          </msub>
        </mfrac>
        <mo stretchy="false">=</mo>
        <mfrac>
          <mrow>
            <mn>1</mn>
            <mn>202</mn>
            <mn>607</mn>
          </mrow>
          <mn>14</mn>
        </mfrac>
        <mo stretchy="false">=</mo>
        <mn>85</mn>
      </mrow>
      <mn>900,5</mn>
      <mrow>
        <mo fence="true" stretchy="false">(</mo>
        <mrow>
          <mrow>
            <mi>р</mi>
            <mo stretchy="false">/</mo>
            <mi>ч</mi>
          </mrow>
        </mrow>
        <mo fence="true" stretchy="false">)</mo>
      </mrow>
    </mrow>
    <annotation encoding="StarMath 5.0">Ф_в = { overline{ОПФ}{}_год } over { ч_осн } = { 1 202 607 } over { 14 } = 85 900,5 ( р/ч )</annotation>
  </semantics>
</math>
</file>

<file path=Object 11/content.xml><?xml version="1.0" encoding="utf-8"?>
<math xmlns="http://www.w3.org/1998/Math/MathML" display="block">
  <semantics>
    <mrow>
      <mrow>
        <msub>
          <mi>Q</mi>
          <mrow>
            <mi mathvariant="italic">прин</mi>
            <mn>.2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2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2 = lceil Q_расч.2 rceil = 3 ( шт. )</annotation>
  </semantics>
</math>
</file>

<file path=Object 12/content.xml><?xml version="1.0" encoding="utf-8"?>
<math xmlns="http://www.w3.org/1998/Math/MathML" display="block">
  <semantics>
    <mrow>
      <mrow>
        <msub>
          <mi>Q</mi>
          <mrow>
            <mi mathvariant="italic">прин</mi>
            <mn>.3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3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3 = lceil Q_расч.3 rceil = 3 ( шт. )</annotation>
  </semantics>
</math>
</file>

<file path=Object 13/content.xml><?xml version="1.0" encoding="utf-8"?>
<math xmlns="http://www.w3.org/1998/Math/MathML" display="block">
  <semantics>
    <mrow>
      <mrow>
        <msub>
          <mi>Q</mi>
          <mrow>
            <mi mathvariant="italic">прин</mi>
            <mn>.4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4</mn>
              </mrow>
            </msub>
          </mrow>
          <mo fence="true" stretchy="false">⌉</mo>
        </mrow>
        <mo stretchy="false">=</mo>
        <mn>6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4 = lceil Q_расч.4 rceil = 6 ( шт. )</annotation>
  </semantics>
</math>
</file>

<file path=Object 14/content.xml><?xml version="1.0" encoding="utf-8"?>
<math xmlns="http://www.w3.org/1998/Math/MathML" display="block">
  <semantics>
    <mrow>
      <mrow>
        <msub>
          <mi mathvariant="normal">%</mi>
          <mn>2</mn>
        </msub>
        <mo stretchy="false">=</mo>
        <mrow>
          <mfrac>
            <msub>
              <mi>Q</mi>
              <mrow>
                <mi mathvariant="italic">расч</mi>
                <mn>.2</mn>
              </mrow>
            </msub>
            <msub>
              <mi>Q</mi>
              <mrow>
                <mi mathvariant="italic">прин</mi>
                <mn>.2</mn>
              </mrow>
            </msub>
          </mfrac>
          <mo stretchy="false">×</mo>
          <mn>100</mn>
        </mrow>
      </mrow>
      <mrow>
        <mtext>%</mtext>
        <mo stretchy="false">=</mo>
        <mfrac>
          <mn>2,85</mn>
          <mn>3</mn>
        </mfrac>
        <mo stretchy="false">=</mo>
        <mn>95</mn>
      </mrow>
      <mtext>%</mtext>
    </mrow>
    <annotation encoding="StarMath 5.0">%З_2 = {Q_расч.2} over {Q_прин.2} times 100"%" ={2,85} over {3}= 95"%" </annotation>
  </semantics>
</math>
</file>

<file path=Object 15/content.xml><?xml version="1.0" encoding="utf-8"?>
<math xmlns="http://www.w3.org/1998/Math/MathML" display="block">
  <semantics>
    <mrow>
      <mrow>
        <msub>
          <mi mathvariant="normal">%</mi>
          <mn>3</mn>
        </msub>
        <mo stretchy="false">=</mo>
        <mrow>
          <mfrac>
            <msub>
              <mi>Q</mi>
              <mrow>
                <mi mathvariant="italic">расч</mi>
                <mn>.3</mn>
              </mrow>
            </msub>
            <msub>
              <mi>Q</mi>
              <mrow>
                <mi mathvariant="italic">прин</mi>
                <mn>.3</mn>
              </mrow>
            </msub>
          </mfrac>
          <mo stretchy="false">×</mo>
          <mn>100</mn>
        </mrow>
      </mrow>
      <mrow>
        <mtext>%</mtext>
        <mo stretchy="false">=</mo>
        <mfrac>
          <mn>2,72</mn>
          <mn>3</mn>
        </mfrac>
        <mo stretchy="false">=</mo>
        <mn>90,6</mn>
      </mrow>
      <mtext>%</mtext>
    </mrow>
    <annotation encoding="StarMath 5.0">%З_3 = {Q_расч.3} over {Q_прин.3} times 100"%" ={2,72} over {3}= 90,6"%" </annotation>
  </semantics>
</math>
</file>

<file path=Object 16/content.xml><?xml version="1.0" encoding="utf-8"?>
<math xmlns="http://www.w3.org/1998/Math/MathML" display="block">
  <semantics>
    <mrow>
      <mrow>
        <msub>
          <mi mathvariant="normal">%</mi>
          <mn>4</mn>
        </msub>
        <mo stretchy="false">=</mo>
        <mrow>
          <mfrac>
            <msub>
              <mi>Q</mi>
              <mrow>
                <mi mathvariant="italic">расч</mi>
                <mn>.4</mn>
              </mrow>
            </msub>
            <msub>
              <mi>Q</mi>
              <mrow>
                <mi mathvariant="italic">прин</mi>
                <mn>.4</mn>
              </mrow>
            </msub>
          </mfrac>
          <mo stretchy="false">×</mo>
          <mn>100</mn>
        </mrow>
      </mrow>
      <mrow>
        <mtext>%</mtext>
        <mo stretchy="false">=</mo>
        <mfrac>
          <mn>5,51</mn>
          <mn>6</mn>
        </mfrac>
        <mo stretchy="false">=</mo>
        <mn>91,8</mn>
      </mrow>
      <mtext>%</mtext>
    </mrow>
    <annotation encoding="StarMath 5.0">%З_4 = {Q_расч.4} over {Q_прин.4} times 100"%" ={5,51} over {6}= 91,8"%"</annotation>
  </semantics>
</math>
</file>

<file path=Object 17/content.xml><?xml version="1.0" encoding="utf-8"?>
<math xmlns="http://www.w3.org/1998/Math/MathML" display="block">
  <semantics>
    <mrow>
      <mrow>
        <mi mathvariant="italic">ПМ</mi>
        <mo stretchy="false">=</mo>
        <mfrac>
          <mrow>
            <msub>
              <mi>Ф</mi>
              <mi mathvariant="italic">эфф</mi>
            </msub>
            <mo stretchy="false">×</mo>
            <mn>60</mn>
            <mo stretchy="false">×</mo>
            <msub>
              <mi>Q</mi>
              <mi mathvariant="italic">общ</mi>
            </msub>
          </mrow>
          <mrow>
            <msub>
              <mi>t</mi>
              <mrow>
                <mi mathvariant="italic">шт</mi>
                <mn>1</mn>
              </mrow>
            </msub>
            <mo stretchy="false">+</mo>
            <msub>
              <mi>t</mi>
              <mrow>
                <mi mathvariant="italic">шт</mi>
                <mn>2</mn>
              </mrow>
            </msub>
            <mo stretchy="false">+</mo>
            <msub>
              <mi>t</mi>
              <mrow>
                <mi mathvariant="italic">шт</mi>
                <mn>3</mn>
              </mrow>
            </msub>
            <mo stretchy="false">+</mo>
            <msub>
              <mi>t</mi>
              <mrow>
                <mi mathvariant="italic">шт</mi>
                <mn>4</mn>
              </mrow>
            </msub>
          </mrow>
        </mfrac>
        <mo stretchy="false">=</mo>
        <mfrac>
          <mrow>
            <mn>146,93</mn>
            <mo stretchy="false">×</mo>
            <mn>60</mn>
            <mo stretchy="false">×</mo>
            <mrow>
              <mo fence="true" stretchy="false">(</mo>
              <mrow>
                <mrow>
                  <mn>2</mn>
                  <mo stretchy="false">+</mo>
                  <mn>3</mn>
                  <mo stretchy="false">+</mo>
                  <mn>3</mn>
                  <mo stretchy="false">+</mo>
                  <mn>6</mn>
                </mrow>
              </mrow>
              <mo fence="true" stretchy="false">)</mo>
            </mrow>
          </mrow>
          <mrow>
            <mn>2,2</mn>
            <mo stretchy="false">+</mo>
            <mn>4,2</mn>
            <mo stretchy="false">+</mo>
            <mn>4</mn>
            <mo stretchy="false">+</mo>
            <mn>8,1</mn>
          </mrow>
        </mfrac>
        <mo stretchy="false">=</mo>
        <mn>667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ПМ={Ф_эфф times 60 times Q_общ} over {t_шт1 + t_шт2 + t_шт3 + t_шт4}={146,93 times 60 times (2+3+3+6)} over {2,2 + 4,2 + 4 + 8,1}=6671 ( шт. )</annotation>
  </semantics>
</math>
</file>

<file path=Object 18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1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1</mn>
            </mrow>
          </msub>
        </mrow>
        <mo stretchy="false">=</mo>
        <mrow>
          <mn>146,94</mn>
          <mo stretchy="false">×</mo>
          <mn>37,3</mn>
          <mo stretchy="false">×</mo>
          <mn>2</mn>
        </mrow>
        <mo stretchy="false">=</mo>
        <mn>10</mn>
      </mrow>
      <mn>961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1=Ф_эфф times T_{ч/Iр} times T_к1=146,94 times 37,3 times 2=10 961,71 ( руб. )</annotation>
  </semantics>
</math>
</file>

<file path=Object 19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2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2</mn>
            </mrow>
          </msub>
        </mrow>
        <mo stretchy="false">=</mo>
        <mrow>
          <mn>146,94</mn>
          <mo stretchy="false">×</mo>
          <mn>37,3</mn>
          <mo stretchy="false">×</mo>
          <mn>1,76</mn>
        </mrow>
        <mo stretchy="false">=</mo>
        <mn>9</mn>
      </mrow>
      <mn>646,3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2=Ф_эфф times T_{ч/Iр} times T_к2=146,94 times 37,3 times 1,76=9 646,31 ( руб. )</annotation>
  </semantics>
</math>
</file>

<file path=Object 2/content.xml><?xml version="1.0" encoding="utf-8"?>
<math xmlns="http://www.w3.org/1998/Math/MathML" display="block">
  <semantics>
    <mrow>
      <mi mathvariant="italic">Число</mi>
      <mi mathvariant="italic">рабочих</mi>
      <mrow>
        <mi mathvariant="italic">дней</mi>
        <mo stretchy="false">=</mo>
        <mi mathvariant="italic">НФВ</mi>
      </mrow>
      <mi>–</mi>
      <mrow>
        <mi mathvariant="italic">Неявки</mi>
        <mo stretchy="false">=</mo>
        <mn>22</mn>
      </mrow>
      <mi>–</mi>
      <mrow>
        <mn>2,64</mn>
        <mo stretchy="false">=</mo>
        <mn>19,</mn>
      </mrow>
      <mn>36</mn>
      <mrow>
        <mo fence="true" stretchy="false">(</mo>
        <mrow>
          <mi mathvariant="italic">дней</mi>
        </mrow>
        <mo fence="true" stretchy="false">)</mo>
      </mrow>
    </mrow>
    <annotation encoding="StarMath 5.0">Число рабочих дней = НФВ – Неявки = 22 – 2,64 = 19, 36 (дней)</annotation>
  </semantics>
</math>
</file>

<file path=Object 20/content.xml><?xml version="1.0" encoding="utf-8"?>
<math xmlns="http://www.w3.org/1998/Math/MathML" display="block">
  <semantics>
    <mrow>
      <mrow>
        <msub>
          <mi>Т</mi>
          <mrow>
            <mi>ч</mi>
            <mo stretchy="false">/</mo>
            <mi mathvariant="italic">Iр</mi>
          </mrow>
        </msub>
        <mo stretchy="false">=</mo>
        <mfrac>
          <mn>5965</mn>
          <mn>160</mn>
        </mfrac>
        <mo stretchy="false">=</mo>
        <mn>37,3</mn>
      </mrow>
      <mrow>
        <mo fence="true" stretchy="false">(</mo>
        <mrow>
          <mi mathvariant="italic">руб</mi>
        </mrow>
        <mo fence="true" stretchy="false">)</mo>
      </mrow>
    </mrow>
    <annotation encoding="StarMath 5.0">Т_{ч/Iр}= {5965} over {160} =37,3 (руб) </annotation>
  </semantics>
</math>
</file>

<file path=Object 21/content.xml><?xml version="1.0" encoding="utf-8"?>
<math xmlns="http://www.w3.org/1998/Math/MathML" display="block">
  <semantics>
    <mrow>
      <mrow>
        <msub>
          <mi mathvariant="italic">ЗП</mi>
          <mi mathvariant="italic">нач</mi>
        </msub>
        <mo stretchy="false">=</mo>
        <mn>2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нач=20 000 ( руб. )</annotation>
  </semantics>
</math>
</file>

<file path=Object 22/content.xml><?xml version="1.0" encoding="utf-8"?>
<math xmlns="http://www.w3.org/1998/Math/MathML" display="block">
  <semantics>
    <mrow>
      <mi mathvariant="italic">Станд</mi>
      <mi>.</mi>
      <mi mathvariant="italic">налог</mi>
      <mi>.</mi>
      <mrow>
        <mi mathvariant="italic">вычеты</mi>
        <mo stretchy="false">=</mo>
        <mrow>
          <mn>1400</mn>
          <mo stretchy="false">×</mo>
          <msub>
            <mi>N</mi>
            <mi mathvariant="italic">ижд</mi>
          </msub>
        </mrow>
        <mo stretchy="false">=</mo>
        <mrow>
          <mn>1400</mn>
          <mo stretchy="false">×</mo>
          <mn>2</mn>
        </mrow>
        <mo stretchy="false">=</mo>
        <mn>2800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анд.налог.вычеты=1400 times N_ижд=1400 times 2 = 2800 ( руб. )</annotation>
  </semantics>
</math>
</file>

<file path=Object 23/content.xml><?xml version="1.0" encoding="utf-8"?>
<math xmlns="http://www.w3.org/1998/Math/MathML" display="block">
  <semantics>
    <mrow>
      <mi mathvariant="italic">Налогообл</mi>
      <mi>.</mi>
      <mrow>
        <mi mathvariant="italic">база</mi>
        <mo stretchy="false">=</mo>
        <mn>20</mn>
      </mrow>
      <mrow>
        <mrow>
          <mn>000</mn>
          <mo stretchy="false">−</mo>
          <mn>2800</mn>
        </mrow>
        <mo stretchy="false">=</mo>
        <mn>17</mn>
      </mrow>
      <mn>2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ообл.база=20 000 - 2800 = 17 200 ( руб. )</annotation>
  </semantics>
</math>
</file>

<file path=Object 24/content.xml><?xml version="1.0" encoding="utf-8"?>
<math xmlns="http://www.w3.org/1998/Math/MathML" display="block">
  <semantics>
    <mrow>
      <mrow>
        <mrow>
          <mo fence="true" stretchy="true">⌈</mo>
          <mrow>
            <mrow>
              <msub>
                <mi>Q</mi>
                <mi mathvariant="italic">общ</mi>
              </msub>
              <mo stretchy="false">×</mo>
              <mn>0,12</mn>
            </mrow>
          </mrow>
          <mo fence="true" stretchy="true">⌉</mo>
        </mrow>
        <mo stretchy="false">=</mo>
        <mrow>
          <mo fence="true" stretchy="true">⌈</mo>
          <mrow>
            <mrow>
              <mn>12</mn>
              <mo stretchy="false">×</mo>
              <mn>0,12</mn>
            </mrow>
          </mrow>
          <mo fence="true" stretchy="true">⌉</mo>
        </mrow>
        <mo stretchy="false">=</mo>
        <mn>2</mn>
      </mrow>
      <mrow>
        <mo fence="true" stretchy="false">(</mo>
        <mrow>
          <mrow>
            <mi mathvariant="italic">чел</mi>
            <mi>.</mi>
          </mrow>
        </mrow>
        <mo fence="true" stretchy="false">)</mo>
      </mrow>
    </mrow>
    <annotation encoding="StarMath 5.0">left lceil Q_общ times 0,12 right rceil = left lceil 12 times 0,12 right rceil =2 ( чел. )</annotation>
  </semantics>
</math>
</file>

<file path=Object 25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2</mn>
          </mrow>
        </msub>
        <mo stretchy="false">=</mo>
        <mrow>
          <msub>
            <mi>Р</mi>
            <mrow>
              <mi mathvariant="italic">сд</mi>
              <mn>2</mn>
            </mrow>
          </msub>
          <mo stretchy="false">×</mo>
          <msub>
            <mi>N</mi>
            <mn>2</mn>
          </msub>
        </mrow>
        <mo stretchy="false">=</mo>
        <mrow>
          <mfrac>
            <msub>
              <mi>t</mi>
              <mrow>
                <mi mathvariant="italic">шт</mi>
                <mn>2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2</mn>
              </mrow>
            </msub>
          </mfrac>
        </mrow>
        <mo stretchy="false">=</mo>
        <mrow>
          <mfrac>
            <mn>4,2</mn>
            <mn>60</mn>
          </mfrac>
          <mo stretchy="false">×</mo>
          <mn>37,3</mn>
          <mo stretchy="false">×</mo>
          <mn>1,11</mn>
          <mo stretchy="false">×</mo>
          <mn>2,46</mn>
          <mo stretchy="false">×</mo>
          <mfrac>
            <mn>6000</mn>
            <mn>3</mn>
          </mfrac>
        </mrow>
        <mo stretchy="false">=</mo>
        <mn>14</mn>
      </mrow>
      <mn>2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2=Р_сд2 times N_2= {t_шт2} over {60} times Т_чI times D"%" times T_к times {{N} over {Q_прин2}}={ 4,2 } over { 60 } times 37,3 times 1,11 times 2,46 times { {6000} over {3} }=14 260 ( руб. )  </annotation>
  </semantics>
</math>
</file>

<file path=Object 26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4</mn>
          </mrow>
        </msub>
        <mo stretchy="false">=</mo>
        <mrow>
          <msub>
            <mi>Р</mi>
            <mrow>
              <mi mathvariant="italic">сд</mi>
              <mn>4</mn>
            </mrow>
          </msub>
          <mo stretchy="false">×</mo>
          <msub>
            <mi>N</mi>
            <mn>4</mn>
          </msub>
        </mrow>
        <mo stretchy="false">=</mo>
        <mrow>
          <mfrac>
            <msub>
              <mi>t</mi>
              <mrow>
                <mi mathvariant="italic">шт</mi>
                <mn>4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4</mn>
              </mrow>
            </msub>
          </mfrac>
        </mrow>
        <mo stretchy="false">=</mo>
        <mrow>
          <mfrac>
            <mn>8,1</mn>
            <mn>60</mn>
          </mfrac>
          <mo stretchy="false">×</mo>
          <mn>37,3</mn>
          <mo stretchy="false">×</mo>
          <mn>1,11</mn>
          <mo stretchy="false">×</mo>
          <mn>2,23</mn>
          <mo stretchy="false">×</mo>
          <mfrac>
            <mn>6000</mn>
            <mn>6</mn>
          </mfrac>
        </mrow>
        <mo stretchy="false">=</mo>
        <mn>12</mn>
      </mrow>
      <mn>4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4=Р_сд4 times N_4= {t_шт4} over {60} times Т_чI times D"%" times T_к times {{N} over {Q_прин4}}={ 8,1 } over { 60 } times 37,3 times 1,11 times 2,23 times { {6000} over {6} }=12 460 ( руб. )  </annotation>
  </semantics>
</math>
</file>

<file path=Object 27/content.xml><?xml version="1.0" encoding="utf-8"?>
<math xmlns="http://www.w3.org/1998/Math/MathML" display="block">
  <semantics>
    <mrow>
      <mrow>
        <mi mathvariant="italic">НДФЛ</mi>
        <mo stretchy="false">=</mo>
        <mn>17</mn>
      </mrow>
      <mrow>
        <mrow>
          <mn>200</mn>
          <mo stretchy="false">×</mo>
          <mn>0,13</mn>
        </mrow>
        <mo stretchy="false">=</mo>
        <mn>223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ФЛ=17 200 times 0,13 = 2236 ( руб. )</annotation>
  </semantics>
</math>
</file>

<file path=Object 28/content.xml><?xml version="1.0" encoding="utf-8"?>
<math xmlns="http://www.w3.org/1998/Math/MathML" display="block">
  <semantics>
    <mrow>
      <mrow>
        <msub>
          <mi mathvariant="italic">ЗП</mi>
          <mi mathvariant="italic">реал</mi>
        </msub>
        <mo stretchy="false">=</mo>
        <mn>20</mn>
      </mrow>
      <mrow>
        <mrow>
          <mn>000</mn>
          <mo stretchy="false">−</mo>
          <mn>2236</mn>
        </mrow>
        <mo stretchy="false">=</mo>
        <mn>17864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реал = 20 000 - 2236 = 17864 ( руб. )</annotation>
  </semantics>
</math>
</file>

<file path=Object 29/content.xml><?xml version="1.0" encoding="utf-8"?>
<math xmlns="http://www.w3.org/1998/Math/MathML" display="block">
  <semantics>
    <mrow>
      <mi mathvariant="italic">Стоимость</mi>
      <mn>1</mn>
      <mrow>
        <mrow>
          <mi mathvariant="italic">кВт</mi>
          <mo stretchy="false">/</mo>
          <mi>ч</mi>
        </mrow>
        <mo stretchy="false">=</mo>
        <mn>4,8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оимость 1кВт/ч=4,86 ( руб. )</annotation>
  </semantics>
</math>
</file>

<file path=Object 3/content.xml><?xml version="1.0" encoding="utf-8"?>
<math xmlns="http://www.w3.org/1998/Math/MathML" display="block">
  <semantics>
    <mrow>
      <mrow>
        <mi mathvariant="italic">НФВ</mi>
        <mo stretchy="false">=</mo>
        <mi mathvariant="italic">КФВ</mi>
      </mrow>
      <mi>–</mi>
      <mi mathvariant="italic">Пр</mi>
      <mi>–</mi>
      <mrow>
        <mi>В</mi>
        <mo stretchy="false">=</mo>
        <mn>31</mn>
      </mrow>
      <mi>–</mi>
      <mn>0</mn>
      <mi>–</mi>
      <mrow>
        <mn>9</mn>
        <mo stretchy="false">=</mo>
        <mn>22</mn>
      </mrow>
      <mrow>
        <mo fence="true" stretchy="false">(</mo>
        <mrow>
          <mi mathvariant="italic">дня</mi>
        </mrow>
        <mo fence="true" stretchy="false">)</mo>
      </mrow>
    </mrow>
    <annotation encoding="StarMath 5.0">НФВ = КФВ – Пр – В = 31 – 0 – 9 = 22 (дня)</annotation>
  </semantics>
</math>
</file>

<file path=Object 30/content.xml><?xml version="1.0" encoding="utf-8"?>
<math xmlns="http://www.w3.org/1998/Math/MathML" display="block">
  <semantics>
    <mrow>
      <mi mathvariant="italic">Суммарная</mi>
      <mi mathvariant="italic">потребляемая</mi>
      <mrow>
        <mi mathvariant="italic">электроэнергия</mi>
        <mo stretchy="false">=</mo>
        <mn>4</mn>
      </mrow>
      <mn>995,46</mn>
      <mrow>
        <mo fence="true" stretchy="false">(</mo>
        <mrow>
          <mrow>
            <mi mathvariant="italic">кВт</mi>
            <mo stretchy="false">/</mo>
            <mi>ч</mi>
          </mrow>
        </mrow>
        <mo fence="true" stretchy="false">)</mo>
      </mrow>
    </mrow>
    <annotation encoding="StarMath 5.0">Суммарная потребляемая электроэнергия=4 995,46 ( кВт/ч )</annotation>
  </semantics>
</math>
</file>

<file path=Object 31/content.xml><?xml version="1.0" encoding="utf-8"?>
<math xmlns="http://www.w3.org/1998/Math/MathML" display="block">
  <semantics>
    <mrow>
      <mi mathvariant="italic">Суммарная</mi>
      <mi mathvariant="italic">стоимость</mi>
      <mrow>
        <mi mathvariant="italic">электроэнергии</mi>
        <mo stretchy="false">=</mo>
        <mn>24</mn>
      </mrow>
      <mn>280,3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уммарная стоимость электроэнергии=24 280,37 ( руб. )</annotation>
  </semantics>
</math>
</file>

<file path=Object 32/content.xml><?xml version="1.0" encoding="utf-8"?>
<math xmlns="http://www.w3.org/1998/Math/MathML" display="block">
  <semantics>
    <mrow>
      <mrow>
        <msub>
          <mi>Р</mi>
          <mi mathvariant="italic">аренды</mi>
        </msub>
        <mo stretchy="false">=</mo>
        <mrow>
          <msub>
            <mi>Р</mi>
            <mrow>
              <mi mathvariant="italic">кв</mi>
              <mi>.</mi>
              <mi>м</mi>
            </mrow>
          </msub>
          <mo stretchy="false">×</mo>
          <msub>
            <mi>N</mi>
            <mrow>
              <mi mathvariant="italic">кв</mi>
              <mi>.</mi>
              <mi>м</mi>
            </mrow>
          </msub>
        </mrow>
        <mo stretchy="false">=</mo>
        <mrow>
          <mn>410</mn>
          <mo stretchy="false">×</mo>
          <mn>260</mn>
        </mrow>
        <mo stretchy="false">=</mo>
        <mn>106</mn>
      </mrow>
      <mn>6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аренды=Р_{кв.м} times N_{кв.м}=410 times 260 = 106 600 ( руб.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row>
          <msub>
            <mi>P</mi>
            <mi mathvariant="italic">оборуд</mi>
          </msub>
          <mo stretchy="false">+</mo>
          <mi mathvariant="italic">Материал</mi>
        </mrow>
      </mrow>
      <mn>.</mn>
      <mrow>
        <mi mathvariant="italic">затраты</mi>
        <mo stretchy="false">+</mo>
        <mi mathvariant="italic">Страховой</mi>
      </mrow>
      <mi mathvariant="italic">запас</mi>
      <mi mathvariant="italic">материалов</mi>
    </mrow>
    <annotation encoding="StarMath 5.0">sum кредит=P_оборуд + Материал.затраты + Страховой запас материалов</annotation>
  </semantics>
</math>
</file>

<file path=Object 34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1</mn>
          </mrow>
        </msub>
        <mo stretchy="false">=</mo>
        <mrow>
          <msub>
            <mi>P</mi>
            <mrow>
              <mi mathvariant="italic">оборуд</mi>
              <mn>1</mn>
            </mrow>
          </msub>
          <mo stretchy="false">+</mo>
          <msub>
            <mi>З</mi>
            <mrow>
              <mi mathvariant="italic">трансп</mi>
              <mn>1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1</mn>
            </mrow>
          </msub>
        </mrow>
        <mo stretchy="false">=</mo>
        <mn>12</mn>
      </mrow>
      <mrow>
        <mn>000</mn>
        <mo stretchy="false">+</mo>
        <mn>4</mn>
      </mrow>
      <mrow>
        <mrow>
          <mn>300</mn>
          <mo stretchy="false">+</mo>
          <mn>5400</mn>
        </mrow>
        <mo stretchy="false">=</mo>
        <mn>21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1=P_оборуд1 + З_трансп1 + З_{монт.налад1}=12 000 + 4 300 + 5400 = 21 700 ( руб. ) </annotation>
  </semantics>
</math>
</file>

<file path=Object 35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2</mn>
          </mrow>
        </msub>
        <mo stretchy="false">=</mo>
        <mrow>
          <msub>
            <mi>P</mi>
            <mrow>
              <mi mathvariant="italic">оборуд</mi>
              <mn>2</mn>
            </mrow>
          </msub>
          <mo stretchy="false">+</mo>
          <msub>
            <mi>З</mi>
            <mrow>
              <mi mathvariant="italic">трансп</mi>
              <mn>2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2</mn>
            </mrow>
          </msub>
        </mrow>
        <mo stretchy="false">=</mo>
        <mn>107</mn>
      </mrow>
      <mrow>
        <mrow>
          <mn>000</mn>
          <mo stretchy="false">+</mo>
          <mn>4300</mn>
          <mo stretchy="false">+</mo>
          <mn>5400</mn>
        </mrow>
        <mo stretchy="false">=</mo>
        <mn>11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2=P_оборуд2 + З_трансп2 + З_{монт.налад2} = 107 000 + 4300 + 5400 = 116 700 ( руб. )</annotation>
  </semantics>
</math>
</file>

<file path=Object 36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3</mn>
          </mrow>
        </msub>
        <mo stretchy="false">=</mo>
        <mrow>
          <msub>
            <mi>P</mi>
            <mrow>
              <mi mathvariant="italic">оборуд</mi>
              <mn>3</mn>
            </mrow>
          </msub>
          <mo stretchy="false">+</mo>
          <msub>
            <mi>З</mi>
            <mrow>
              <mi mathvariant="italic">трансп</mi>
              <mn>3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3</mn>
            </mrow>
          </msub>
        </mrow>
        <mo stretchy="false">=</mo>
        <mn>138</mn>
      </mrow>
      <mrow>
        <mrow>
          <mn>000</mn>
          <mo stretchy="false">+</mo>
          <mn>4300</mn>
          <mo stretchy="false">+</mo>
          <mn>5400</mn>
        </mrow>
        <mo stretchy="false">=</mo>
        <mn>147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3=P_оборуд3 + З_трансп3 + З_{монт.налад3} = 138 000 + 4300 + 5400 = 147 700 ( руб. )</annotation>
  </semantics>
</math>
</file>

<file path=Object 37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4</mn>
          </mrow>
        </msub>
        <mo stretchy="false">=</mo>
        <mrow>
          <msub>
            <mi>P</mi>
            <mrow>
              <mi mathvariant="italic">оборуд</mi>
              <mn>4</mn>
            </mrow>
          </msub>
          <mo stretchy="false">+</mo>
          <msub>
            <mi>З</mi>
            <mrow>
              <mi mathvariant="italic">трансп</mi>
              <mn>4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4</mn>
            </mrow>
          </msub>
        </mrow>
        <mo stretchy="false">=</mo>
        <mn>87</mn>
      </mrow>
      <mrow>
        <mrow>
          <mn>000</mn>
          <mo stretchy="false">+</mo>
          <mn>4300</mn>
          <mo stretchy="false">+</mo>
          <mn>5400</mn>
        </mrow>
        <mo stretchy="false">=</mo>
        <mn>9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4=P_оборуд4 + З_трансп4 + З_{монт.налад4} = 87 000 + 4300 + 5400 = 96 700 ( руб. )</annotation>
  </semantics>
</math>
</file>

<file path=Object 38/content.xml><?xml version="1.0" encoding="utf-8"?>
<math xmlns="http://www.w3.org/1998/Math/MathML" display="block">
  <semantics>
    <mrow>
      <mrow>
        <msub>
          <mi mathvariant="italic">ОПФ</mi>
          <mi mathvariant="italic">перв</mi>
        </msub>
        <mo stretchy="false">=</mo>
        <mrow>
          <mrow>
            <msub>
              <mi mathvariant="italic">ОПФ</mi>
              <mrow>
                <mi mathvariant="italic">перв</mi>
                <mn>1</mn>
              </mrow>
            </msub>
            <mo stretchy="false">×</mo>
            <mn>2</mn>
          </mrow>
          <mo stretchy="false">+</mo>
          <mrow>
            <msub>
              <mi mathvariant="italic">ОПФ</mi>
              <mrow>
                <mi mathvariant="italic">перв</mi>
                <mn>2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3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4</mn>
              </mrow>
            </msub>
            <mo stretchy="false">×</mo>
            <mn>6</mn>
          </mrow>
        </mrow>
        <mo stretchy="false">=</mo>
        <mn>1</mn>
      </mrow>
      <mn>416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=ОПФ_перв1 times 2 + ОПФ_перв2 times 3 + ОПФ_перв3 times 3 + ОПФ_перв4 times 6=1 416 800 ( руб. )</annotation>
  </semantics>
</math>
</file>

<file path=Object 39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i>N</mi>
          <mo stretchy="false">×</mo>
          <mi mathvariant="italic">Расход</mi>
        </mrow>
      </mrow>
      <mrow>
        <mi mathvariant="italic">материала</mi>
        <mo stretchy="false">×</mo>
        <mi mathvariant="italic">Цена</mi>
      </mrow>
      <mi mathvariant="italic">материала</mi>
    </mrow>
    <annotation encoding="StarMath 5.0">Р_м=N times Расход материала times Цена материала</annotation>
  </semantics>
</math>
</file>

<file path=Object 4/content.xml><?xml version="1.0" encoding="utf-8"?>
<math xmlns="http://www.w3.org/1998/Math/MathML" display="block">
  <semantics>
    <mrow>
      <mrow>
        <msub>
          <mi>Q</mi>
          <mrow>
            <mi mathvariant="italic">расч</mi>
            <mn>.1</mn>
          </mrow>
        </msub>
        <mo stretchy="false">=</mo>
        <mfrac>
          <mrow>
            <msub>
              <mi>t</mi>
              <mrow>
                <mi mathvariant="italic">шт</mi>
                <mn>1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2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1,49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1 = {t_шт1 times N } over {Ф_эфф times 60} =  {2,2 times 6000 } over {146,94 times 60} = 1,49 ( шт. )</annotation>
  </semantics>
</math>
</file>

<file path=Object 40/content.xml><?xml version="1.0" encoding="utf-8"?>
<math xmlns="http://www.w3.org/1998/Math/MathML" display="block">
  <semantics>
    <mrow>
      <mrow>
        <msub>
          <mi>Р</mi>
          <mrow>
            <mi>м</mi>
            <mn>1</mn>
          </mrow>
        </msub>
        <mo stretchy="false">=</mo>
        <mrow>
          <mn>6000</mn>
          <mo stretchy="false">×</mo>
          <mn>0,2</mn>
          <mo stretchy="false">×</mo>
          <mn>200</mn>
        </mrow>
        <mo stretchy="false">=</mo>
        <mn>24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1=6000 times 0,2 times 200=240 000 ( руб. )</annotation>
  </semantics>
</math>
</file>

<file path=Object 41/content.xml><?xml version="1.0" encoding="utf-8"?>
<math xmlns="http://www.w3.org/1998/Math/MathML" display="block">
  <semantics>
    <mrow>
      <mrow>
        <msub>
          <mi>Р</mi>
          <mrow>
            <mi>м</mi>
            <mn>2</mn>
          </mrow>
        </msub>
        <mo stretchy="false">=</mo>
        <mrow>
          <mn>6000</mn>
          <mo stretchy="false">×</mo>
          <mn>1</mn>
          <mo stretchy="false">×</mo>
          <mn>125</mn>
        </mrow>
        <mo stretchy="false">=</mo>
        <mn>75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2=6000 times 1 times 125=750 000 ( руб. )</annotation>
  </semantics>
</math>
</file>

<file path=Object 42/content.xml><?xml version="1.0" encoding="utf-8"?>
<math xmlns="http://www.w3.org/1998/Math/MathML" display="block">
  <semantics>
    <mrow>
      <mrow>
        <msub>
          <mi>Р</mi>
          <mrow>
            <mi>м</mi>
            <mn>3</mn>
          </mrow>
        </msub>
        <mo stretchy="false">=</mo>
        <mrow>
          <mn>6000</mn>
          <mo stretchy="false">×</mo>
          <mn>0,9</mn>
          <mo stretchy="false">×</mo>
          <mn>320</mn>
        </mrow>
        <mo stretchy="false">=</mo>
        <mn>1</mn>
      </mrow>
      <mn>72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3=6000 times 0,9 times 320=1 728 000 ( руб. )</annotation>
  </semantics>
</math>
</file>

<file path=Object 43/content.xml><?xml version="1.0" encoding="utf-8"?>
<math xmlns="http://www.w3.org/1998/Math/MathML" display="block">
  <semantics>
    <mrow>
      <mrow>
        <msub>
          <mi>Р</mi>
          <mrow>
            <mi>м</mi>
            <mn>4</mn>
          </mrow>
        </msub>
        <mo stretchy="false">=</mo>
        <mrow>
          <mn>6000</mn>
          <mo stretchy="false">×</mo>
          <mn>0,8</mn>
          <mo stretchy="false">×</mo>
          <mn>400</mn>
        </mrow>
        <mo stretchy="false">=</mo>
        <mn>1</mn>
      </mrow>
      <mn>920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4=6000 times 0,8 times 400=1 920 000 ( руб. )</annotation>
  </semantics>
</math>
</file>

<file path=Object 44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Р</mi>
            <msub>
              <mi>м</mi>
              <mi>i</mi>
            </msub>
          </msub>
        </mrow>
        <mo stretchy="false">=</mo>
        <mn>4</mn>
      </mrow>
      <mn>63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= sum from{i=1} to{4} Р_{м_i}=4 638 000 ( руб. )</annotation>
  </semantics>
</math>
</file>

<file path=Object 45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n>1</mn>
      </mrow>
      <mn>416</mn>
      <mrow>
        <mn>800</mn>
        <mo stretchy="false">+</mo>
        <mn>4</mn>
      </mrow>
      <mn>638</mn>
      <mrow>
        <mn>000</mn>
        <mo stretchy="false">+</mo>
        <mn>150</mn>
      </mrow>
      <mrow>
        <mn>000</mn>
        <mo stretchy="false">=</mo>
        <mn>6</mn>
      </mrow>
      <mn>204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кредит=1 416 800 + 4 638 000 + 150 000 = 6 204 800 ( руб. )</annotation>
  </semantics>
</math>
</file>

<file path=Object 46/content.xml><?xml version="1.0" encoding="utf-8"?>
<math xmlns="http://www.w3.org/1998/Math/MathML" display="block">
  <semantics>
    <mrow>
      <mtext>%</mtext>
      <mrow>
        <mi mathvariant="italic">кредит</mi>
        <mo stretchy="false">=</mo>
        <mfrac>
          <mrow>
            <mrow>
              <mo stretchy="false">∑</mo>
              <mi mathvariant="italic">кредит</mi>
            </mrow>
            <mo stretchy="false">×</mo>
            <mi mathvariant="normal">%</mi>
            <mo stretchy="false">×</mo>
            <mn>30</mn>
          </mrow>
          <mrow>
            <mn>360</mn>
            <mo stretchy="false">×</mo>
            <mn>100</mn>
          </mrow>
        </mfrac>
        <mo stretchy="false">=</mo>
        <mfrac>
          <mrow>
            <mn>6</mn>
            <mn>204</mn>
            <mrow>
              <mn>800</mn>
              <mo stretchy="false">×</mo>
              <mn>38</mn>
              <mo stretchy="false">×</mo>
              <mn>30</mn>
            </mrow>
          </mrow>
          <mrow>
            <mn>360</mn>
            <mo stretchy="false">×</mo>
            <mn>100</mn>
          </mrow>
        </mfrac>
        <mo stretchy="false">=</mo>
        <mn>196</mn>
      </mrow>
      <mn>48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"%"кредит = {{sum кредит times %ст times 30} over {360 times 100}}= {6 204 800 times 38 times 30} over {360 times 100}=196 485 ( руб. )</annotation>
  </semantics>
</math>
</file>

<file path=Object 47/content.xml><?xml version="1.0" encoding="utf-8"?>
<math xmlns="http://www.w3.org/1998/Math/MathML" display="block">
  <semantics>
    <mrow>
      <mi mathvariant="italic">Страховой</mi>
      <mi mathvariant="italic">запас</mi>
      <mrow>
        <mi mathvariant="italic">материалов</mi>
        <mo stretchy="false">=</mo>
        <mn>150</mn>
      </mrow>
      <mn>00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ой запас материалов = 150 000 ( руб. )</annotation>
  </semantics>
</math>
</file>

<file path=Object 4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1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1/мес}={ Н_{аморт1/год} } over { 12 }={ 20"%" } over { 12 }=1,66"%" </annotation>
  </semantics>
</math>
</file>

<file path=Object 4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2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5</mn>
            <mtext>%</mtext>
          </mrow>
          <mn>12</mn>
        </mfrac>
        <mo stretchy="false">=</mo>
        <mn>2,08</mn>
      </mrow>
      <mtext>%</mtext>
    </mrow>
    <annotation encoding="StarMath 5.0">Н_{аморт2/мес}={ Н_{аморт2/год} } over { 12 }={ 25"%" } over { 12 }=2,08"%" </annotation>
  </semantics>
</math>
</file>

<file path=Object 5/content.xml><?xml version="1.0" encoding="utf-8"?>
<math xmlns="http://www.w3.org/1998/Math/MathML" display="block">
  <semantics>
    <mrow>
      <mrow>
        <msub>
          <mi>Q</mi>
          <mrow>
            <mi mathvariant="italic">расч</mi>
            <mn>.2</mn>
          </mrow>
        </msub>
        <mo stretchy="false">=</mo>
        <mfrac>
          <mrow>
            <msub>
              <mi>t</mi>
              <mrow>
                <mi mathvariant="italic">шт</mi>
                <mn>2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85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2 = {t_шт2 times N } over {Ф_эфф times 60} =  {4,2 times 6000 } over {146,94 times 60} = 2,85 ( шт. )</annotation>
  </semantics>
</math>
</file>

<file path=Object 50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3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3/мес}={ Н_{аморт3/год} } over { 12 }={ 20"%" } over { 12 }=1,66"%" </annotation>
  </semantics>
</math>
</file>

<file path=Object 51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4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4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33,3</mn>
            <mtext>%</mtext>
          </mrow>
          <mn>12</mn>
        </mfrac>
        <mo stretchy="false">=</mo>
        <mn>2,78</mn>
      </mrow>
      <mtext>%</mtext>
    </mrow>
    <annotation encoding="StarMath 5.0">Н_{аморт4/мес}={ Н_{аморт4/год} } over { 12 }={ 33,3"%" } over { 12 }=2,78"%" </annotation>
  </semantics>
</math>
</file>

<file path=Object 52/content.xml><?xml version="1.0" encoding="utf-8"?>
<math xmlns="http://www.w3.org/1998/Math/MathML" display="block">
  <semantics>
    <mrow>
      <mrow>
        <msub>
          <mi mathvariant="italic">АО</mi>
          <mn>1</mn>
        </msub>
        <mo stretchy="false">=</mo>
        <mrow>
          <msub>
            <mi mathvariant="italic">ОПФ</mi>
            <mrow>
              <mi mathvariant="italic">перв</mi>
              <mn>1</mn>
            </mrow>
          </msub>
          <mo stretchy="false">×</mo>
          <msub>
            <mi>Н</mi>
            <mrow>
              <mi mathvariant="italic">аморт</mi>
              <mrow>
                <mn>1</mn>
                <mo stretchy="false">/</mo>
                <mi mathvariant="italic">мес</mi>
              </mrow>
            </mrow>
          </msub>
        </mrow>
        <mo stretchy="false">=</mo>
        <mn>21</mn>
      </mrow>
      <mn>700</mn>
      <mi mathvariant="italic">руб</mi>
      <mrow>
        <mn>.</mn>
        <mo stretchy="false">×</mo>
        <mn>1,66</mn>
      </mrow>
      <mrow>
        <mtext>%</mtext>
        <mo stretchy="false">=</mo>
        <mn>251,72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1=ОПФ_перв1 times Н_{аморт1/мес}=21 700руб. times 1,66"%"=251,72 ( руб. )</annotation>
  </semantics>
</math>
</file>

<file path=Object 53/content.xml><?xml version="1.0" encoding="utf-8"?>
<math xmlns="http://www.w3.org/1998/Math/MathML" display="block">
  <semantics>
    <mrow>
      <mrow>
        <msub>
          <mi mathvariant="italic">АО</mi>
          <mn>2</mn>
        </msub>
        <mo stretchy="false">=</mo>
        <mrow>
          <msub>
            <mi mathvariant="italic">ОПФ</mi>
            <mrow>
              <mi mathvariant="italic">перв</mi>
              <mn>2</mn>
            </mrow>
          </msub>
          <mo stretchy="false">×</mo>
          <msub>
            <mi>Н</mi>
            <mrow>
              <mi mathvariant="italic">аморт</mi>
              <mrow>
                <mn>2</mn>
                <mo stretchy="false">/</mo>
                <mi mathvariant="italic">мес</mi>
              </mrow>
            </mrow>
          </msub>
        </mrow>
        <mo stretchy="false">=</mo>
        <mn>116</mn>
      </mrow>
      <mn>000</mn>
      <mi mathvariant="italic">руб</mi>
      <mrow>
        <mn>.</mn>
        <mo stretchy="false">×</mo>
        <mn>2,08</mn>
      </mrow>
      <mrow>
        <mtext>%</mtext>
        <mo stretchy="false">=</mo>
        <mn>2</mn>
      </mrow>
      <mn>427,3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2=ОПФ_перв2 times Н_{аморт2/мес}=116 000руб. times 2,08"%"=2 427,36 ( руб. )</annotation>
  </semantics>
</math>
</file>

<file path=Object 54/content.xml><?xml version="1.0" encoding="utf-8"?>
<math xmlns="http://www.w3.org/1998/Math/MathML" display="block">
  <semantics>
    <mrow>
      <mrow>
        <msub>
          <mi mathvariant="italic">АО</mi>
          <mn>3</mn>
        </msub>
        <mo stretchy="false">=</mo>
        <mrow>
          <msub>
            <mi mathvariant="italic">ОПФ</mi>
            <mrow>
              <mi mathvariant="italic">перв</mi>
              <mn>3</mn>
            </mrow>
          </msub>
          <mo stretchy="false">×</mo>
          <msub>
            <mi>Н</mi>
            <mrow>
              <mi mathvariant="italic">аморт</mi>
              <mrow>
                <mn>3</mn>
                <mo stretchy="false">/</mo>
                <mi mathvariant="italic">мес</mi>
              </mrow>
            </mrow>
          </msub>
        </mrow>
        <mo stretchy="false">=</mo>
        <mn>117</mn>
      </mrow>
      <mn>700</mn>
      <mi mathvariant="italic">руб</mi>
      <mrow>
        <mn>.</mn>
        <mo stretchy="false">×</mo>
        <mn>1,66</mn>
      </mrow>
      <mrow>
        <mtext>%</mtext>
        <mo stretchy="false">=</mo>
        <mn>2</mn>
      </mrow>
      <mn>451,8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3=ОПФ_перв3 times Н_{аморт3/мес}=117 700руб. times 1,66"%"=2 451,82 ( руб. )</annotation>
  </semantics>
</math>
</file>

<file path=Object 55/content.xml><?xml version="1.0" encoding="utf-8"?>
<math xmlns="http://www.w3.org/1998/Math/MathML" display="block">
  <semantics>
    <mrow>
      <mrow>
        <msub>
          <mi mathvariant="italic">АО</mi>
          <mn>4</mn>
        </msub>
        <mo stretchy="false">=</mo>
        <mrow>
          <msub>
            <mi mathvariant="italic">ОПФ</mi>
            <mrow>
              <mi mathvariant="italic">перв</mi>
              <mn>4</mn>
            </mrow>
          </msub>
          <mo stretchy="false">×</mo>
          <msub>
            <mi>Н</mi>
            <mrow>
              <mi mathvariant="italic">аморт</mi>
              <mrow>
                <mn>4</mn>
                <mo stretchy="false">/</mo>
                <mi mathvariant="italic">мес</mi>
              </mrow>
            </mrow>
          </msub>
        </mrow>
        <mo stretchy="false">=</mo>
        <mn>96</mn>
      </mrow>
      <mn>700</mn>
      <mi mathvariant="italic">руб</mi>
      <mrow>
        <mn>.</mn>
        <mo stretchy="false">×</mo>
        <mn>2,78</mn>
      </mrow>
      <mrow>
        <mtext>%</mtext>
        <mo stretchy="false">=</mo>
        <mn>2</mn>
      </mrow>
      <mn>688,2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4=ОПФ_перв4 times Н_{аморт4/мес}=96 700руб. times 2,78"%"=2 688,26 ( руб. )</annotation>
  </semantics>
</math>
</file>

<file path=Object 56/content.xml><?xml version="1.0" encoding="utf-8"?>
<math xmlns="http://www.w3.org/1998/Math/MathML" display="block">
  <semantics>
    <mrow>
      <mrow>
        <msub>
          <mi>Т</mi>
          <mrow>
            <mi mathvariant="italic">аморт</mi>
            <mn>4</mn>
          </mrow>
        </msub>
        <mo stretchy="false">=</mo>
        <mrow>
          <mfrac>
            <mn>1</mn>
            <msub>
              <mi>Т</mi>
              <mrow>
                <mi>н</mi>
                <mn>4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3</mn>
          </mfrac>
          <mo stretchy="false">×</mo>
          <mn>100</mn>
        </mrow>
      </mrow>
      <mrow>
        <mtext>%</mtext>
        <mo stretchy="false">=</mo>
        <mn>33,3</mn>
      </mrow>
      <mtext>%</mtext>
    </mrow>
    <annotation encoding="StarMath 5.0">Т_аморт4={ 1 } over { Т_н4 } times 100"%"={ 1 } over { 3 } times 100"%"=33,3"%" </annotation>
  </semantics>
</math>
</file>

<file path=Object 57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1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1/год}={ 1 } over { Т_н1 } times 100"%"={ 1 } over { 5 } times 100"%"=20"%" </annotation>
  </semantics>
</math>
</file>

<file path=Object 5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2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4</mn>
          </mfrac>
          <mo stretchy="false">×</mo>
          <mn>100</mn>
        </mrow>
      </mrow>
      <mrow>
        <mtext>%</mtext>
        <mo stretchy="false">=</mo>
        <mn>25</mn>
      </mrow>
      <mtext>%</mtext>
    </mrow>
    <annotation encoding="StarMath 5.0">Н_{аморт2/год}={ 1 } over { Т_н2 } times 100"%"={ 1 } over { 4 } times 100"%"=25"%" </annotation>
  </semantics>
</math>
</file>

<file path=Object 5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3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3/год}={ 1 } over { Т_н3 } times 100"%"={ 1 } over { 5 } times 100"%"=20"%" </annotation>
  </semantics>
</math>
</file>

<file path=Object 6/content.xml><?xml version="1.0" encoding="utf-8"?>
<math xmlns="http://www.w3.org/1998/Math/MathML" display="block">
  <semantics>
    <mrow>
      <mo stretchy="false">∑</mo>
      <mrow/>
    </mrow>
    <annotation encoding="StarMath 5.0">sum { }</annotation>
  </semantics>
</math>
</file>

<file path=Object 60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1</mn>
          </msub>
        </mrow>
        <mo stretchy="false">=</mo>
        <mrow>
          <msub>
            <mi mathvariant="italic">АО</mi>
            <mn>1</mn>
          </msub>
          <mo stretchy="false">×</mo>
          <msub>
            <mi>Q</mi>
            <mrow>
              <mi mathvariant="italic">прин</mi>
              <mn>1</mn>
            </mrow>
          </msub>
        </mrow>
        <mo stretchy="false">=</mo>
        <mrow>
          <mn>360,22</mn>
          <mo stretchy="false">×</mo>
          <mn>2</mn>
        </mrow>
        <mo stretchy="false">=</mo>
        <mn>720,44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1=АО_1 times Q_прин1=360,22 times 2=720,44 ( руб. )</annotation>
  </semantics>
</math>
</file>

<file path=Object 61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2</mn>
          </msub>
        </mrow>
        <mo stretchy="false">=</mo>
        <mrow>
          <msub>
            <mi mathvariant="italic">АО</mi>
            <mn>2</mn>
          </msub>
          <mo stretchy="false">×</mo>
          <msub>
            <mi>Q</mi>
            <mrow>
              <mi mathvariant="italic">прин</mi>
              <mn>2</mn>
            </mrow>
          </msub>
        </mrow>
        <mo stretchy="false">=</mo>
        <mn>2</mn>
      </mrow>
      <mrow>
        <mrow>
          <mn>427,36</mn>
          <mo stretchy="false">×</mo>
          <mn>3</mn>
        </mrow>
        <mo stretchy="false">=</mo>
        <mn>2</mn>
      </mrow>
      <mn>363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2=АО_2 times Q_прин2=2 427,36 times 3=2 363,2 ( руб. )</annotation>
  </semantics>
</math>
</file>

<file path=Object 62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3</mn>
          </msub>
        </mrow>
        <mo stretchy="false">=</mo>
        <mrow>
          <msub>
            <mi mathvariant="italic">АО</mi>
            <mn>3</mn>
          </msub>
          <mo stretchy="false">×</mo>
          <msub>
            <mi>Q</mi>
            <mrow>
              <mi mathvariant="italic">прин</mi>
              <mn>3</mn>
            </mrow>
          </msub>
        </mrow>
        <mo stretchy="false">=</mo>
        <mn>2</mn>
      </mrow>
      <mrow>
        <mrow>
          <mn>451,82</mn>
          <mo stretchy="false">×</mo>
          <mn>3</mn>
        </mrow>
        <mo stretchy="false">=</mo>
        <mn>5</mn>
      </mrow>
      <mn>826,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3=АО_3 times Q_прин3=2 451,82 times 3=5 826,6 ( руб. )</annotation>
  </semantics>
</math>
</file>

<file path=Object 63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4</mn>
          </msub>
        </mrow>
        <mo stretchy="false">=</mo>
        <mrow>
          <msub>
            <mi mathvariant="italic">АО</mi>
            <mn>4</mn>
          </msub>
          <mo stretchy="false">×</mo>
          <msub>
            <mi>Q</mi>
            <mrow>
              <mi mathvariant="italic">прин</mi>
              <mn>4</mn>
            </mrow>
          </msub>
        </mrow>
        <mo stretchy="false">=</mo>
        <mn>2</mn>
      </mrow>
      <mrow>
        <mrow>
          <mn>688,26</mn>
          <mo stretchy="false">×</mo>
          <mn>6</mn>
        </mrow>
        <mo stretchy="false">=</mo>
        <mn>16</mn>
      </mrow>
      <mn>129,5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4=АО_4 times Q_прин4=2 688,26 times 6=16 129,56 ( руб. )</annotation>
  </semantics>
</math>
</file>

<file path=Object 64/content.xml><?xml version="1.0" encoding="utf-8"?>
<math xmlns="http://www.w3.org/1998/Math/MathML" display="block">
  <semantics>
    <mrow>
      <mrow>
        <mrow>
          <mo stretchy="false">∑</mo>
          <mi mathvariant="italic">АО</mi>
        </mrow>
        <mo stretchy="false">=</mo>
        <mrow>
          <mrow>
            <mo stretchy="false">∑</mo>
            <msub>
              <mi mathvariant="italic">АО</mi>
              <mn>1</mn>
            </msub>
          </mrow>
          <mo stretchy="false">+</mo>
          <mrow>
            <mo stretchy="false">∑</mo>
            <msub>
              <mi mathvariant="italic">АО</mi>
              <mn>2</mn>
            </msub>
          </mrow>
          <mo stretchy="false">+</mo>
          <mrow>
            <mo stretchy="false">∑</mo>
            <msub>
              <mi mathvariant="italic">АО</mi>
              <mn>3</mn>
            </msub>
          </mrow>
          <mo stretchy="false">+</mo>
          <mrow>
            <mo stretchy="false">∑</mo>
            <msub>
              <mi mathvariant="italic">АО</mi>
              <mn>4</mn>
            </msub>
          </mrow>
        </mrow>
        <mo stretchy="false">=</mo>
        <mrow>
          <mn>503,44</mn>
          <mo stretchy="false">+</mo>
          <mn>7</mn>
        </mrow>
      </mrow>
      <mrow>
        <mn>089,6</mn>
        <mo stretchy="false">+</mo>
        <mn>5</mn>
      </mrow>
      <mrow>
        <mn>826,6</mn>
        <mo stretchy="false">+</mo>
        <mn>16</mn>
      </mrow>
      <mrow>
        <mn>129,56</mn>
        <mo stretchy="false">=</mo>
        <mn>29</mn>
      </mrow>
      <mn>766,2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АО=sum АО_1+sum АО_2+sum АО_3+sum АО_4=503,44+7 089,6+5 826,6+16 129,56=29 766,2 ( руб. )</annotation>
  </semantics>
</math>
</file>

<file path=Object 65/content.xml><?xml version="1.0" encoding="utf-8"?>
<math xmlns="http://www.w3.org/1998/Math/MathML" display="block">
  <semantics>
    <mrow>
      <mrow>
        <msub>
          <mrow>
            <mi>С</mi>
            <mo stretchy="false">/</mo>
            <mi>С</mi>
          </mrow>
          <mi>i</mi>
        </msub>
        <mo stretchy="false">=</mo>
        <mfrac>
          <mrow>
            <mi mathvariant="italic">Полные</mi>
            <mi mathvariant="italic">затраты</mi>
          </mrow>
          <mi>N</mi>
        </mfrac>
        <mo stretchy="false">=</mo>
        <mfrac>
          <mrow>
            <mn>5</mn>
            <mn>266</mn>
            <mn>844,31</mn>
          </mrow>
          <mn>6000</mn>
        </mfrac>
        <mo stretchy="false">=</mo>
        <mn>877,8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{С/С}_i = { Полные затраты } over { N }={5 266 844,31} over { 6000 }=877,81( руб. )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ub>
                <mi mathvariant="italic">НДС</mi>
                <mi mathvariant="italic">оплач</mi>
              </msub>
              <mo stretchy="false">=</mo>
              <mrow>
                <mfrac>
                  <mrow>
                    <mi mathvariant="italic">МЗ</mi>
                    <mo stretchy="false">+</mo>
                    <mrow>
                      <mi mathvariant="italic">Эл</mi>
                      <mo stretchy="false">/</mo>
                      <mi mathvariant="italic">энергия</mi>
                    </mrow>
                    <mo stretchy="false">+</mo>
                    <mi mathvariant="italic">Реклама</mi>
                    <mo stretchy="false">+</mo>
                    <mi mathvariant="italic">Аренда</mi>
                  </mrow>
                  <mrow>
                    <mn>100</mn>
                    <mtext>%</mtext>
                  </mrow>
                </mfrac>
                <mo stretchy="false">×</mo>
                <mn>18</mn>
              </mrow>
            </mrow>
            <mrow>
              <mtext>%</mtext>
              <mo stretchy="false">=</mo>
              <mrow/>
            </mrow>
          </mrow>
        </mtd>
      </mtr>
      <mtr>
        <mtd>
          <mrow>
            <mrow/>
            <mrow>
              <mrow>
                <mfrac>
                  <mrow>
                    <mn>4</mn>
                    <mn>638</mn>
                    <mrow>
                      <mn>000</mn>
                      <mo stretchy="false">+</mo>
                      <mn>24</mn>
                    </mrow>
                    <mrow>
                      <mn>280,37</mn>
                      <mo stretchy="false">+</mo>
                      <mn>10</mn>
                    </mrow>
                    <mrow>
                      <mn>880</mn>
                      <mo stretchy="false">+</mo>
                      <mn>106</mn>
                    </mrow>
                    <mn>600</mn>
                  </mrow>
                  <mn>1</mn>
                </mfrac>
                <mo stretchy="false">×</mo>
                <mn>0,18</mn>
              </mrow>
              <mo stretchy="false">=</mo>
              <mn>860</mn>
            </mrow>
            <mn>356,8</mn>
            <mrow>
              <mo fence="true" stretchy="false">(</mo>
              <mrow>
                <mrow>
                  <mi mathvariant="italic">руб</mi>
                  <mn>.</mn>
                </mrow>
              </mrow>
              <mo fence="true" stretchy="false">)</mo>
            </mrow>
          </mrow>
        </mtd>
      </mtr>
    </mtable>
    <annotation encoding="StarMath 5.0">НДС_оплач={ МЗ + Эл/энергия + Реклама + Аренда } over { 100"%" } times 18 "%" = {}newline{}{ 4 638 000 + 24 280,37 + 10 880 + 106 600 } over { 1 } times 0,18 = 860 356,8 ( руб. )</annotation>
  </semantics>
</math>
</file>

<file path=Object 67/content.xml><?xml version="1.0" encoding="utf-8"?>
<math xmlns="http://www.w3.org/1998/Math/MathML" display="block">
  <semantics>
    <mrow>
      <mrow>
        <msub>
          <mi mathvariant="italic">НДС</mi>
          <mi mathvariant="italic">получ</mi>
        </msub>
        <mo stretchy="false">=</mo>
        <mrow>
          <mfrac>
            <mrow>
              <mo fence="true" stretchy="false">(</mo>
              <mrow>
                <mrow>
                  <mrow>
                    <mi>с</mi>
                    <mo stretchy="false">/</mo>
                    <msub>
                      <mi>с</mi>
                      <mi>i</mi>
                    </msub>
                  </mrow>
                  <mo stretchy="false">+</mo>
                  <msub>
                    <mi mathvariant="italic">Пр</mi>
                    <mi>i</mi>
                  </msub>
                </mrow>
              </mrow>
              <mo fence="true" stretchy="false">)</mo>
            </mrow>
            <mrow>
              <mn>118</mn>
              <mtext>%</mtext>
            </mrow>
          </mfrac>
          <mo stretchy="false">×</mo>
          <mn>18</mn>
        </mrow>
      </mrow>
      <mrow>
        <mrow>
          <mtext>%</mtext>
          <mo stretchy="false">×</mo>
          <mi>N</mi>
        </mrow>
        <mo stretchy="false">=</mo>
        <mrow>
          <mfrac>
            <mn>1079,71</mn>
            <mn>1,18</mn>
          </mfrac>
          <mo stretchy="false">×</mo>
          <mn>0,18</mn>
          <mo stretchy="false">×</mo>
          <mn>6000</mn>
        </mrow>
        <mo stretchy="false">=</mo>
        <mn>988</mn>
      </mrow>
      <mn>209,1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С_получ={( с/с_i + Пр_i )} over {118"%"}times 18"%"  times N = {1079,71} over {1,18} times 0,18 times 6000=988 209,15 ( руб. )</annotation>
  </semantics>
</math>
</file>

<file path=Object 68/content.xml><?xml version="1.0" encoding="utf-8"?>
<math xmlns="http://www.w3.org/1998/Math/MathML" display="block">
  <semantics>
    <mrow>
      <mi mathvariant="italic">ПФР</mi>
      <mrow>
        <mrow>
          <mo fence="true" stretchy="false">(</mo>
          <mrow>
            <mrow>
              <mn>22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22</mn>
        </mrow>
        <mo stretchy="false">=</mo>
        <mn>44</mn>
      </mrow>
      <mn>073,12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ПФР (22 "%")=200 332,37 times 0,22 = 44 073,12 ( руб. )</annotation>
  </semantics>
</math>
</file>

<file path=Object 69/content.xml><?xml version="1.0" encoding="utf-8"?>
<math xmlns="http://www.w3.org/1998/Math/MathML" display="block">
  <semantics>
    <mrow>
      <mrow>
        <msub>
          <mi mathvariant="italic">НДС</mi>
          <mi mathvariant="italic">бюджет</mi>
        </msub>
        <mo stretchy="false">=</mo>
        <mrow>
          <msub>
            <mi mathvariant="italic">НДС</mi>
            <mi mathvariant="italic">получ</mi>
          </msub>
          <mo stretchy="false">−</mo>
          <msub>
            <mi mathvariant="italic">НДС</mi>
            <mi mathvariant="italic">оплач</mi>
          </msub>
        </mrow>
        <mo stretchy="false">=</mo>
        <mn>988</mn>
      </mrow>
      <mrow>
        <mn>209,15</mn>
        <mo stretchy="false">−</mo>
        <mn>860</mn>
      </mrow>
      <mrow>
        <mn>356,8</mn>
        <mo stretchy="false">=</mo>
        <mn>127</mn>
      </mrow>
      <mn>852,3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С_бюджет= НДС_получ - НДС_оплач = 988 209,15 - 860 356,8 = 127 852,35 ( руб. )</annotation>
  </semantics>
</math>
</file>

<file path=Object 7/content.xml><?xml version="1.0" encoding="utf-8"?>
<math xmlns="http://www.w3.org/1998/Math/MathML" display="block">
  <semantics>
    <mrow>
      <mrow>
        <msub>
          <mi>Q</mi>
          <mrow>
            <mi mathvariant="italic">расч</mi>
            <mn>.3</mn>
          </mrow>
        </msub>
        <mo stretchy="false">=</mo>
        <mfrac>
          <mrow>
            <msub>
              <mi>t</mi>
              <mrow>
                <mi mathvariant="italic">шт</mi>
                <mn>3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7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3 = {t_шт3 times N } over {Ф_эфф times 60} =  {4 times 6000 } over {146,94 times 60} = 2,72 ( шт. )</annotation>
  </semantics>
</math>
</file>

<file path=Object 70/content.xml><?xml version="1.0" encoding="utf-8"?>
<math xmlns="http://www.w3.org/1998/Math/MathML" display="block">
  <semantics>
    <mrow>
      <mi mathvariant="italic">ФОМС</mi>
      <mrow>
        <mrow>
          <mo fence="true" stretchy="false">(</mo>
          <mrow>
            <mrow>
              <mn>5,1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51</mn>
        </mrow>
        <mo stretchy="false">=</mo>
        <mn>10</mn>
      </mrow>
      <mn>216,9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ФОМС (5,1 "%") = 200 332,37 times 0,051 = 10 216,95 ( руб. )</annotation>
  </semantics>
</math>
</file>

<file path=Object 71/content.xml><?xml version="1.0" encoding="utf-8"?>
<math xmlns="http://www.w3.org/1998/Math/MathML" display="block">
  <semantics>
    <mrow>
      <mo stretchy="false">∑</mo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{ ( руб. ) }</annotation>
  </semantics>
</math>
</file>

<file path=Object 72/content.xml><?xml version="1.0" encoding="utf-8"?>
<math xmlns="http://www.w3.org/1998/Math/MathML" display="block">
  <semantics>
    <mrow>
      <mi mathvariant="italic">ФСС</mi>
      <mrow>
        <mrow>
          <mo fence="true" stretchy="false">(</mo>
          <mrow>
            <mrow>
              <mn>2,9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29</mn>
        </mrow>
        <mo stretchy="false">=</mo>
        <mn>5</mn>
      </mrow>
      <mn>809,64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ФСС (2,9 "%") = 200 332,37 times 0,029 = 5 809,64 ( руб. )</annotation>
  </semantics>
</math>
</file>

<file path=Object 73/content.xml><?xml version="1.0" encoding="utf-8"?>
<math xmlns="http://www.w3.org/1998/Math/MathML" display="block">
  <semantics>
    <mrow>
      <mi mathvariant="italic">Выручка</mi>
      <mrow>
        <mrow>
          <mo fence="true" stretchy="false">(</mo>
          <mrow>
            <mrow>
              <mi>с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×</mo>
          <mi>N</mi>
        </mrow>
        <mo stretchy="false">=</mo>
        <mrow>
          <mn>1274,06</mn>
          <mo stretchy="false">×</mo>
          <mn>6000</mn>
        </mrow>
        <mo stretchy="false">=</mo>
        <mn>7</mn>
      </mrow>
      <mn>644</mn>
      <mn>34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Выручка(с НДС) = Ц_i(с НДС) times N = 1274,06 times 6000 = 7 644 346,8 ( руб. )</annotation>
  </semantics>
</math>
</file>

<file path=Object 74/content.xml><?xml version="1.0" encoding="utf-8"?>
<math xmlns="http://www.w3.org/1998/Math/MathML" display="block">
  <semantics>
    <mrow>
      <mi mathvariant="italic">Травм</mi>
      <mrow>
        <mrow>
          <mo fence="true" stretchy="false">(</mo>
          <mrow>
            <mrow>
              <mn>0,2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02</mn>
        </mrow>
        <mo stretchy="false">=</mo>
        <mn>400,66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Травм  (0,2 "%") =206 297,37 times 0,002 = 400,66 ( руб. )</annotation>
  </semantics>
</math>
</file>

<file path=Object 75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row>
          <mrow>
            <mi>С</mi>
            <mo stretchy="false">/</mo>
            <msub>
              <mi>C</mi>
              <mi>i</mi>
            </msub>
          </mrow>
          <mo stretchy="false">+</mo>
          <msub>
            <mi mathvariant="italic">пр</mi>
            <mi>i</mi>
          </msub>
        </mrow>
      </mrow>
    </mrow>
    <annotation encoding="StarMath 5.0">Ц_i(без НДС)=С/C_i+пр_i </annotation>
  </semantics>
</math>
</file>

<file path=Object 76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Ц</mi>
            <mi>i</mi>
          </msub>
          <mo stretchy="false">−</mo>
          <mrow>
            <mi>c</mi>
            <mo stretchy="false">/</mo>
            <msub>
              <mi>c</mi>
              <mi>i</mi>
            </msub>
          </mrow>
        </mrow>
        <mrow>
          <mi>c</mi>
          <mo stretchy="false">/</mo>
          <msub>
            <mi>c</mi>
            <mi>i</mi>
          </msub>
        </mrow>
      </mfrac>
    </mrow>
    <annotation encoding="StarMath 5.0">R_i={ Ц_i - c/c_i } over { c/c_i }</annotation>
  </semantics>
</math>
</file>

<file path=Object 77/content.xml><?xml version="1.0" encoding="utf-8"?>
<math xmlns="http://www.w3.org/1998/Math/MathML" display="block">
  <semantics>
    <mrow>
      <mrow>
        <msub>
          <mi>Ц</mi>
          <mi>i</mi>
        </msub>
        <mo stretchy="false">=</mo>
        <mrow>
          <mrow>
            <msub>
              <mi>R</mi>
              <mi>i</mi>
            </msub>
            <mo stretchy="false">×</mo>
            <mi>c</mi>
            <mo stretchy="false">/</mo>
            <msub>
              <mi>c</mi>
              <mi>i</mi>
            </msub>
          </mrow>
          <mo stretchy="false">+</mo>
          <mrow>
            <mi>c</mi>
            <mo stretchy="false">/</mo>
            <msub>
              <mi>c</mi>
              <mi>i</mi>
            </msub>
          </mrow>
        </mrow>
        <mo stretchy="false">=</mo>
        <mrow>
          <mrow>
            <mn>0,23</mn>
            <mo stretchy="false">×</mo>
            <mn>877,81</mn>
          </mrow>
          <mo stretchy="false">+</mo>
          <mn>877,81</mn>
        </mrow>
        <mo stretchy="false">=</mo>
        <mn>1079,7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= R_i times c/c_i  + c/c_i=0,23 times 877,81 + 877,81= 1079,71 ( руб. )</annotation>
  </semantics>
</math>
</file>

<file path=Object 78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sub>
          <mi>Ц</mi>
          <mi>i</mi>
        </msub>
        <mo stretchy="false">=</mo>
        <mn>1</mn>
      </mrow>
      <mn>079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без НДС)= Ц_i= 1 079,71 ( руб. )</annotation>
  </semantics>
</math>
</file>

<file path=Object 79/content.xml><?xml version="1.0" encoding="utf-8"?>
<math xmlns="http://www.w3.org/1998/Math/MathML" display="block">
  <semantics>
    <mrow>
      <mi mathvariant="italic">Страховые</mi>
      <mrow>
        <mi mathvariant="italic">взносы</mi>
        <mo stretchy="false">=</mo>
        <mn>44</mn>
      </mrow>
      <mrow>
        <mn>073,12</mn>
        <mo stretchy="false">+</mo>
        <mn>10</mn>
      </mrow>
      <mrow>
        <mn>216,95</mn>
        <mo stretchy="false">+</mo>
        <mn>5</mn>
      </mrow>
      <mrow>
        <mrow>
          <mn>809,64</mn>
          <mo stretchy="false">+</mo>
          <mn>400,66</mn>
        </mrow>
        <mo stretchy="false">=</mo>
        <mn>60</mn>
      </mrow>
      <mn>500,37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ые взносы =44 073,12 + 10 216,95 + 5 809,64 + 400,66 = 60 500,37 ( руб. )</annotation>
  </semantics>
</math>
</file>

<file path=Object 8/content.xml><?xml version="1.0" encoding="utf-8"?>
<math xmlns="http://www.w3.org/1998/Math/MathML" display="block">
  <semantics>
    <mrow>
      <mrow>
        <msub>
          <mi>Q</mi>
          <mrow>
            <mi mathvariant="italic">расч</mi>
            <mn>.4</mn>
          </mrow>
        </msub>
        <mo stretchy="false">=</mo>
        <mfrac>
          <mrow>
            <msub>
              <mi>t</mi>
              <mrow>
                <mi mathvariant="italic">шт</mi>
                <mn>4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8,1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5,5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4 = {t_шт4 times N } over {Ф_эфф times 60} =  {8,1 times 6000 } over {146,94 times 60} = 5,51 ( шт. )</annotation>
  </semantics>
</math>
</file>

<file path=Object 80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>c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×</mo>
        <mn>118</mn>
      </mrow>
      <mrow>
        <mtext>%</mtext>
        <mo stretchy="false">=</mo>
        <mn>1</mn>
      </mrow>
      <mrow>
        <mrow>
          <mn>079,71</mn>
          <mo stretchy="false">×</mo>
          <mn>1,18</mn>
        </mrow>
        <mo stretchy="false">=</mo>
        <mn>1</mn>
      </mrow>
      <mn>274,0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c НДС)= Ц_i(без НДС) times 118"%" = 1 079,71 times 1,18 =  1 274,06 ( руб. )</annotation>
  </semantics>
</math>
</file>

<file path=Object 81/content.xml><?xml version="1.0" encoding="utf-8"?>
<math xmlns="http://www.w3.org/1998/Math/MathML" display="block">
  <semantics>
    <mrow>
      <mrow>
        <mi mathvariant="italic">ДО</mi>
        <mo stretchy="false">=</mo>
        <mi mathvariant="italic">Выручка</mi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−</mo>
          <msub>
            <mi mathvariant="italic">НДС</mi>
            <mi mathvariant="italic">бюджет</mi>
          </msub>
        </mrow>
        <mo stretchy="false">=</mo>
        <mn>7</mn>
      </mrow>
      <mn>644</mn>
      <mrow>
        <mn>346,8</mn>
        <mo stretchy="false">−</mo>
        <mn>127</mn>
      </mrow>
      <mrow>
        <mn>852,35</mn>
        <mo stretchy="false">=</mo>
        <mn>7</mn>
      </mrow>
      <mn>516</mn>
      <mn>494,4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ДО = Выручка(с НДС) - НДС_бюджет = 7 644 346,8 - 127 852,35 = 7 516 494,45 ( руб. )</annotation>
  </semantics>
</math>
</file>

<file path=Object 82/content.xml><?xml version="1.0" encoding="utf-8"?>
<math xmlns="http://www.w3.org/1998/Math/MathML" display="block">
  <semantics>
    <mrow>
      <mrow>
        <mi mathvariant="italic">ВП</mi>
        <mo stretchy="false">=</mo>
        <mrow>
          <mi mathvariant="italic">ДО</mi>
          <mo stretchy="false">−</mo>
          <mi mathvariant="italic">ОИ</mi>
        </mrow>
        <mo stretchy="false">=</mo>
        <mn>7</mn>
      </mrow>
      <mn>516</mn>
      <mrow>
        <mn>494,45</mn>
        <mo stretchy="false">−</mo>
        <mn>5</mn>
      </mrow>
      <mn>266</mn>
      <mrow>
        <mn>844,31</mn>
        <mo stretchy="false">=</mo>
        <mn>2</mn>
      </mrow>
      <mn>249</mn>
      <mn>650,14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ВП = ДО - ОИ= 7 516 494,45 - 5 266 844,31 = 2 249 650,14 ( руб. )</annotation>
  </semantics>
</math>
</file>

<file path=Object 83/content.xml><?xml version="1.0" encoding="utf-8"?>
<math xmlns="http://www.w3.org/1998/Math/MathML" display="block">
  <semantics>
    <mrow>
      <mi mathvariant="italic">Налог</mi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row>
          <mi mathvariant="italic">ВП</mi>
          <mo stretchy="false">×</mo>
          <mn>20</mn>
        </mrow>
      </mrow>
      <mrow>
        <mtext>%</mtext>
        <mo stretchy="false">=</mo>
        <mn>2</mn>
      </mrow>
      <mn>011</mn>
      <mrow>
        <mrow>
          <mn>272,12</mn>
          <mo stretchy="false">×</mo>
          <mn>0,2</mn>
        </mrow>
        <mo stretchy="false">=</mo>
        <mn>449</mn>
      </mrow>
      <mn>930,03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 на прибыль (20"%")=ВП times 20"%" = 2 011 272,12 times 0,2 = 449 930,03 ( руб. )</annotation>
  </semantics>
</math>
</file>

<file path=Object 84/content.xml><?xml version="1.0" encoding="utf-8"?>
<math xmlns="http://www.w3.org/1998/Math/MathML" display="block">
  <semantics>
    <mrow>
      <mrow>
        <msub>
          <mi>R</mi>
          <mi mathvariant="italic">произв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i mathvariant="italic">Общие</mi>
              <mi mathvariant="italic">издержки</mi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n>799</mn>
              <mn>720,14</mn>
            </mrow>
            <mrow>
              <mn>5</mn>
              <mn>266</mn>
              <mn>844,31</mn>
            </mrow>
          </mfrac>
          <mo stretchy="false">×</mo>
          <mn>100</mn>
        </mrow>
      </mrow>
      <mrow>
        <mtext>%</mtext>
        <mo stretchy="false">=</mo>
        <mn>34,1</mn>
      </mrow>
      <mtext>%</mtext>
    </mrow>
    <annotation encoding="StarMath 5.0">R_произв = { Чистая прибыль } over { Общие издержки } times 100"%"= { 1 799 720,14 } over { 5 266 844,31 } times 100"%" = 34,1"%"</annotation>
  </semantics>
</math>
</file>

<file path=Object 85/content.xml><?xml version="1.0" encoding="utf-8"?>
<math xmlns="http://www.w3.org/1998/Math/MathML" display="block">
  <semantics>
    <mrow>
      <mrow>
        <mi mathvariant="italic">ЧП</mi>
        <mo stretchy="false">=</mo>
        <mrow>
          <mi mathvariant="italic">ВП</mi>
          <mo stretchy="false">−</mo>
          <mi mathvariant="italic">Налог</mi>
        </mrow>
      </mrow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n>2</mn>
      </mrow>
      <mn>249</mn>
      <mrow>
        <mn>650,14</mn>
        <mo stretchy="false">−</mo>
        <mn>449</mn>
      </mrow>
      <mrow>
        <mn>930,03</mn>
        <mo stretchy="false">=</mo>
        <mn>1</mn>
      </mrow>
      <mn>799</mn>
      <mn>720,14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ЧП=ВП - Налог на прибыль ( 20"%" ) = 2 249 650,14 - 449 930,03 = 1 799 720,14 ( руб. )</annotation>
  </semantics>
</math>
</file>

<file path=Object 86/content.xml><?xml version="1.0" encoding="utf-8"?>
<math xmlns="http://www.w3.org/1998/Math/MathML" display="block">
  <semantics>
    <mrow>
      <mrow>
        <msub>
          <mi>R</mi>
          <mi mathvariant="italic">продi</mi>
        </msub>
        <mo stretchy="false">=</mo>
        <mrow>
          <mfrac>
            <mrow>
              <msub>
                <mi>Ц</mi>
                <mi>i</mi>
              </msub>
              <mrow>
                <mrow>
                  <mo fence="true" stretchy="false">(</mo>
                  <mrow>
                    <mrow>
                      <mi>с</mi>
                      <mi mathvariant="italic">НДС</mi>
                    </mrow>
                  </mrow>
                  <mo fence="true" stretchy="false">)</mo>
                </mrow>
                <mo stretchy="false">−</mo>
                <mrow>
                  <mi>с</mi>
                  <mo stretchy="false">/</mo>
                  <msub>
                    <mi>c</mi>
                    <mi>i</mi>
                  </msub>
                </mrow>
              </mrow>
            </mrow>
            <mrow>
              <msub>
                <mi>Ц</mi>
                <mi>i</mi>
              </msub>
              <mrow>
                <mo fence="true" stretchy="false">(</mo>
                <mrow>
                  <mrow>
                    <mi>с</mi>
                    <mi mathvariant="italic">НДС</mi>
                  </mrow>
                </mrow>
                <mo fence="true" stretchy="false">)</mo>
              </mrow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row>
                <mn>274,71</mn>
                <mo stretchy="false">−</mo>
                <mn>877,81</mn>
              </mrow>
            </mrow>
            <mrow>
              <mn>1</mn>
              <mn>274,71</mn>
            </mrow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продi = { Ц_i(с НДС) - с/c_i } over { Ц_i(с НДС) } times 100"%"= { 1 274,71 - 877,81 } over { 1 274,71 } times 100"%" = 31"%"</annotation>
  </semantics>
</math>
</file>

<file path=Object 87/content.xml><?xml version="1.0" encoding="utf-8"?>
<math xmlns="http://www.w3.org/1998/Math/MathML" display="block">
  <semantics>
    <mrow>
      <mrow>
        <msub>
          <mi>R</mi>
          <mi mathvariant="italic">общ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row>
                <mi mathvariant="italic">ОПФ</mi>
                <mo stretchy="false">+</mo>
                <mi mathvariant="italic">МЗ</mi>
                <mo stretchy="false">+</mo>
                <mi mathvariant="italic">Страх</mi>
              </mrow>
              <mi>.</mi>
              <mi mathvariant="italic">запас</mi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n>799</mn>
              <mn>720,14</mn>
            </mrow>
            <mrow>
              <mn>1</mn>
              <mn>416</mn>
              <mrow>
                <mn>800</mn>
                <mo stretchy="false">+</mo>
                <mn>4</mn>
              </mrow>
              <mn>638</mn>
              <mrow>
                <mn>000</mn>
                <mo stretchy="false">+</mo>
                <mn>150</mn>
              </mrow>
              <mn>000</mn>
            </mrow>
          </mfrac>
          <mo stretchy="false">×</mo>
          <mn>100</mn>
        </mrow>
      </mrow>
      <mrow>
        <mtext>%</mtext>
        <mo stretchy="false">=</mo>
        <mn>29</mn>
      </mrow>
      <mtext>%</mtext>
    </mrow>
    <annotation encoding="StarMath 5.0">R_общ = { Чистая прибыль } over { ОПФ + МЗ + Страх.запас } times 100"%"={ 1 799 720,14 } over { 1 416 800 + 4 638 000 + 150 000} times 100"%" = 29"%"</annotation>
  </semantics>
</math>
</file>

<file path=Object 88/content.xml><?xml version="1.0" encoding="utf-8"?>
<math xmlns="http://www.w3.org/1998/Math/MathML" display="block">
  <semantics>
    <mrow>
      <msub>
        <mi>k</mi>
        <mi mathvariant="italic">МД</mi>
      </msub>
      <mo stretchy="false">=</mo>
      <mfrac>
        <mi mathvariant="italic">МД</mi>
        <mi>В</mi>
      </mfrac>
      <mo stretchy="false">=</mo>
      <mfrac>
        <mrow>
          <mn>2</mn>
          <mn>271</mn>
          <mn>233,69</mn>
        </mrow>
        <mrow>
          <mn>7</mn>
          <mn>644</mn>
          <mn>346,8</mn>
        </mrow>
      </mfrac>
      <mo stretchy="false">=</mo>
      <mn>0,356</mn>
    </mrow>
    <annotation encoding="StarMath 5.0">k_МД = { МД } over { В } = { 2 271 233,69 } over { 7 644 346,8 } = 0,356</annotation>
  </semantics>
</math>
</file>

<file path=Object 89/content.xml><?xml version="1.0" encoding="utf-8"?>
<math xmlns="http://www.w3.org/1998/Math/MathML" display="block">
  <semantics>
    <mrow>
      <mrow>
        <mi mathvariant="italic">МД</mi>
        <mo stretchy="false">=</mo>
        <mrow>
          <mi>В</mi>
          <mo stretchy="false">−</mo>
          <mi mathvariant="italic">VC</mi>
        </mrow>
        <mo stretchy="false">=</mo>
        <mn>7</mn>
      </mrow>
      <mn>644</mn>
      <mrow>
        <mn>346,8</mn>
        <mo stretchy="false">+</mo>
        <mn>4</mn>
      </mrow>
      <mn>923</mn>
      <mrow>
        <mn>113,11</mn>
        <mo stretchy="false">=</mo>
        <mn>2</mn>
      </mrow>
      <mn>271</mn>
      <mn>233,69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МД=В-VC=7 644 346,8 + 4 923 113,11 = 2 271 233,69 ( руб. )</annotation>
  </semantics>
</math>
</file>

<file path=Object 9/content.xml><?xml version="1.0" encoding="utf-8"?>
<math xmlns="http://www.w3.org/1998/Math/MathML" display="block">
  <semantics>
    <mrow>
      <mrow>
        <msub>
          <mi>Q</mi>
          <mrow>
            <mi mathvariant="italic">прин</mi>
            <mn>.1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1</mn>
              </mrow>
            </msub>
          </mrow>
          <mo fence="true" stretchy="false">⌉</mo>
        </mrow>
        <mo stretchy="false">=</mo>
        <mn>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1 = lceil Q_расч.1 rceil = 2 ( шт. )</annotation>
  </semantics>
</math>
</file>

<file path=Object 90/content.xml><?xml version="1.0" encoding="utf-8"?>
<math xmlns="http://www.w3.org/1998/Math/MathML" display="block">
  <semantics>
    <mrow>
      <mrow>
        <msub>
          <mi>В</mi>
          <mi mathvariant="italic">порог</mi>
        </msub>
        <mo stretchy="false">=</mo>
        <mfrac>
          <mi mathvariant="italic">FC</mi>
          <msub>
            <mi>k</mi>
            <mi mathvariant="italic">МД</mi>
          </msub>
        </mfrac>
        <mo stretchy="false">=</mo>
        <mfrac>
          <mrow>
            <mn>343</mn>
            <mn>731,2</mn>
          </mrow>
          <mn>0,356</mn>
        </mfrac>
        <mo stretchy="false">=</mo>
        <mn>965</mn>
      </mrow>
      <mn>537,08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В_порог = { FC } over { k_МД } = { 343 731,2 } over { 0,356 } = 965 537,08 ( руб. )</annotation>
  </semantics>
</math>
</file>

<file path=Object 91/content.xml><?xml version="1.0" encoding="utf-8"?>
<math xmlns="http://www.w3.org/1998/Math/MathML" display="block">
  <semantics>
    <mrow>
      <mrow>
        <mi mathvariant="italic">ТБ</mi>
        <mo stretchy="false">=</mo>
        <mfrac>
          <msub>
            <mi>В</mi>
            <mi mathvariant="italic">порог</mi>
          </msub>
          <mrow>
            <msub>
              <mi>Ц</mi>
              <mi>i</mi>
            </msub>
            <mrow>
              <mo fence="true" stretchy="false">(</mo>
              <mrow>
                <mrow>
                  <mi mathvariant="italic">без</mi>
                  <mi mathvariant="italic">НДС</mi>
                </mrow>
              </mrow>
              <mo fence="true" stretchy="false">)</mo>
            </mrow>
          </mrow>
        </mfrac>
        <mo stretchy="false">=</mo>
        <mfrac>
          <mrow>
            <mn>965</mn>
            <mn>537,08</mn>
          </mrow>
          <mn>1079,71</mn>
        </mfrac>
        <mo stretchy="false">=</mo>
        <mn>895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ТБ = { В_порог } over { Ц_i (без НДС) } = { 965 537,08 } over { 1079,71 } = 895 ( шт. )</annotation>
  </semantics>
</math>
</file>

<file path=Object 92/content.xml><?xml version="1.0" encoding="utf-8"?>
<math xmlns="http://www.w3.org/1998/Math/MathML" display="block">
  <semantics>
    <mrow>
      <mrow>
        <msub>
          <mi mathvariant="italic">Цi</mi>
          <mi mathvariant="italic">безубыт</mi>
        </msub>
        <mo stretchy="false">=</mo>
        <mfrac>
          <msub>
            <mi>В</mi>
            <mi mathvariant="italic">порог</mi>
          </msub>
          <mi>N</mi>
        </mfrac>
        <mo stretchy="false">=</mo>
        <mfrac>
          <mrow>
            <mn>965</mn>
            <mn>537,08</mn>
          </mrow>
          <mn>6000</mn>
        </mfrac>
        <mo stretchy="false">=</mo>
        <mn>160,92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i_безубыт = { В_порог } over { N } = { 965 537,08 } over { 6000 } = 160,92 ( руб. )</annotation>
  </semantics>
</math>
</file>

<file path=Object 93/content.xml><?xml version="1.0" encoding="utf-8"?>
<math xmlns="http://www.w3.org/1998/Math/MathML" display="block">
  <semantics>
    <mrow>
      <mrow>
        <mi mathvariant="italic">ЗФП</mi>
        <mo stretchy="false">=</mo>
        <mrow>
          <mfrac>
            <mrow>
              <msub>
                <mi>В</mi>
                <mi mathvariant="italic">факт</mi>
              </msub>
              <mo stretchy="false">−</mo>
              <msub>
                <mi>В</mi>
                <mi mathvariant="italic">порог</mi>
              </msub>
            </mrow>
            <msub>
              <mi>В</mi>
              <mi mathvariant="italic">факт</mi>
            </msub>
          </mfrac>
          <mo stretchy="false">×</mo>
          <mn>100</mn>
        </mrow>
      </mrow>
      <mrow>
        <mtext>%</mtext>
        <mo stretchy="false">=</mo>
        <mrow>
          <mfrac>
            <mrow>
              <mn>7</mn>
              <mn>644</mn>
              <mrow>
                <mn>346,8</mn>
                <mo stretchy="false">−</mo>
                <mn>965</mn>
              </mrow>
              <mn>537,08</mn>
            </mrow>
            <mrow>
              <mn>7</mn>
              <mn>644</mn>
              <mn>346,8</mn>
            </mrow>
          </mfrac>
          <mo stretchy="false">×</mo>
          <mn>100</mn>
        </mrow>
      </mrow>
      <mrow>
        <mtext>%</mtext>
        <mo stretchy="false">=</mo>
        <mn>87,3</mn>
      </mrow>
      <mtext>%</mtext>
    </mrow>
    <annotation encoding="StarMath 5.0">ЗФП = { В_факт - В_порог } over { В_факт } times 100"%" = { 7 644 346,8 - 965 537,08 } over { 7 644 346,8 } times 100 "%" = 87,3 "%"</annotation>
  </semantics>
</math>
</file>

<file path=Object 9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width="0.05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stroke-dash="Ultra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8cm" svg:y="3.435cm" style:legend-expansion="high" chart:style-name="ch2"/>
        <chart:plot-area chart:style-name="ch3" chart:data-source-has-labels="both" svg:x="0.319cm" svg:y="0.179cm" svg:width="12.162cm" svg:height="8.641cm">
          <chartooo:coordinate-region svg:x="1.992cm" svg:y="0.383cm" svg:width="10.081cm" svg:height="7.781cm"/>
          <chart:axis chart:dimension="x" chart:name="primary-x" chart:style-name="ch4" chartooo:axis-type="auto">
            <chartooo:date-scale/>
            <chart:categories table:cell-range-address="local-table.$A$2:.$A$3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series chart:style-name="ch9" chart:values-cell-range-address="local-table.$D$2:.$D$3" chart:label-cell-address="local-table.$D$1" chart:class="chart:line">
            <chart:data-point chart:repeated="2"/>
          </chart:series>
          <chart:series chart:style-name="ch10" chart:values-cell-range-address="local-table.$E$2:.$E$3" chart:label-cell-address="local-table.$E$1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</text:p>
              </table:table-cell>
              <table:table-cell office:value-type="string">
                <text:p>VC</text:p>
              </table:table-cell>
              <table:table-cell office:value-type="string">
                <text:p>TC=VC+F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43731.2">
                <text:p>343731.2</text:p>
              </table:table-cell>
              <table:table-cell office:value-type="float" office:value="0">
                <text:p>0</text:p>
              </table:table-cell>
              <table:table-cell office:value-type="float" office:value="343731.2">
                <text:p>3437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43731.2">
                <text:p>343731.2</text:p>
              </table:table-cell>
              <table:table-cell office:value-type="float" office:value="4923113.11">
                <text:p>4923113.11</text:p>
              </table:table-cell>
              <table:table-cell office:value-type="float" office:value="5266844.31">
                <text:p>5266844.31</text:p>
              </table:table-cell>
              <table:table-cell office:value-type="float" office:value="7644346.8">
                <text:p>7644346.8</text:p>
              </table:table-cell>
            </table:table-row>
          </table:table-rows>
        </table:table>
      </chart:chart>
    </office:chart>
  </office:body>
</office:document-content>
</file>

<file path=Object 9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95/content.xml><?xml version="1.0" encoding="utf-8"?>
<math xmlns="http://www.w3.org/1998/Math/MathML" display="block">
  <semantics>
    <mrow>
      <msub>
        <mi>Ф</mi>
        <mi>о</mi>
      </msub>
      <mo stretchy="false">=</mo>
      <mfrac>
        <msub>
          <mi>В</mi>
          <mi mathvariant="italic">рп</mi>
        </msub>
        <mrow>
          <mover accent="true">
            <mi mathvariant="italic">ОПФ</mi>
            <mo>¯</mo>
          </mover>
          <msub>
            <mrow/>
            <mi mathvariant="italic">год</mi>
          </msub>
        </mrow>
      </mfrac>
    </mrow>
    <annotation encoding="StarMath 5.0">Ф_о = { В_рп } over { overline{ОПФ}{}_год }</annotation>
  </semantics>
</math>
</file>

<file path=Object 96/content.xml><?xml version="1.0" encoding="utf-8"?>
<math xmlns="http://www.w3.org/1998/Math/MathML" display="block">
  <semantics>
    <mrow>
      <mover accent="true">
        <mi mathvariant="italic">ОПФ</mi>
        <mo>¯</mo>
      </mover>
      <mrow>
        <msub>
          <mrow/>
          <mi mathvariant="italic">год</mi>
        </msub>
        <mo stretchy="false">=</mo>
        <mfrac>
          <mrow>
            <msub>
              <mi mathvariant="italic">ОПФ</mi>
              <mi mathvariant="italic">нач</mi>
            </msub>
            <mo stretchy="false">−</mo>
            <mi mathvariant="italic">ОПФост</mi>
          </mrow>
          <mn>2</mn>
        </mfrac>
      </mrow>
    </mrow>
    <annotation encoding="StarMath 5.0">overline{ОПФ}{}_год = { ОПФ_нач - ОПФост } over { 2 } </annotation>
  </semantics>
</math>
</file>

<file path=Object 97/content.xml><?xml version="1.0" encoding="utf-8"?>
<math xmlns="http://www.w3.org/1998/Math/MathML" display="block">
  <semantics>
    <mrow>
      <msub>
        <mi mathvariant="italic">ОПФ</mi>
        <mi mathvariant="italic">ост</mi>
      </msub>
      <mo stretchy="false">=</mo>
      <mrow>
        <msub>
          <mi mathvariant="italic">ОПФ</mi>
          <mi mathvariant="italic">перв</mi>
        </msub>
        <mo stretchy="false">−</mo>
        <msub>
          <mi mathvariant="italic">АО</mi>
          <mi mathvariant="italic">год</mi>
        </msub>
      </mrow>
    </mrow>
    <annotation encoding="StarMath 5.0">ОПФ_ост = ОПФ_перв - АО_год</annotation>
  </semantics>
</math>
</file>

<file path=Object 98/content.xml><?xml version="1.0" encoding="utf-8"?>
<math xmlns="http://www.w3.org/1998/Math/MathML" display="block">
  <semantics>
    <mrow>
      <mrow>
        <msub>
          <mi mathvariant="italic">ОПФ</mi>
          <mi mathvariant="italic">ост</mi>
        </msub>
        <mo stretchy="false">=</mo>
        <mrow>
          <msub>
            <mi mathvariant="italic">ОПФ</mi>
            <mi mathvariant="italic">перв</mi>
          </msub>
          <mo stretchy="false">−</mo>
          <msub>
            <mi mathvariant="italic">АО</mi>
            <mi mathvariant="italic">год</mi>
          </msub>
        </mrow>
        <mo stretchy="false">=</mo>
        <mn>1</mn>
      </mrow>
      <mn>416</mn>
      <mrow>
        <mn>800</mn>
        <mo stretchy="false">−</mo>
        <mn>428</mn>
      </mrow>
      <mrow>
        <mn>386</mn>
        <mo stretchy="false">=</mo>
        <mn>988</mn>
      </mrow>
      <mn>414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ост = ОПФ_перв - АО_год = 1 416 800 - 428 386 = 988 414 ( руб. )</annotation>
  </semantics>
</math>
</file>

<file path=Object 99/content.xml><?xml version="1.0" encoding="utf-8"?>
<math xmlns="http://www.w3.org/1998/Math/MathML" display="block">
  <semantics>
    <mrow>
      <mrow>
        <msub>
          <mi mathvariant="italic">АО</mi>
          <mn>1</mn>
        </msub>
        <mo stretchy="false">=</mo>
        <mrow>
          <msub>
            <mi mathvariant="italic">ОПФ</mi>
            <mrow>
              <mi mathvariant="italic">перв</mi>
              <mn>1</mn>
            </mrow>
          </msub>
          <mo stretchy="false">×</mo>
          <msub>
            <mi>Н</mi>
            <mrow>
              <mi mathvariant="italic">аморт</mi>
              <mrow>
                <mn>1</mn>
                <mo stretchy="false">/</mo>
                <mi mathvariant="italic">год</mi>
              </mrow>
            </mrow>
          </msub>
        </mrow>
        <mo stretchy="false">=</mo>
        <mn>21</mn>
      </mrow>
      <mrow>
        <mrow>
          <mn>000</mn>
          <mo stretchy="false">×</mo>
          <mn>0,2</mn>
        </mrow>
        <mo stretchy="false">=</mo>
        <mn>4</mn>
      </mrow>
      <mn>34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АО_1 = ОПФ_перв1 times Н_{аморт1/год} = 21 000 times 0,2 = 4 340 ( руб. )</annotation>
  </semantics>
</math>
</file>